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884cm"/>
    </style:style>
    <style:style style:name="co3" style:family="table-column">
      <style:table-column-properties fo:break-before="auto" style:column-width="2.302cm"/>
    </style:style>
    <style:style style:name="co4" style:family="table-column">
      <style:table-column-properties fo:break-before="auto" style:column-width="6.191cm"/>
    </style:style>
    <style:style style:name="co5" style:family="table-column">
      <style:table-column-properties fo:break-before="auto" style:column-width="8.123cm"/>
    </style:style>
    <style:style style:name="co6" style:family="table-column">
      <style:table-column-properties fo:break-before="auto" style:column-width="6.773cm"/>
    </style:style>
    <style:style style:name="co7" style:family="table-column">
      <style:table-column-properties fo:break-before="auto" style:column-width="7.038cm"/>
    </style:style>
    <style:style style:name="co8" style:family="table-column">
      <style:table-column-properties fo:break-before="auto" style:column-width="8.229cm"/>
    </style:style>
    <style:style style:name="co9" style:family="table-column">
      <style:table-column-properties fo:break-before="auto" style:column-width="9.208cm"/>
    </style:style>
    <style:style style:name="co10" style:family="table-column">
      <style:table-column-properties fo:break-before="auto" style:column-width="8.916cm"/>
    </style:style>
    <style:style style:name="co11" style:family="table-column">
      <style:table-column-properties fo:break-before="auto" style:column-width="2.619cm"/>
    </style:style>
    <style:style style:name="co12" style:family="table-column">
      <style:table-column-properties fo:break-before="auto" style:column-width="8.758cm"/>
    </style:style>
    <style:style style:name="co13" style:family="table-column">
      <style:table-column-properties fo:break-before="auto" style:column-width="5.847cm"/>
    </style:style>
    <style:style style:name="co14" style:family="table-column">
      <style:table-column-properties fo:break-before="auto" style:column-width="11.896cm"/>
    </style:style>
    <style:style style:name="co15" style:family="table-column">
      <style:table-column-properties fo:break-before="auto" style:column-width="14.559cm"/>
    </style:style>
    <style:style style:name="co16" style:family="table-column">
      <style:table-column-properties fo:break-before="auto" style:column-width="12.783cm"/>
    </style:style>
    <style:style style:name="co17" style:family="table-column">
      <style:table-column-properties fo:break-before="auto" style:column-width="15.743cm"/>
    </style:style>
    <style:style style:name="co18" style:family="table-column">
      <style:table-column-properties fo:break-before="auto" style:column-width="20.029cm"/>
    </style:style>
    <style:style style:name="co19" style:family="table-column">
      <style:table-column-properties fo:break-before="auto" style:column-width="7.303cm"/>
    </style:style>
    <style:style style:name="co20" style:family="table-column">
      <style:table-column-properties fo:break-before="auto" style:column-width="7.144cm"/>
    </style:style>
    <style:style style:name="co21" style:family="table-column">
      <style:table-column-properties fo:break-before="auto" style:column-width="8.361cm"/>
    </style:style>
    <style:style style:name="co22" style:family="table-column">
      <style:table-column-properties fo:break-before="auto" style:column-width="10.478cm"/>
    </style:style>
    <style:style style:name="co23" style:family="table-column">
      <style:table-column-properties fo:break-before="auto" style:column-width="17.886cm"/>
    </style:style>
    <style:style style:name="co24" style:family="table-column">
      <style:table-column-properties fo:break-before="auto" style:column-width="15.954cm"/>
    </style:style>
    <style:style style:name="co25" style:family="table-column">
      <style:table-column-properties fo:break-before="auto" style:column-width="12.991cm"/>
    </style:style>
    <style:style style:name="co26" style:family="table-column">
      <style:table-column-properties fo:break-before="auto" style:column-width="3.678cm"/>
    </style:style>
    <style:style style:name="co27" style:family="table-column">
      <style:table-column-properties fo:break-before="auto" style:column-width="54.107cm"/>
    </style:style>
    <style:style style:name="co28" style:family="table-column">
      <style:table-column-properties fo:break-before="auto" style:column-width="2.566cm"/>
    </style:style>
    <style:style style:name="co29" style:family="table-column">
      <style:table-column-properties fo:break-before="auto" style:column-width="2.778cm"/>
    </style:style>
    <style:style style:name="co30" style:family="table-column">
      <style:table-column-properties fo:break-before="auto" style:column-width="1.984cm"/>
    </style:style>
    <style:style style:name="co31" style:family="table-column">
      <style:table-column-properties fo:break-before="auto" style:column-width="5.054cm"/>
    </style:style>
    <style:style style:name="co32" style:family="table-column">
      <style:table-column-properties fo:break-before="auto" style:column-width="1.323cm"/>
    </style:style>
    <style:style style:name="co33" style:family="table-column">
      <style:table-column-properties fo:break-before="auto" style:column-width="1.905cm"/>
    </style:style>
    <style:style style:name="co34" style:family="table-column">
      <style:table-column-properties fo:break-before="auto" style:column-width="2.88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9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ext-properties style:use-window-font-color="true" fo:font-weight="bold" style:font-weight-asian="bold" style:font-weight-complex="bold"/>
    </style:style>
    <style:style style:name="ce2" style:family="table-cell" style:parent-style-name="Default" style:data-style-name="N0">
      <style:text-properties style:use-window-font-color="true"/>
    </style:style>
    <style:style style:name="ce3" style:family="table-cell" style:parent-style-name="Default">
      <style:table-cell-properties fo:wrap-option="wrap"/>
      <style:text-properties style:text-outline="false" style:text-line-through-style="none" fo:language="it" fo:country="IT"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style>
    <style:style style:name="ce5" style:family="table-cell" style:parent-style-name="Default">
      <style:text-properties style:use-window-font-color="true"/>
    </style:style>
    <style:style style:name="ce6" style:family="table-cell" style:parent-style-name="Default" style:data-style-name="N100">
      <style:text-properties style:use-window-font-color="true" fo:font-weight="bold" style:font-weight-asian="bold" style:font-weight-complex="bold"/>
    </style:style>
    <style:style style:name="ce7" style:family="table-cell" style:parent-style-name="Default" style:data-style-name="N100">
      <style:text-properties style:use-window-font-color="true"/>
    </style:style>
    <style:style style:name="ta_extref" style:family="table">
      <style:table-properties table:display="false"/>
    </style:style>
  </office:automatic-styles>
  <office:body>
    <office:spreadsheet>
      <table:calculation-settings table:case-sensitive="false" table:search-criteria-must-apply-to-whole-cell="false"/>
      <table:table table:name="Foglio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number-columns-repeated="3" table:default-cell-style-name="ce2"/>
        <table:table-column table:style-name="co28" table:default-cell-style-name="ce2"/>
        <table:table-column table:style-name="co29" table:default-cell-style-name="ce2"/>
        <table:table-column table:style-name="co30" table:number-columns-repeated="2" table:default-cell-style-name="ce2"/>
        <table:table-column table:style-name="co31" table:default-cell-style-name="ce2"/>
        <table:table-column table:style-name="co32" table:default-cell-style-name="ce2"/>
        <table:table-column table:style-name="co33" table:number-columns-repeated="3" table:default-cell-style-name="ce2"/>
        <table:table-column table:style-name="co34" table:default-cell-style-name="ce2"/>
        <table:table-column table:style-name="co33" table:number-columns-repeated="985" table:default-cell-style-name="ce2"/>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6"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cell table:number-columns-repeated="989"/>
        </table:table-row>
        <table:table-row table:style-name="ro1">
          <table:table-cell office:value-type="string">
            <text:p>ristorazione.1000</text:p>
          </table:table-cell>
          <table:table-cell office:value-type="string">
            <text:p>ristorazione</text:p>
          </table:table-cell>
          <table:table-cell office:value-type="string">
            <text:p>it</text:p>
          </table:table-cell>
          <table:table-cell office:value-type="string">
            <text:p>Ristorante; Osteria</text:p>
          </table:table-cell>
          <table:table-cell table:number-columns-repeated="2" office:value-type="string">
            <text:p>Restaurant; Osteria</text:p>
          </table:table-cell>
          <table:table-cell office:value-type="string">
            <text:p>A LE DUE SPADE</text:p>
          </table:table-cell>
          <table:table-cell office:value-type="string">
            <text:p>Via Don Arcangelo Rizzi 11, Trento</text:p>
          </table:table-cell>
          <table:table-cell office:value-type="string">
            <text:p>Via Don Arcangelo Rizzi, 11, Trient, Italien</text:p>
          </table:table-cell>
          <table:table-cell office:value-type="string">
            <text:p>Via Don Arcangelo Rizzi, 11, Trento, Italy</text:p>
          </table:table-cell>
          <table:table-cell office:value-type="string">
            <text:p>0461/234343</text:p>
          </table:table-cell>
          <table:table-cell office:value-type="string">
            <text:p>http://www.leduespade.com</text:p>
          </table:table-cell>
          <table:table-cell office:value-type="string">
            <text:p>info@leduespade.com</text:p>
          </table:table-cell>
          <table:table-cell office:value-type="string">
            <text:p>12.00 - 14.00/ 19.30 - 22.00</text:p>
          </table:table-cell>
          <table:table-cell office:value-type="string">
            <text:p>12.00 - 14.00 / 19.30 - 22.00 Uhr</text:p>
          </table:table-cell>
          <table:table-cell office:value-type="string">
            <text:p>12noon - 2pm / 7.30pm - 10pm</text:p>
          </table:table-cell>
          <table:table-cell office:value-type="string">
            <text:p>dom. e lun. a pranzo</text:p>
          </table:table-cell>
          <table:table-cell office:value-type="string">
            <text:p>Sonntag und Montag zu Mittag</text:p>
          </table:table-cell>
          <table:table-cell office:value-type="string">
            <text:p>Sun. and Mon. at lunchtime</text:p>
          </table:table-cell>
          <table:table-cell table:style-name="ce2" office:value-type="float" office:value="40">
            <text:p>40</text:p>
          </table:table-cell>
          <table:table-cell table:number-columns-repeated="2" office:value-type="float" office:value="40">
            <text:p>40</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a_le_due_spade.jpg</text:p>
          </table:table-cell>
          <table:table-cell table:number-columns-repeated="3"/>
          <table:table-cell office:value-type="float" office:value="0">
            <text:p>0</text:p>
          </table:table-cell>
          <table:table-cell office:value-type="float" office:value="224">
            <text:p>224</text:p>
          </table:table-cell>
          <table:table-cell office:value-type="string">
            <text:p>46.06703</text:p>
          </table:table-cell>
          <table:table-cell office:value-type="string">
            <text:p>11.1202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TRE GAROFANI</text:p>
          </table:table-cell>
          <table:table-cell office:value-type="string">
            <text:p>Via Mazzini 33, Trento</text:p>
          </table:table-cell>
          <table:table-cell office:value-type="string">
            <text:p>Via Mazzini, 33, Trient, Italien</text:p>
          </table:table-cell>
          <table:table-cell office:value-type="string">
            <text:p>Via Mazzini, 33, Trento, Italy</text:p>
          </table:table-cell>
          <table:table-cell office:value-type="string">
            <text:p>0461/237543</text:p>
          </table:table-cell>
          <table:table-cell office:value-type="string">
            <text:p>http://www.aitregarofani.com</text:p>
          </table:table-cell>
          <table:table-cell office:value-type="string">
            <text:p>Tre.garofani@libero.it</text:p>
          </table:table-cell>
          <table:table-cell table:style-name="ce5" office:value-type="string">
            <text:p>12.30 – 14.00/ 19.30 22.00</text:p>
          </table:table-cell>
          <table:table-cell office:value-type="string">
            <text:p>12.30 – 14.00/ 19.30 22.00 Uhr</text:p>
          </table:table-cell>
          <table:table-cell office:value-type="string">
            <text:p>12.30pm – 2.00pm / 7.30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40">
            <text:p>40</text:p>
          </table:table-cell>
          <table:table-cell table:number-columns-repeated="2" office:value-type="float" office:value="40">
            <text:p>40</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ai_tre_garofani.JPG</text:p>
          </table:table-cell>
          <table:table-cell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text:p>
          </table:table-cell>
          <table:table-cell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text:p>
          </table:table-cell>
          <table:table-cell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text:p>
          </table:table-cell>
          <table:table-cell office:value-type="float" office:value="0">
            <text:p>0</text:p>
          </table:table-cell>
          <table:table-cell office:value-type="float" office:value="254">
            <text:p>254</text:p>
          </table:table-cell>
          <table:table-cell office:value-type="string">
            <text:p>46.065705</text:p>
          </table:table-cell>
          <table:table-cell office:value-type="string">
            <text:p>11.12302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0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VICOLI</text:p>
          </table:table-cell>
          <table:table-cell office:value-type="string">
            <text:p>Piazza S. Teresa Verzeri 1, Trento</text:p>
          </table:table-cell>
          <table:table-cell office:value-type="string">
            <text:p>Piazza S. Teresa Verzeri, 1, Trient, Italien</text:p>
          </table:table-cell>
          <table:table-cell office:value-type="string">
            <text:p>Piazza S. Teresa Verzeri, 1, Trento, Italy</text:p>
          </table:table-cell>
          <table:table-cell office:value-type="string">
            <text:p>0461/260673</text:p>
          </table:table-cell>
          <table:table-cell office:value-type="string">
            <text:p>http://www.aivicoli.it</text:p>
          </table:table-cell>
          <table:table-cell office:value-type="string">
            <text:p>info@aivicoli.it</text:p>
          </table:table-cell>
          <table:table-cell office:value-type="string">
            <text:p>12.00 - 14.30/ 19.00 - 22.30 (cucina) 11,30-14,30/18,30-24,00 (wine bar)</text:p>
          </table:table-cell>
          <table:table-cell office:value-type="string">
            <text:p>12.00 - 14.30/ 19.00 - 22.30 Uhr (Küche) 11,30-14,30/18,30-24,00 Uhr (Wine Bar)</text:p>
          </table:table-cell>
          <table:table-cell office:value-type="string">
            <text:p>12noon-2.30pm / 7pm-10.30pm (restaurant) 11.30am-2.30pm / 6.30pm-12midnight (wine bar)</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 - 45</text:p>
          </table:table-cell>
          <table:table-cell table:number-columns-repeated="2" office:value-type="string">
            <text:p>25 - 45</text:p>
          </table:table-cell>
          <table:table-cell office:value-type="string">
            <text:p>Rampa di accesso; Piattaforma elevatrice; Ascensore; Servizi igienici dedicati;</text:p>
          </table:table-cell>
          <table:table-cell office:value-type="string">
            <text:p>Zufahrtsrampe; Hebefläche; Aufzug, behindertengerechte Toiletten;</text:p>
          </table:table-cell>
          <table:table-cell office:value-type="string">
            <text:p>Access ramp; platform lift; lift; disabled toilets;</text:p>
          </table:table-cell>
          <table:table-cell office:value-type="string">
            <text:p>ai_vicoli.JPG</text:p>
          </table:table-cell>
          <table:table-cell table:number-columns-repeated="3"/>
          <table:table-cell office:value-type="float" office:value="0">
            <text:p>0</text:p>
          </table:table-cell>
          <table:table-cell office:value-type="float" office:value="214">
            <text:p>214</text:p>
          </table:table-cell>
          <table:table-cell office:value-type="string">
            <text:p>46.067561</text:p>
          </table:table-cell>
          <table:table-cell office:value-type="string">
            <text:p>11.1202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STELLO</text:p>
          </table:table-cell>
          <table:table-cell office:value-type="string">
            <text:p>via Bernardo Clesio 10, Trento</text:p>
          </table:table-cell>
          <table:table-cell office:value-type="string">
            <text:p>via Bernardo Clesio, 10, Trient, Italien</text:p>
          </table:table-cell>
          <table:table-cell office:value-type="string">
            <text:p>via Bernardo Clesio, 10, Trento, Italy</text:p>
          </table:table-cell>
          <table:table-cell office:value-type="string">
            <text:p>0461/238785</text:p>
          </table:table-cell>
          <table:table-cell/>
          <table:table-cell office:value-type="string">
            <text:p>info@alcastellotrento.com</text:p>
          </table:table-cell>
          <table:table-cell table:number-columns-repeated="12"/>
          <table:table-cell office:value-type="string">
            <text:p>al_castello.jpg</text:p>
          </table:table-cell>
          <table:table-cell office:value-type="string">
            <text:p>Specialità indiane</text:p>
          </table:table-cell>
          <table:table-cell office:value-type="string">
            <text:p>Indische Spezialitäten</text:p>
          </table:table-cell>
          <table:table-cell office:value-type="string">
            <text:p>Indian specialities</text:p>
          </table:table-cell>
          <table:table-cell office:value-type="float" office:value="0">
            <text:p>0</text:p>
          </table:table-cell>
          <table:table-cell office:value-type="float" office:value="102">
            <text:p>102</text:p>
          </table:table-cell>
          <table:table-cell office:value-type="string">
            <text:p>46.070201</text:p>
          </table:table-cell>
          <table:table-cell office:value-type="string">
            <text:p>11.12704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MERCATO</text:p>
          </table:table-cell>
          <table:table-cell office:value-type="string">
            <text:p>Piazza G. Garzetti 15, Trento</text:p>
          </table:table-cell>
          <table:table-cell office:value-type="string">
            <text:p>Piazza G. Garzetti, 15, Trient, Italien</text:p>
          </table:table-cell>
          <table:table-cell office:value-type="string">
            <text:p>Piazza G. Garzetti, 15, Trento, Italy</text:p>
          </table:table-cell>
          <table:table-cell office:value-type="string">
            <text:p>0461/987223</text:p>
          </table:table-cell>
          <table:table-cell/>
          <table:table-cell office:value-type="string">
            <text:p>trattoriaalmercato@gmail.it</text:p>
          </table:table-cell>
          <table:table-cell office:value-type="string">
            <text:p>06.30 - 22.30</text:p>
          </table:table-cell>
          <table:table-cell office:value-type="string">
            <text:p>06.30 - 22.30 Uhr</text:p>
          </table:table-cell>
          <table:table-cell office:value-type="string">
            <text:p>6.30a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15 - 20</text:p>
          </table:table-cell>
          <table:table-cell table:number-columns-repeated="2" office:value-type="string">
            <text:p>15 - 20</text:p>
          </table:table-cell>
          <table:table-cell office:value-type="string">
            <text:p>Rampa di accesso; Piattaforma elevatrice; Servizi igienici dedicati;</text:p>
          </table:table-cell>
          <table:table-cell office:value-type="string">
            <text:p>Zufahrtsrampe; Hebefläche; behindertengerechte Toiletten;</text:p>
          </table:table-cell>
          <table:table-cell office:value-type="string">
            <text:p>Access ramp; platform lift; disabled toilets;</text:p>
          </table:table-cell>
          <table:table-cell office:value-type="string">
            <text:p>al_mercato.jpg</text:p>
          </table:table-cell>
          <table:table-cell table:number-columns-repeated="3"/>
          <table:table-cell office:value-type="float" office:value="0">
            <text:p>0</text:p>
          </table:table-cell>
          <table:table-cell office:value-type="float" office:value="213">
            <text:p>213</text:p>
          </table:table-cell>
          <table:table-cell office:value-type="string">
            <text:p>46.065914</text:p>
          </table:table-cell>
          <table:table-cell office:value-type="string">
            <text:p>11.12386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NUOVO FARO</text:p>
          </table:table-cell>
          <table:table-cell office:value-type="string">
            <text:p>Via Brescia 45, Trento</text:p>
          </table:table-cell>
          <table:table-cell office:value-type="string">
            <text:p>Via Brescia, 45, Trient, Italien</text:p>
          </table:table-cell>
          <table:table-cell office:value-type="string">
            <text:p>Via Brescia, 45, Trento, Italy</text:p>
          </table:table-cell>
          <table:table-cell office:value-type="string">
            <text:p>0461/263911</text:p>
          </table:table-cell>
          <table:table-cell/>
          <table:table-cell office:value-type="string">
            <text:p>alnuovofaro@yahoo.it</text:p>
          </table:table-cell>
          <table:table-cell office:value-type="string">
            <text:p>10.00 - 22.00</text:p>
          </table:table-cell>
          <table:table-cell office:value-type="string">
            <text:p>10:00 - 22:00 Uhr</text:p>
          </table:table-cell>
          <table:table-cell office:value-type="string">
            <text:p>10am -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12 (bibite escluse)</text:p>
          </table:table-cell>
          <table:table-cell office:value-type="string">
            <text:p>12 (außer Getränke)</text:p>
          </table:table-cell>
          <table:table-cell office:value-type="string">
            <text:p>12 (drinks not included)</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al_nuovo_faro.jpg</text:p>
          </table:table-cell>
          <table:table-cell table:number-columns-repeated="3"/>
          <table:table-cell office:value-type="float" office:value="0">
            <text:p>0</text:p>
          </table:table-cell>
          <table:table-cell office:value-type="float" office:value="240">
            <text:p>240</text:p>
          </table:table-cell>
          <table:table-cell office:value-type="string">
            <text:p>46.070592</text:p>
          </table:table-cell>
          <table:table-cell office:value-type="string">
            <text:p>11.11170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TINO</text:p>
          </table:table-cell>
          <table:table-cell office:value-type="string">
            <text:p>Via S. Trinità 10, Trento</text:p>
          </table:table-cell>
          <table:table-cell office:value-type="string">
            <text:p>Via S. Trinità , 10, Trient, Italien</text:p>
          </table:table-cell>
          <table:table-cell office:value-type="string">
            <text:p>Via S. Trinità, 10, Trento, Italy</text:p>
          </table:table-cell>
          <table:table-cell office:value-type="string">
            <text:p>0461/984109</text:p>
          </table:table-cell>
          <table:table-cell table:number-columns-repeated="2"/>
          <table:table-cell office:value-type="string">
            <text:p>11.30 - 14.30/ 18.30 - 21.30</text:p>
          </table:table-cell>
          <table:table-cell office:value-type="string">
            <text:p>11:30 - 14:30 / 18:30 - 21:30 Uhr</text:p>
          </table:table-cell>
          <table:table-cell office:value-type="string">
            <text:p>11.30am - 2.30pm/ 6.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a_tino.jpg</text:p>
          </table:table-cell>
          <table:table-cell table:number-columns-repeated="3"/>
          <table:table-cell office:value-type="float" office:value="0">
            <text:p>0</text:p>
          </table:table-cell>
          <table:table-cell office:value-type="float" office:value="186">
            <text:p>186</text:p>
          </table:table-cell>
          <table:table-cell office:value-type="string">
            <text:p>46.066189</text:p>
          </table:table-cell>
          <table:table-cell office:value-type="string">
            <text:p>11.12298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0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text:p>
          </table:table-cell>
          <table:table-cell office:value-type="string">
            <text:p>Vicolo del Vò 11, Trento, Italia</text:p>
          </table:table-cell>
          <table:table-cell office:value-type="string">
            <text:p>Vicolo del Và², 11, Trient, Italien</text:p>
          </table:table-cell>
          <table:table-cell office:value-type="string">
            <text:p>Vicolo del Vò, 11, Trento, Italy</text:p>
          </table:table-cell>
          <table:table-cell office:value-type="string">
            <text:p>0461/985374</text:p>
          </table:table-cell>
          <table:table-cell office:value-type="string">
            <text:p>http://www.ristorantealvo.it</text:p>
          </table:table-cell>
          <table:table-cell office:value-type="string">
            <text:p>info@ristorantealvo.it</text:p>
          </table:table-cell>
          <table:table-cell office:value-type="string">
            <text:p>11.00 - 14.30 (la sera per gruppi solo su prenotazione)</text:p>
          </table:table-cell>
          <table:table-cell office:value-type="string">
            <text:p>11.00-14.30 Uhr (abends für Gruppen, nur nach Reservierung)</text:p>
          </table:table-cell>
          <table:table-cell office:value-type="string">
            <text:p>11am - 2.30pm (in the evening only for groups, booking required)</text:p>
          </table:table-cell>
          <table:table-cell office:value-type="string">
            <text:p>domenica (aperto per manifestazioni o per gurppi prenotati)</text:p>
          </table:table-cell>
          <table:table-cell office:value-type="string">
            <text:p>Sonntag (für Veranstaltungen oder reservierte Gruppen geöffnet)</text:p>
          </table:table-cell>
          <table:table-cell office:value-type="string">
            <text:p>Sunday (open for special events or booked groups)</text:p>
          </table:table-cell>
          <table:table-cell table:style-name="ce2" office:value-type="string">
            <text:p>15 - 25</text:p>
          </table:table-cell>
          <table:table-cell table:number-columns-repeated="2" office:value-type="string">
            <text:p>15 - 25</text:p>
          </table:table-cell>
          <table:table-cell table:number-columns-repeated="3"/>
          <table:table-cell office:value-type="string">
            <text:p>al_vo.jpg</text:p>
          </table:table-cell>
          <table:table-cell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office:value-type="float" office:value="1">
            <text:p>1</text:p>
          </table:table-cell>
          <table:table-cell office:value-type="float" office:value="427">
            <text:p>427</text:p>
          </table:table-cell>
          <table:table-cell office:value-type="string">
            <text:p>46.070782</text:p>
          </table:table-cell>
          <table:table-cell office:value-type="string">
            <text:p>11.12398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LT</text:p>
          </table:table-cell>
          <table:table-cell office:value-type="string">
            <text:p>Via Santa Croce, 16, Trento</text:p>
          </table:table-cell>
          <table:table-cell office:value-type="string">
            <text:p>Via Santa Croce, 16, Trient, Italien</text:p>
          </table:table-cell>
          <table:table-cell office:value-type="string">
            <text:p>Via Santa Croce, 16, Trento, Italy</text:p>
          </table:table-cell>
          <table:table-cell office:value-type="string">
            <text:p>0461/983776</text:p>
          </table:table-cell>
          <table:table-cell office:value-type="string">
            <text:p>http://www.tienne.it/alvolt</text:p>
          </table:table-cell>
          <table:table-cell office:value-type="string">
            <text:p>Trattoria_al_volt@yahoo.it</text:p>
          </table:table-cell>
          <table:table-cell office:value-type="string">
            <text:p>08.00 - 14.00/ 18.00 - 22.00</text:p>
          </table:table-cell>
          <table:table-cell office:value-type="string">
            <text:p>08:00 - 14:00/ 18:00 - 22:00 Uhr</text:p>
          </table:table-cell>
          <table:table-cell office:value-type="string">
            <text:p>8am - 2pm/ 6pm - 10pm</text:p>
          </table:table-cell>
          <table:table-cell office:value-type="string">
            <text:p>giovedì e domenica sera</text:p>
          </table:table-cell>
          <table:table-cell office:value-type="string">
            <text:p>Donnerstag und Sonntag Abend</text:p>
          </table:table-cell>
          <table:table-cell office:value-type="string">
            <text:p>Thursday and Sunday evening</text:p>
          </table:table-cell>
          <table:table-cell table:style-name="ce2" office:value-type="float" office:value="24">
            <text:p>24</text:p>
          </table:table-cell>
          <table:table-cell table:number-columns-repeated="2" office:value-type="float" office:value="24">
            <text:p>24</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volt.jpg</text:p>
          </table:table-cell>
          <table:table-cell table:number-columns-repeated="3"/>
          <table:table-cell office:value-type="float" office:value="0">
            <text:p>0</text:p>
          </table:table-cell>
          <table:table-cell office:value-type="float" office:value="186">
            <text:p>186</text:p>
          </table:table-cell>
          <table:table-cell office:value-type="string">
            <text:p>46.064537</text:p>
          </table:table-cell>
          <table:table-cell office:value-type="string">
            <text:p>11.1232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77</text:p>
          </table:table-cell>
          <table:table-cell office:value-type="string">
            <text:p>Via Giuseppe Verdi 77, Trento</text:p>
          </table:table-cell>
          <table:table-cell office:value-type="string">
            <text:p>Via Giuseppe Verdi, 77, Trient, Italien</text:p>
          </table:table-cell>
          <table:table-cell office:value-type="string">
            <text:p>Via Giuseppe Verdi, 77, Trento, Italy</text:p>
          </table:table-cell>
          <table:table-cell office:value-type="string">
            <text:p>0461/237209</text:p>
          </table:table-cell>
          <table:table-cell/>
          <table:table-cell office:value-type="string">
            <text:p>pizzeria.al77@hotmail.com</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 (novembre, dicembre, gennaio sempre aperti)</text:p>
          </table:table-cell>
          <table:table-cell office:value-type="string">
            <text:p>Sonntag (November, Dezember, Januar immer geöffnet)</text:p>
          </table:table-cell>
          <table:table-cell office:value-type="string">
            <text:p>Sunday (November, December, January always open)</text:p>
          </table:table-cell>
          <table:table-cell table:style-name="ce2" office:value-type="string">
            <text:p>pizza 10 ristorante 18</text:p>
          </table:table-cell>
          <table:table-cell office:value-type="string">
            <text:p>Pizza 10 - Restaurant 18</text:p>
          </table:table-cell>
          <table:table-cell office:value-type="string">
            <text:p>pizza 10, restaurant 18</text:p>
          </table:table-cell>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77.jpg</text:p>
          </table:table-cell>
          <table:table-cell table:number-columns-repeated="3"/>
          <table:table-cell office:value-type="float" office:value="0">
            <text:p>0</text:p>
          </table:table-cell>
          <table:table-cell office:value-type="float" office:value="240">
            <text:p>240</text:p>
          </table:table-cell>
          <table:table-cell office:value-type="string">
            <text:p>46.066922</text:p>
          </table:table-cell>
          <table:table-cell office:value-type="string">
            <text:p>11.12065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GROTTA</text:p>
          </table:table-cell>
          <table:table-cell office:value-type="string">
            <text:p>Vicolo S. Marco 6, Trento</text:p>
          </table:table-cell>
          <table:table-cell office:value-type="string">
            <text:p>Vicolo S. Marco, 6, Trient, Italien</text:p>
          </table:table-cell>
          <table:table-cell office:value-type="string">
            <text:p>Vicolo S. Marco, 6, Trento, Italy</text:p>
          </table:table-cell>
          <table:table-cell office:value-type="string">
            <text:p>0461/987197</text:p>
          </table:table-cell>
          <table:table-cell/>
          <table:table-cell office:value-type="string">
            <text:p>grotta1@yahoo.it</text:p>
          </table:table-cell>
          <table:table-cell office:value-type="string">
            <text:p>12.00 - 15.00/ 18.30 - 24.00</text:p>
          </table:table-cell>
          <table:table-cell office:value-type="string">
            <text:p>12.00 - 15:00/ 18:30 - 24.00 Uhr</text:p>
          </table:table-cell>
          <table:table-cell office:value-type="string">
            <text:p>12noon - 3pm/ 6.30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1">
            <text:p>11</text:p>
          </table:table-cell>
          <table:table-cell table:number-columns-repeated="2" office:value-type="float" office:value="11">
            <text:p>11</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lla_grotta.jpg</text:p>
          </table:table-cell>
          <table:table-cell table:number-columns-repeated="3"/>
          <table:table-cell office:value-type="float" office:value="0">
            <text:p>0</text:p>
          </table:table-cell>
          <table:table-cell office:value-type="float" office:value="240">
            <text:p>240</text:p>
          </table:table-cell>
          <table:table-cell office:value-type="string">
            <text:p>46.069837</text:p>
          </table:table-cell>
          <table:table-cell office:value-type="string">
            <text:p>11.1255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MOSTRA</text:p>
          </table:table-cell>
          <table:table-cell office:value-type="string">
            <text:p>Piazza della Mostra 13, Trento</text:p>
          </table:table-cell>
          <table:table-cell office:value-type="string">
            <text:p>Piazza della Mostra, 13, Trient, Italien</text:p>
          </table:table-cell>
          <table:table-cell office:value-type="string">
            <text:p>Piazza della Mostra, 13, Trento, Italy</text:p>
          </table:table-cell>
          <table:table-cell office:value-type="string">
            <text:p>0461/230787</text:p>
          </table:table-cell>
          <table:table-cell office:value-type="string">
            <text:p>http://www.allamostra.it</text:p>
          </table:table-cell>
          <table:table-cell office:value-type="string">
            <text:p>info@allamostra.it</text:p>
          </table:table-cell>
          <table:table-cell office:value-type="string">
            <text:p>ristorante 12 - 14/ 19 - 22.30 pizzeria 12 - 14.30/ 19 - 23</text:p>
          </table:table-cell>
          <table:table-cell office:value-type="string">
            <text:p>Restaurant 12 - 14/ 19 - 22.30 Uhr - Pizzeria 12 - 14.30/ 19 - 23 Uhr</text:p>
          </table:table-cell>
          <table:table-cell office:value-type="string">
            <text:p>restaurant 12noon - 2pm/ 7pm- 10.30pm pizzeria 12noon - 2.30pm/ 7pm - 11pm</text:p>
          </table:table-cell>
          <table:table-cell office:value-type="string">
            <text:p>lunedì <text:s text:c="3"/></text:p>
          </table:table-cell>
          <table:table-cell office:value-type="string">
            <text:p>Montag <text:s text:c="3"/></text:p>
          </table:table-cell>
          <table:table-cell office:value-type="string">
            <text:p>Monday <text:s text:c="3"/></text:p>
          </table:table-cell>
          <table:table-cell table:number-columns-repeated="3"/>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alla_mostra.jpg</text:p>
          </table:table-cell>
          <table:table-cell table:number-columns-repeated="3"/>
          <table:table-cell office:value-type="float" office:value="0">
            <text:p>0</text:p>
          </table:table-cell>
          <table:table-cell office:value-type="float" office:value="150">
            <text:p>150</text:p>
          </table:table-cell>
          <table:table-cell office:value-type="string">
            <text:p>46.07112</text:p>
          </table:table-cell>
          <table:table-cell office:value-type="string">
            <text:p>11.1258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UVA E MENTA</text:p>
          </table:table-cell>
          <table:table-cell office:value-type="string">
            <text:p>Via Dietro Le Mura A 53, Trento</text:p>
          </table:table-cell>
          <table:table-cell office:value-type="string">
            <text:p>Via Dietro Le Mura A, 35, Trient, Italien</text:p>
          </table:table-cell>
          <table:table-cell office:value-type="string">
            <text:p>Via Dietro Le Mura A, 35, Trento, Italy</text:p>
          </table:table-cell>
          <table:table-cell office:value-type="string">
            <text:p>0461/1903162</text:p>
          </table:table-cell>
          <table:table-cell/>
          <table:table-cell office:value-type="string">
            <text:p>uvaementa@yahoo.it</text:p>
          </table:table-cell>
          <table:table-cell office:value-type="string">
            <text:p>12,00-14,30/19,00-23,30</text:p>
          </table:table-cell>
          <table:table-cell office:value-type="string">
            <text:p>12,00-14,30/ 19,00-23,30 Uhr</text:p>
          </table:table-cell>
          <table:table-cell office:value-type="string">
            <text:p>12noon - 2.30pm/7pm - 11.30pm</text:p>
          </table:table-cell>
          <table:table-cell table:number-columns-repeated="3"/>
          <table:table-cell table:style-name="ce2" office:value-type="float" office:value="15">
            <text:p>15</text:p>
          </table:table-cell>
          <table:table-cell table:number-columns-repeated="2" office:value-type="float" office:value="15">
            <text:p>15</text:p>
          </table:table-cell>
          <table:table-cell office:value-type="string">
            <text:p>Piattaforma elevatrice; Ingresso con gradini; Servizi igienici dedicati;</text:p>
          </table:table-cell>
          <table:table-cell office:value-type="string">
            <text:p>Hebefläche; Eingang mit Stufen; behindertengerechte Toiletten;</text:p>
          </table:table-cell>
          <table:table-cell office:value-type="string">
            <text:p>Platform lift; entrance with steps; disabled toilets;</text:p>
          </table:table-cell>
          <table:table-cell office:value-type="string">
            <text:p>uva_menta.JPG</text:p>
          </table:table-cell>
          <table:table-cell table:number-columns-repeated="3"/>
          <table:table-cell table:number-columns-repeated="2" office:value-type="float" office:value="0">
            <text:p>0</text:p>
          </table:table-cell>
          <table:table-cell office:value-type="string">
            <text:p>46.065501</text:p>
          </table:table-cell>
          <table:table-cell office:value-type="string">
            <text:p>11.12459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MERICA</text:p>
          </table:table-cell>
          <table:table-cell office:value-type="string">
            <text:p>Via Torre Verde 50, Trento</text:p>
          </table:table-cell>
          <table:table-cell office:value-type="string">
            <text:p>Via Torre Verdi, 50, Trient, Italien</text:p>
          </table:table-cell>
          <table:table-cell office:value-type="string">
            <text:p>Via Torre Verde, 50, Trento, Italy</text:p>
          </table:table-cell>
          <table:table-cell office:value-type="string">
            <text:p>0461/983010</text:p>
          </table:table-cell>
          <table:table-cell office:value-type="string">
            <text:p>http://www.hotelamerica.it</text:p>
          </table:table-cell>
          <table:table-cell office:value-type="string">
            <text:p>info@hotelamerica.it</text:p>
          </table:table-cell>
          <table:table-cell office:value-type="string">
            <text:p>12.00 - 14.00/ 19.30 - 21.30</text:p>
          </table:table-cell>
          <table:table-cell office:value-type="string">
            <text:p>12:00 - 14:00 / 19:30 - 21:30 Uhr</text:p>
          </table:table-cell>
          <table:table-cell office:value-type="string">
            <text:p>12noon - 2pm/ 7.30pm - 9.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0 - 30</text:p>
          </table:table-cell>
          <table:table-cell table:number-columns-repeated="2" office:value-type="string">
            <text:p>20 - 30</text:p>
          </table:table-cell>
          <table:table-cell office:value-type="string">
            <text:p>Rampa di accesso; Piattaforma elevatrice; Ascensore; Servizi igienici dedicati;</text:p>
          </table:table-cell>
          <table:table-cell office:value-type="string">
            <text:p>Zufahrtsrampe; Hebefläche; Aufzug, behindertengerechte Toiletten;</text:p>
          </table:table-cell>
          <table:table-cell office:value-type="string">
            <text:p>Access ramp; platform lift; lift; disabled toilets;</text:p>
          </table:table-cell>
          <table:table-cell office:value-type="string">
            <text:p>america.jpg</text:p>
          </table:table-cell>
          <table:table-cell table:number-columns-repeated="3"/>
          <table:table-cell office:value-type="float" office:value="0">
            <text:p>0</text:p>
          </table:table-cell>
          <table:table-cell office:value-type="float" office:value="213">
            <text:p>213</text:p>
          </table:table-cell>
          <table:table-cell office:value-type="string">
            <text:p>46.071221</text:p>
          </table:table-cell>
          <table:table-cell office:value-type="string">
            <text:p>11.1240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2412</text:p>
          </table:table-cell>
          <table:table-cell/>
          <table:table-cell office:value-type="string">
            <text:p>giancarlopederzolli@virgilio.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5">
            <text:p>5</text:p>
          </table:table-cell>
          <table:table-cell table:number-columns-repeated="2" office:value-type="float" office:value="5">
            <text:p>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nfiteatro.jpg</text:p>
          </table:table-cell>
          <table:table-cell table:number-columns-repeated="3"/>
          <table:table-cell office:value-type="float" office:value="0">
            <text:p>0</text:p>
          </table:table-cell>
          <table:table-cell office:value-type="float" office:value="213">
            <text:p>213</text:p>
          </table:table-cell>
          <table:table-cell office:value-type="string">
            <text:p>46.069379</text:p>
          </table:table-cell>
          <table:table-cell office:value-type="string">
            <text:p>11.124853</text:p>
          </table:table-cell>
          <table:table-cell office:value-type="string">
            <text:p>23/05/2014 12:00 AM +0100</text:p>
          </table:table-cell>
          <table:table-cell office:value-type="float" office:value="0">
            <text:p>0</text:p>
          </table:table-cell>
          <table:table-cell table:number-columns-repeated="989"/>
        </table:table-row>
        <table:table-row table:style-name="ro1">
          <table:table-cell office:value-type="string">
            <text:p>ristorazione.1015</text:p>
          </table:table-cell>
          <table:table-cell office:value-type="string">
            <text:p>ristorazione</text:p>
          </table:table-cell>
          <table:table-cell office:value-type="string">
            <text:p>it</text:p>
          </table:table-cell>
          <table:table-cell office:value-type="string">
            <text:p>Ristorante; Trattoria; Osteria tipica</text:p>
          </table:table-cell>
          <table:table-cell office:value-type="string">
            <text:p>Restaurant; Gastwirtschaft; Typische Osteria</text:p>
          </table:table-cell>
          <table:table-cell office:value-type="string">
            <text:p>Restaurant; Trattoria ; Typical Osteria</text:p>
          </table:table-cell>
          <table:table-cell office:value-type="string">
            <text:p>ANTICA TRATTORIA DUE MORI</text:p>
          </table:table-cell>
          <table:table-cell office:value-type="string">
            <text:p>Via S. Marco 11, Trento</text:p>
          </table:table-cell>
          <table:table-cell office:value-type="string">
            <text:p>Via S. Marco, 11, Trient, Italien</text:p>
          </table:table-cell>
          <table:table-cell office:value-type="string">
            <text:p>Via S. Marco, 11, Trento, Italy</text:p>
          </table:table-cell>
          <table:table-cell office:value-type="string">
            <text:p>0461/984251</text:p>
          </table:table-cell>
          <table:table-cell office:value-type="string">
            <text:p>http://www.ristoranteduemori.com</text:p>
          </table:table-cell>
          <table:table-cell office:value-type="string">
            <text:p>info@ristoranteduemori.com</text:p>
          </table:table-cell>
          <table:table-cell office:value-type="string">
            <text:p>da martedì a sabato 12.00 - 14.30/ 19.00 - 22.30 <text:s text:c="12"/>domenica 12.00 - 14.30/ 19.00 - 22,00</text:p>
          </table:table-cell>
          <table:table-cell office:value-type="string">
            <text:p>von Dienstag bis Samstag 12.00 - 14.30/ 19.00 - 22.30 Uhr <text:s text:c="11"/>Sonntag 12.00 - 14.30/ 19.00 - 22,00 Uhr</text:p>
          </table:table-cell>
          <table:table-cell office:value-type="string">
            <text:p>from Tuesday to Saturday 12noon - 2.30pm/ 7pm - 10.30pm, Sunday 12noon - 2.30pm/ 7pm - 10pm</text:p>
          </table:table-cell>
          <table:table-cell office:value-type="string">
            <text:p>lunedì</text:p>
          </table:table-cell>
          <table:table-cell office:value-type="string">
            <text:p>Montag</text:p>
          </table:table-cell>
          <table:table-cell office:value-type="string">
            <text:p>Monday</text:p>
          </table:table-cell>
          <table:table-cell office:value-type="string">
            <text:p>23 - 30</text:p>
          </table:table-cell>
          <table:table-cell table:style-name="ce7" office:value-type="string">
            <text:p>23 - 30</text:p>
          </table:table-cell>
          <table:table-cell table:style-name="ce7" office:value-type="string">
            <text:p>23 - 30</text:p>
          </table:table-cell>
          <table:table-cell table:number-columns-repeated="3"/>
          <table:table-cell office:value-type="string">
            <text:p>due_mori.jpg</text:p>
          </table:table-cell>
          <table:table-cell table:number-columns-repeated="3"/>
          <table:table-cell office:value-type="float" office:value="0">
            <text:p>0</text:p>
          </table:table-cell>
          <table:table-cell office:value-type="float" office:value="186">
            <text:p>186</text:p>
          </table:table-cell>
          <table:table-cell office:value-type="string">
            <text:p>46.070194</text:p>
          </table:table-cell>
          <table:table-cell office:value-type="string">
            <text:p>11.12507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NTICO POZZO</text:p>
          </table:table-cell>
          <table:table-cell office:value-type="string">
            <text:p>Via G. Manci 45, Trento</text:p>
          </table:table-cell>
          <table:table-cell office:value-type="string">
            <text:p>Via G. Manci, 45, Trient, Italien</text:p>
          </table:table-cell>
          <table:table-cell office:value-type="string">
            <text:p>Via G. Manci, 45, Trento, Italy</text:p>
          </table:table-cell>
          <table:table-cell office:value-type="string">
            <text:p>0461/263657</text:p>
          </table:table-cell>
          <table:table-cell office:value-type="string">
            <text:p>http://www.antico-pozzo.it</text:p>
          </table:table-cell>
          <table:table-cell office:value-type="string">
            <text:p>info@antico-pozzo.it</text:p>
          </table:table-cell>
          <table:table-cell office:value-type="string">
            <text:p>12.00 - 15.00/ 19.00 - 24.00</text:p>
          </table:table-cell>
          <table:table-cell office:value-type="string">
            <text:p>12.00 - 15:00/ 19:00 - 24.00 Uhr</text:p>
          </table:table-cell>
          <table:table-cell office:value-type="string">
            <text:p>12noon - 3pm/ 7pm - 12midnight</text:p>
          </table:table-cell>
          <table:table-cell office:value-type="string">
            <text:p>domenica e sabato a pranzo</text:p>
          </table:table-cell>
          <table:table-cell office:value-type="string">
            <text:p>Sonntag und Samstag zu Mittag</text:p>
          </table:table-cell>
          <table:table-cell office:value-type="string">
            <text:p>Sunday and Monday at lunchtime</text:p>
          </table:table-cell>
          <table:table-cell table:style-name="ce2" office:value-type="string">
            <text:p>30 - 35</text:p>
          </table:table-cell>
          <table:table-cell table:number-columns-repeated="2" office:value-type="string">
            <text:p>30 - 3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ntico_pozzo.jpg</text:p>
          </table:table-cell>
          <table:table-cell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office:value-type="float" office:value="0">
            <text:p>0</text:p>
          </table:table-cell>
          <table:table-cell office:value-type="float" office:value="213">
            <text:p>213</text:p>
          </table:table-cell>
          <table:table-cell office:value-type="string">
            <text:p>46.070116</text:p>
          </table:table-cell>
          <table:table-cell office:value-type="string">
            <text:p>11.12355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LESIO "GRAND HOTEL TRENTO"</text:p>
          </table:table-cell>
          <table:table-cell office:value-type="string">
            <text:p>Via Alfieri 1/3, Trento</text:p>
          </table:table-cell>
          <table:table-cell office:value-type="string">
            <text:p>Via Alfieri, 1/3, Trient, Italien</text:p>
          </table:table-cell>
          <table:table-cell office:value-type="string">
            <text:p>Via Alfieri, 1/3, Trento, Italy</text:p>
          </table:table-cell>
          <table:table-cell office:value-type="string">
            <text:p>0461/271710</text:p>
          </table:table-cell>
          <table:table-cell office:value-type="string">
            <text:p>http://www.grandhoteltrento.com</text:p>
          </table:table-cell>
          <table:table-cell office:value-type="string">
            <text:p>sinisgalli@sinisgalli.it</text:p>
          </table:table-cell>
          <table:table-cell office:value-type="string">
            <text:p>12.30 - 14.30/ 19.30 - 22.30</text:p>
          </table:table-cell>
          <table:table-cell office:value-type="string">
            <text:p>12:30 - 14:30 / 19:30 - 22:30 Uhr</text:p>
          </table:table-cell>
          <table:table-cell office:value-type="string">
            <text:p>12.30pm - 2.30pm / 7.30pm - 10.30pm</text:p>
          </table:table-cell>
          <table:table-cell office:value-type="string">
            <text:p>aperto tutti i giorni</text:p>
          </table:table-cell>
          <table:table-cell office:value-type="string">
            <text:p>täglich geöffnet</text:p>
          </table:table-cell>
          <table:table-cell office:value-type="string">
            <text:p>open every day</text:p>
          </table:table-cell>
          <table:table-cell table:style-name="ce2" office:value-type="string">
            <text:p>25 - 35</text:p>
          </table:table-cell>
          <table:table-cell table:number-columns-repeated="2" office:value-type="string">
            <text:p>25 - 35</text:p>
          </table:table-cell>
          <table:table-cell office:value-type="string">
            <text:p>Parcheggio; Rampa di accesso; Ascensore;</text:p>
          </table:table-cell>
          <table:table-cell office:value-type="string">
            <text:p>Parkplatz, Zufahrtsrampe; Aufzug</text:p>
          </table:table-cell>
          <table:table-cell office:value-type="string">
            <text:p>Car park; access ramp; lift;</text:p>
          </table:table-cell>
          <table:table-cell office:value-type="string">
            <text:p>clesio.JPG</text:p>
          </table:table-cell>
          <table:table-cell table:number-columns-repeated="3"/>
          <table:table-cell office:value-type="float" office:value="0">
            <text:p>0</text:p>
          </table:table-cell>
          <table:table-cell office:value-type="float" office:value="206">
            <text:p>206</text:p>
          </table:table-cell>
          <table:table-cell office:value-type="string">
            <text:p>46.071076</text:p>
          </table:table-cell>
          <table:table-cell office:value-type="string">
            <text:p>11.12129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8</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BLUE SAX</text:p>
          </table:table-cell>
          <table:table-cell office:value-type="string">
            <text:p>Viale Verona 73, Trento</text:p>
          </table:table-cell>
          <table:table-cell office:value-type="string">
            <text:p>Viale Verona, 73, Trient, Italien</text:p>
          </table:table-cell>
          <table:table-cell office:value-type="string">
            <text:p>Viale Verona, 73, Trento, Italy</text:p>
          </table:table-cell>
          <table:table-cell office:value-type="string">
            <text:p>0461/910076</text:p>
          </table:table-cell>
          <table:table-cell office:value-type="string">
            <text:p>http://www.ristorantebluesax.it/il-ristorante</text:p>
          </table:table-cell>
          <table:table-cell office:value-type="string">
            <text:p>franceschettiam@alice.it</text:p>
          </table:table-cell>
          <table:table-cell office:value-type="string">
            <text:p>12.00 - 14.00/ 18.00 - 24.00</text:p>
          </table:table-cell>
          <table:table-cell office:value-type="string">
            <text:p>12.00 - 14:00/ 18:00 - 24.00 Uhr</text:p>
          </table:table-cell>
          <table:table-cell office:value-type="string">
            <text:p>12noon - 2pm/ 6pm - 12midnight</text:p>
          </table:table-cell>
          <table:table-cell office:value-type="string">
            <text:p>domenica a pranzo</text:p>
          </table:table-cell>
          <table:table-cell office:value-type="string">
            <text:p>Sonntag zu Mittag</text:p>
          </table:table-cell>
          <table:table-cell office:value-type="string">
            <text:p>Sunday at lunchtime</text:p>
          </table:table-cell>
          <table:table-cell office:value-type="string">
            <text:p>pizza 6,50-7 <text:s/>ristorante <text:s/>7(primi) 9 (secondi)</text:p>
          </table:table-cell>
          <table:table-cell office:value-type="string">
            <text:p>Pizza 6,50-7 - Restaurant: 7(erster Gang) , <text:s text:c="2"/>9 (Hauptgang)</text:p>
          </table:table-cell>
          <table:table-cell office:value-type="string">
            <text:p>pizza 6.50-7 restaurant 7 (first course), 9 (main courses)</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blue_sax.jpg</text:p>
          </table:table-cell>
          <table:table-cell table:number-columns-repeated="3"/>
          <table:table-cell office:value-type="float" office:value="0">
            <text:p>0</text:p>
          </table:table-cell>
          <table:table-cell office:value-type="float" office:value="220">
            <text:p>220</text:p>
          </table:table-cell>
          <table:table-cell office:value-type="string">
            <text:p>46.056433</text:p>
          </table:table-cell>
          <table:table-cell office:value-type="string">
            <text:p>11.1285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UGANVILLE</text:p>
          </table:table-cell>
          <table:table-cell office:value-type="string">
            <text:p>Via Petrarca 1/4, Trento</text:p>
          </table:table-cell>
          <table:table-cell office:value-type="string">
            <text:p>Via Petrarca, 1/4, Trient, Italien</text:p>
          </table:table-cell>
          <table:table-cell office:value-type="string">
            <text:p>Via Petrarca, 1/4, Trento, Italy</text:p>
          </table:table-cell>
          <table:table-cell office:value-type="string">
            <text:p>0461/236666</text:p>
          </table:table-cell>
          <table:table-cell office:value-type="string">
            <text:p>http://www.bouganvilletrento.it</text:p>
          </table:table-cell>
          <table:table-cell office:value-type="string">
            <text:p>info@bouganvilletrento.it</text:p>
          </table:table-cell>
          <table:table-cell table:style-name="ce5"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bouganville.png</text:p>
          </table:table-cell>
          <table:table-cell table:number-columns-repeated="3"/>
          <table:table-cell office:value-type="float" office:value="0">
            <text:p>0</text:p>
          </table:table-cell>
          <table:table-cell office:value-type="float" office:value="211">
            <text:p>211</text:p>
          </table:table-cell>
          <table:table-cell office:value-type="string">
            <text:p>46.073275</text:p>
          </table:table-cell>
          <table:table-cell office:value-type="string">
            <text:p>11.124142</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20</text:p>
          </table:table-cell>
          <table:table-cell office:value-type="string">
            <text:p>ristorazione</text:p>
          </table:table-cell>
          <table:table-cell office:value-type="string">
            <text:p>it</text:p>
          </table:table-cell>
          <table:table-cell office:value-type="string">
            <text:p>Specialità cinese</text:p>
          </table:table-cell>
          <table:table-cell office:value-type="string">
            <text:p>Chinesische Spezialitäten</text:p>
          </table:table-cell>
          <table:table-cell office:value-type="string">
            <text:p>Chinese specialities</text:p>
          </table:table-cell>
          <table:table-cell office:value-type="string">
            <text:p>CHINA TOWN</text:p>
          </table:table-cell>
          <table:table-cell office:value-type="string">
            <text:p>Via Brennero 260/c, Trento</text:p>
          </table:table-cell>
          <table:table-cell office:value-type="string">
            <text:p>Via Brennero, 260/c, Trient, Italien</text:p>
          </table:table-cell>
          <table:table-cell office:value-type="string">
            <text:p>Via Brennero, 260/c, Trento, Italy</text:p>
          </table:table-cell>
          <table:table-cell office:value-type="string">
            <text:p>0461/823186</text:p>
          </table:table-cell>
          <table:table-cell/>
          <table:table-cell office:value-type="string">
            <text:p>gianniye@gmail.com</text:p>
          </table:table-cell>
          <table:table-cell office:value-type="string">
            <text:p>11.00 - 15.00/ 18.00 - 23.30</text:p>
          </table:table-cell>
          <table:table-cell office:value-type="string">
            <text:p>11:00 - 15:00 / 18:00 - 23:30 Uhr</text:p>
          </table:table-cell>
          <table:table-cell office:value-type="string">
            <text:p>11am - 3pm/ 6pm - 11.30pm</text:p>
          </table:table-cell>
          <table:table-cell table:number-columns-repeated="3"/>
          <table:table-cell table:style-name="ce2" office:value-type="string">
            <text:p>13 - 15</text:p>
          </table:table-cell>
          <table:table-cell table:number-columns-repeated="2" office:value-type="string">
            <text:p>13 - 15</text:p>
          </table:table-cell>
          <table:table-cell office:value-type="string">
            <text:p>Parcheggio;</text:p>
          </table:table-cell>
          <table:table-cell office:value-type="string">
            <text:p>Parkplatz;</text:p>
          </table:table-cell>
          <table:table-cell office:value-type="string">
            <text:p>Car park;</text:p>
          </table:table-cell>
          <table:table-cell office:value-type="string">
            <text:p>china_town.jpg</text:p>
          </table:table-cell>
          <table:table-cell table:number-columns-repeated="3"/>
          <table:table-cell table:number-columns-repeated="2" office:value-type="float" office:value="0">
            <text:p>0</text:p>
          </table:table-cell>
          <table:table-cell office:value-type="string">
            <text:p>46.0866</text:p>
          </table:table-cell>
          <table:table-cell office:value-type="string">
            <text:p>11.11846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HISTE'</text:p>
          </table:table-cell>
          <table:table-cell office:value-type="string">
            <text:p>Via delle Orne 4, Trento</text:p>
          </table:table-cell>
          <table:table-cell office:value-type="string">
            <text:p>Via delle Orne, 4, Trient, Italien</text:p>
          </table:table-cell>
          <table:table-cell office:value-type="string">
            <text:p>Via delle Orne, 4, Trento, Italy</text:p>
          </table:table-cell>
          <table:table-cell office:value-type="string">
            <text:p>0461/262979</text:p>
          </table:table-cell>
          <table:table-cell/>
          <table:table-cell office:value-type="string">
            <text:p>chiste-2011@live.it</text:p>
          </table:table-cell>
          <table:table-cell office:value-type="string">
            <text:p>12,00-14,30/19,00-23,00</text:p>
          </table:table-cell>
          <table:table-cell office:value-type="string">
            <text:p>12,00-14,30/ 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office:value-type="string">
            <text:p>Menù pesce escluse bevande 25,00 - Menù carne escluse bevande 20,00</text:p>
          </table:table-cell>
          <table:table-cell office:value-type="string">
            <text:p>Fischmenü, Getränke ausgenommen, 25.00 Euro - Fleischmenü, Getränke ausgenommen, 20.00 Euro</text:p>
          </table:table-cell>
          <table:table-cell office:value-type="string">
            <text:p>Fish-based menu, drinks excluded 25.00 - Meat-based menu, drinks excluded 20.0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histe.jpg</text:p>
          </table:table-cell>
          <table:table-cell table:number-columns-repeated="3"/>
          <table:table-cell table:number-columns-repeated="2" office:value-type="float" office:value="0">
            <text:p>0</text:p>
          </table:table-cell>
          <table:table-cell office:value-type="string">
            <text:p>46.068936</text:p>
          </table:table-cell>
          <table:table-cell office:value-type="string">
            <text:p>11.12165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2</text:p>
          </table:table-cell>
          <table:table-cell office:value-type="string">
            <text:p>ristorazione</text:p>
          </table:table-cell>
          <table:table-cell office:value-type="string">
            <text:p>it</text:p>
          </table:table-cell>
          <table:table-cell office:value-type="string">
            <text:p>Cucina messicana</text:p>
          </table:table-cell>
          <table:table-cell office:value-type="string">
            <text:p>mexikanische Küche</text:p>
          </table:table-cell>
          <table:table-cell office:value-type="string">
            <text:p>Mexican food</text:p>
          </table:table-cell>
          <table:table-cell office:value-type="string">
            <text:p>CUEVA MAYA</text:p>
          </table:table-cell>
          <table:table-cell office:value-type="string">
            <text:p>Piazza Duomo 22, Trento</text:p>
          </table:table-cell>
          <table:table-cell office:value-type="string">
            <text:p>Piazza Duomo, 22, Trient, Italien</text:p>
          </table:table-cell>
          <table:table-cell office:value-type="string">
            <text:p>Piazza Duomo, 22, Trento, Italy</text:p>
          </table:table-cell>
          <table:table-cell office:value-type="string">
            <text:p>0461/984507</text:p>
          </table:table-cell>
          <table:table-cell office:value-type="string">
            <text:p>http://www.cuevamaya.it</text:p>
          </table:table-cell>
          <table:table-cell office:value-type="string">
            <text:p>trento@cuevamaya.it</text:p>
          </table:table-cell>
          <table:table-cell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lunedì e mar. mattina</text:p>
          </table:table-cell>
          <table:table-cell office:value-type="string">
            <text:p>Montag und Dienstag früh</text:p>
          </table:table-cell>
          <table:table-cell office:value-type="string">
            <text:p>Monday and Tuesday morning</text:p>
          </table:table-cell>
          <table:table-cell table:style-name="ce2" office:value-type="string">
            <text:p>20 - 25 bevande incluse</text:p>
          </table:table-cell>
          <table:table-cell office:value-type="string">
            <text:p>20 - 25 Getränke inbegriffen</text:p>
          </table:table-cell>
          <table:table-cell office:value-type="string">
            <text:p>20 – 25 drinks not included</text:p>
          </table:table-cell>
          <table:table-cell office:value-type="string">
            <text:p>Ingresso con gradini;</text:p>
          </table:table-cell>
          <table:table-cell office:value-type="string">
            <text:p>Eingang mit Stufen;</text:p>
          </table:table-cell>
          <table:table-cell office:value-type="string">
            <text:p>Entrance with steps;</text:p>
          </table:table-cell>
          <table:table-cell office:value-type="string">
            <text:p>cueva_maya.jpg</text:p>
          </table:table-cell>
          <table:table-cell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office:value-type="float" office:value="0">
            <text:p>0</text:p>
          </table:table-cell>
          <table:table-cell office:value-type="float" office:value="240">
            <text:p>240</text:p>
          </table:table-cell>
          <table:table-cell office:value-type="string">
            <text:p>46.06709</text:p>
          </table:table-cell>
          <table:table-cell office:value-type="string">
            <text:p>11.1209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DOC</text:p>
          </table:table-cell>
          <table:table-cell office:value-type="string">
            <text:p>Via Milano 148, Trento</text:p>
          </table:table-cell>
          <table:table-cell office:value-type="string">
            <text:p>Via Milano, 148, Trient, Italien</text:p>
          </table:table-cell>
          <table:table-cell office:value-type="string">
            <text:p>Via Milano, 148, Trento, Italy</text:p>
          </table:table-cell>
          <table:table-cell office:value-type="string">
            <text:p>0461/262022</text:p>
          </table:table-cell>
          <table:table-cell office:value-type="string">
            <text:p>http://www.doctrento.it</text:p>
          </table:table-cell>
          <table:table-cell office:value-type="string">
            <text:p>info@doctrent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6"/>
          <table:table-cell office:value-type="string">
            <text:p>doc.jpg</text:p>
          </table:table-cell>
          <table:table-cell table:number-columns-repeated="3"/>
          <table:table-cell office:value-type="float" office:value="0">
            <text:p>0</text:p>
          </table:table-cell>
          <table:table-cell office:value-type="float" office:value="213">
            <text:p>213</text:p>
          </table:table-cell>
          <table:table-cell office:value-type="string">
            <text:p>46.063632</text:p>
          </table:table-cell>
          <table:table-cell office:value-type="string">
            <text:p>11.13094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4</text:p>
          </table:table-cell>
          <table:table-cell office:value-type="string">
            <text:p>ristorazione</text:p>
          </table:table-cell>
          <table:table-cell office:value-type="string">
            <text:p>it</text:p>
          </table:table-cell>
          <table:table-cell office:value-type="string">
            <text:p>Ristorante; Pizzeria; Self-service</text:p>
          </table:table-cell>
          <table:table-cell office:value-type="string">
            <text:p>Restaurant; Pizzeria; Self-service</text:p>
          </table:table-cell>
          <table:table-cell office:value-type="string">
            <text:p>Restaurant; Pizzeria; self-service</text:p>
          </table:table-cell>
          <table:table-cell office:value-type="string">
            <text:p>DUE GIGANTI</text:p>
          </table:table-cell>
          <table:table-cell office:value-type="string">
            <text:p>Via Simonino 14, Trento</text:p>
          </table:table-cell>
          <table:table-cell office:value-type="string">
            <text:p>Via Simonino, 14, Trient, Italien</text:p>
          </table:table-cell>
          <table:table-cell office:value-type="string">
            <text:p>Via Simonino, 14, Trento, Italy</text:p>
          </table:table-cell>
          <table:table-cell office:value-type="string">
            <text:p>0461/262730</text:p>
          </table:table-cell>
          <table:table-cell table:number-columns-repeated="2"/>
          <table:table-cell office:value-type="string">
            <text:p>12,00-14,30/18,30-22,30</text:p>
          </table:table-cell>
          <table:table-cell office:value-type="string">
            <text:p>12,00-14,30/18,30-22,30 Uhr</text:p>
          </table:table-cell>
          <table:table-cell office:value-type="string">
            <text:p>12noon-2.30pm/6.30pm-10.30pm</text:p>
          </table:table-cell>
          <table:table-cell office:value-type="string">
            <text:p>Ristorante aperto la domenica e non il lunedì - Pizzeria aperta il lunedì e non la domenica</text:p>
          </table:table-cell>
          <table:table-cell office:value-type="string">
            <text:p>Restaurant sonntags geöffnet und montags geschlossen - Pizzeria montags geöffnet und sonntags geschlossen</text:p>
          </table:table-cell>
          <table:table-cell office:value-type="string">
            <text:p>Restaurant open Sunday and not Monday, Pizzeria open Monday and not Sunday</text:p>
          </table:table-cell>
          <table:table-cell table:style-name="ce2" office:value-type="float" office:value="9">
            <text:p>9</text:p>
          </table:table-cell>
          <table:table-cell table:number-columns-repeated="2" office:value-type="float" office:value="9">
            <text:p>9</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due_giganti.jpg</text:p>
          </table:table-cell>
          <table:table-cell table:number-columns-repeated="3"/>
          <table:table-cell office:value-type="float" office:value="0">
            <text:p>0</text:p>
          </table:table-cell>
          <table:table-cell office:value-type="float" office:value="240">
            <text:p>240</text:p>
          </table:table-cell>
          <table:table-cell office:value-type="string">
            <text:p>46.068623</text:p>
          </table:table-cell>
          <table:table-cell office:value-type="string">
            <text:p>11.12382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URO CAFE'</text:p>
          </table:table-cell>
          <table:table-cell office:value-type="string">
            <text:p>Via G. Segantini 27, Trento</text:p>
          </table:table-cell>
          <table:table-cell office:value-type="string">
            <text:p>Via G. Segantini, 27, Trient, Italien</text:p>
          </table:table-cell>
          <table:table-cell office:value-type="string">
            <text:p>Via G. Segantini, 27, Trento, Italy</text:p>
          </table:table-cell>
          <table:table-cell office:value-type="string">
            <text:p>0461/239279</text:p>
          </table:table-cell>
          <table:table-cell/>
          <table:table-cell office:value-type="string">
            <text:p>fragola.snc@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text:p>
          </table:table-cell>
          <table:table-cell office:value-type="string">
            <text:p>Samstag</text:p>
          </table:table-cell>
          <table:table-cell office:value-type="string">
            <text:p>Saturday</text:p>
          </table:table-cell>
          <table:table-cell table:style-name="ce2" office:value-type="string">
            <text:p>primi 6,50 secondi 8,50</text:p>
          </table:table-cell>
          <table:table-cell office:value-type="string">
            <text:p>erster Gang 6,50 - Hauptgang 8,50</text:p>
          </table:table-cell>
          <table:table-cell office:value-type="string">
            <text:p>first courses 6.50, main courses 8.5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euro_caffe.jpg</text:p>
          </table:table-cell>
          <table:table-cell table:number-columns-repeated="3"/>
          <table:table-cell office:value-type="float" office:value="0">
            <text:p>0</text:p>
          </table:table-cell>
          <table:table-cell office:value-type="float" office:value="240">
            <text:p>240</text:p>
          </table:table-cell>
          <table:table-cell office:value-type="string">
            <text:p>46.075045</text:p>
          </table:table-cell>
          <table:table-cell office:value-type="string">
            <text:p>11.12214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VEREST</text:p>
          </table:table-cell>
          <table:table-cell office:value-type="string">
            <text:p>Corso Alpini 16, Trento</text:p>
          </table:table-cell>
          <table:table-cell office:value-type="string">
            <text:p>Corso Alpini, 14, Trient, Italien</text:p>
          </table:table-cell>
          <table:table-cell office:value-type="string">
            <text:p>Corso Alpini, 14, Trento, Italy</text:p>
          </table:table-cell>
          <table:table-cell office:value-type="string">
            <text:p>0461/825300</text:p>
          </table:table-cell>
          <table:table-cell office:value-type="string">
            <text:p>http://www.hoteleverest.it</text:p>
          </table:table-cell>
          <table:table-cell office:value-type="string">
            <text:p>info@hoteleverest.it</text:p>
          </table:table-cell>
          <table:table-cell office:value-type="string">
            <text:p>12.00 - 14.30/ 19.00 -21.30</text:p>
          </table:table-cell>
          <table:table-cell office:value-type="string">
            <text:p>12.00 - 14:30/ 19:00 -21.30 Uhr</text:p>
          </table:table-cell>
          <table:table-cell office:value-type="string">
            <text:p>12noon - 2.30pm/ 7pm -9.30pm</text:p>
          </table:table-cell>
          <table:table-cell office:value-type="string">
            <text:p>domenica sera</text:p>
          </table:table-cell>
          <table:table-cell office:value-type="string">
            <text:p>Sonntag Abend</text:p>
          </table:table-cell>
          <table:table-cell office:value-type="string">
            <text:p>Sunday evening</text:p>
          </table:table-cell>
          <table:table-cell table:style-name="ce2" office:value-type="float" office:value="28">
            <text:p>28</text:p>
          </table:table-cell>
          <table:table-cell table:number-columns-repeated="2" office:value-type="float" office:value="28">
            <text:p>28</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everest.jpg</text:p>
          </table:table-cell>
          <table:table-cell office:value-type="string">
            <text:p>270 coperti, parcheggio, cucina nazionale e regionale, possibilità buffet, cerimonie, meeting aziendali.</text:p>
          </table:table-cell>
          <table:table-cell office:value-type="string">
            <text:p>270 Gedecke, Parkplatz, nationale und regionale Küche, mögliche Buffets, Feierlichkeiten, Firmenmeetings.</text:p>
          </table:table-cell>
          <table:table-cell office:value-type="string">
            <text:p>Seats 270 people; car park; national and regional cuisine; can be booked for buffets, receptions, business meetings.</text:p>
          </table:table-cell>
          <table:table-cell office:value-type="float" office:value="0">
            <text:p>0</text:p>
          </table:table-cell>
          <table:table-cell office:value-type="float" office:value="149">
            <text:p>149</text:p>
          </table:table-cell>
          <table:table-cell office:value-type="string">
            <text:p>46.078625</text:p>
          </table:table-cell>
          <table:table-cell office:value-type="string">
            <text:p>11.11838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G.B.</text:p>
          </table:table-cell>
          <table:table-cell office:value-type="string">
            <text:p>Via S. Antonio 11/17, Trento</text:p>
          </table:table-cell>
          <table:table-cell office:value-type="string">
            <text:p>Via S. Antonio, 11/17, Trient, Italien</text:p>
          </table:table-cell>
          <table:table-cell office:value-type="string">
            <text:p>Via S. Antonio, 11/17, Trento, Italy</text:p>
          </table:table-cell>
          <table:table-cell office:value-type="string">
            <text:p>0461/910470</text:p>
          </table:table-cell>
          <table:table-cell/>
          <table:table-cell office:value-type="string">
            <text:p>pizzeriag.b@virgilio.it</text:p>
          </table:table-cell>
          <table:table-cell office:value-type="string">
            <text:p>08.00 - 14.30/ 18.00 -24.00</text:p>
          </table:table-cell>
          <table:table-cell office:value-type="string">
            <text:p>08:00 - 14:30/ 18:00 -24.00 Uhr</text:p>
          </table:table-cell>
          <table:table-cell office:value-type="string">
            <text:p>8am - 2.30pm/ 6pm - 12midnight</text:p>
          </table:table-cell>
          <table:table-cell office:value-type="string">
            <text:p>mercoledì</text:p>
          </table:table-cell>
          <table:table-cell office:value-type="string">
            <text:p>Mittwoch</text:p>
          </table:table-cell>
          <table:table-cell office:value-type="string">
            <text:p>Wednesday</text:p>
          </table:table-cell>
          <table:table-cell table:style-name="ce2" office:value-type="string">
            <text:p>11 (pizza, bibita, caffè)</text:p>
          </table:table-cell>
          <table:table-cell office:value-type="string">
            <text:p>11 (Pizza, Getränk, Kaffee)</text:p>
          </table:table-cell>
          <table:table-cell office:value-type="string">
            <text:p>11 (pizza, drink, coffee)</text:p>
          </table:table-cell>
          <table:table-cell table:number-columns-repeated="3"/>
          <table:table-cell office:value-type="string">
            <text:p>gb.jpg</text:p>
          </table:table-cell>
          <table:table-cell table:number-columns-repeated="3"/>
          <table:table-cell table:number-columns-repeated="2" office:value-type="float" office:value="0">
            <text:p>0</text:p>
          </table:table-cell>
          <table:table-cell office:value-type="string">
            <text:p>46.057727</text:p>
          </table:table-cell>
          <table:table-cell office:value-type="string">
            <text:p>11.1303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8</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AIA</text:p>
          </table:table-cell>
          <table:table-cell office:value-type="string">
            <text:p>Via Maccani 128, Trento</text:p>
          </table:table-cell>
          <table:table-cell office:value-type="string">
            <text:p>Via Maccani, 128, Trient, Italien</text:p>
          </table:table-cell>
          <table:table-cell office:value-type="string">
            <text:p>Via Maccani, 128, Trento, Italy</text:p>
          </table:table-cell>
          <table:table-cell office:value-type="string">
            <text:p>0461/428301</text:p>
          </table:table-cell>
          <table:table-cell office:value-type="string">
            <text:p>http://www.risto3.it</text:p>
          </table:table-cell>
          <table:table-cell office:value-type="string">
            <text:p>gaia@risto3.it</text:p>
          </table:table-cell>
          <table:table-cell office:value-type="string">
            <text:p>11.15 - 14.00</text:p>
          </table:table-cell>
          <table:table-cell office:value-type="string">
            <text:p>11:15 - 14:00 Uhr</text:p>
          </table:table-cell>
          <table:table-cell office:value-type="string">
            <text:p>11.15am - 2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gaia.JPG</text:p>
          </table:table-cell>
          <table:table-cell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office:value-type="float" office:value="0">
            <text:p>0</text:p>
          </table:table-cell>
          <table:table-cell office:value-type="float" office:value="240">
            <text:p>240</text:p>
          </table:table-cell>
          <table:table-cell office:value-type="string">
            <text:p>46.088911</text:p>
          </table:table-cell>
          <table:table-cell office:value-type="string">
            <text:p>11.10986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9</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IULIA</text:p>
          </table:table-cell>
          <table:table-cell office:value-type="string">
            <text:p>Via Gazzoletti 15, Trento</text:p>
          </table:table-cell>
          <table:table-cell office:value-type="string">
            <text:p>Via Gazzoletti, 15, Trient, Italien</text:p>
          </table:table-cell>
          <table:table-cell office:value-type="string">
            <text:p>Via Gazzoletti, 15, Trento, Italy</text:p>
          </table:table-cell>
          <table:table-cell office:value-type="string">
            <text:p>0461/984752</text:p>
          </table:table-cell>
          <table:table-cell office:value-type="string">
            <text:p>http://www.risto3.it</text:p>
          </table:table-cell>
          <table:table-cell office:value-type="string">
            <text:p>giuli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iattaforma elevatrice; Servizi igienici dedicati;</text:p>
          </table:table-cell>
          <table:table-cell office:value-type="string">
            <text:p>Hebefläche; behindertengerechte Toiletten;</text:p>
          </table:table-cell>
          <table:table-cell office:value-type="string">
            <text:p>Platform lift; disabled toilets;</text:p>
          </table:table-cell>
          <table:table-cell office:value-type="string">
            <text:p>giulia.JPG</text:p>
          </table:table-cell>
          <table:table-cell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office:value-type="string">
            <text:p>Nur wenige Schritte vom Schloss Buonconsiglio entfernt liegt das erst kürzlich renovierte und modern eingerichtete Selfservice-Restaurant "Giulia". Das vom Chef servierte Buffet bietet eine reichhaltige Auswahl.</text:p>
          </table:table-cell>
          <table:table-cell office:value-type="string">
            <text:p>A short walk from Castello del Buonconsiglio, the self-service restaurant "Giulia" has been recently renovated with modern furnishings. The restaurant has a wide choice of food served at a buffet by the chef.</text:p>
          </table:table-cell>
          <table:table-cell office:value-type="float" office:value="0">
            <text:p>0</text:p>
          </table:table-cell>
          <table:table-cell office:value-type="float" office:value="240">
            <text:p>240</text:p>
          </table:table-cell>
          <table:table-cell office:value-type="string">
            <text:p>46.07187</text:p>
          </table:table-cell>
          <table:table-cell office:value-type="string">
            <text:p>11.1221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0</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LENDA</text:p>
          </table:table-cell>
          <table:table-cell office:value-type="string">
            <text:p>Via Trener 16, Trento</text:p>
          </table:table-cell>
          <table:table-cell office:value-type="string">
            <text:p>Via Trener, 16, Trient, Italien</text:p>
          </table:table-cell>
          <table:table-cell office:value-type="string">
            <text:p>Via Trener, 16, Trento, Italy</text:p>
          </table:table-cell>
          <table:table-cell office:value-type="string">
            <text:p>0461/822160</text:p>
          </table:table-cell>
          <table:table-cell office:value-type="string">
            <text:p>http://www.risto3.it</text:p>
          </table:table-cell>
          <table:table-cell office:value-type="string">
            <text:p>glend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Rampa di accesso; Piattaforma elevatrice; Ascensore; Servizi igienici dedicati;</text:p>
          </table:table-cell>
          <table:table-cell office:value-type="string">
            <text:p>Parkplatz; Zufahrtsrampe; Hebefläche, Aufzug, behindertengerechte Toiletten;</text:p>
          </table:table-cell>
          <table:table-cell office:value-type="string">
            <text:p>Car park; access ramp; platform lift; lift; disabled toilets;</text:p>
          </table:table-cell>
          <table:table-cell office:value-type="string">
            <text:p>glenda.JPG</text:p>
          </table:table-cell>
          <table:table-cell office:value-type="string">
            <text:p>Il ristorante self "Glenda" si trova all'interno del Centro Commerciale a Sud di Trento "Bren Center". Dispone di ampio parcheggio ed è facilmente raggiungibile sia da direzione nord sia da direzione da sud.</text:p>
          </table:table-cell>
          <table:table-cell office:value-type="string">
            <text:p>Das Selfservice-Restaurant "Glenda" liegt im Einkaufszentrum "Bren Center" im Norden von Trient. Es verfügt über einen großen Parkplatz und ist sowohl aus nördlicher als auch aus südlicher Richtung leicht erreichbar.</text:p>
          </table:table-cell>
          <table:table-cell office:value-type="string">
            <text:p>The self-service restaurant "Glenda" is situated within the "Bren Center" shopping centre in the northern part of Trento. It has a large car park and is easy to reach both from the north and from the south of Trento.</text:p>
          </table:table-cell>
          <table:table-cell office:value-type="float" office:value="0">
            <text:p>0</text:p>
          </table:table-cell>
          <table:table-cell office:value-type="float" office:value="240">
            <text:p>240</text:p>
          </table:table-cell>
          <table:table-cell office:value-type="string">
            <text:p>46.093624</text:p>
          </table:table-cell>
          <table:table-cell office:value-type="string">
            <text:p>11.11455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1</text:p>
          </table:table-cell>
          <table:table-cell office:value-type="string">
            <text:p>ristorazione</text:p>
          </table:table-cell>
          <table:table-cell office:value-type="string">
            <text:p>it</text:p>
          </table:table-cell>
          <table:table-cell office:value-type="string">
            <text:p>Ristorante; Pizzeria; Osteria</text:p>
          </table:table-cell>
          <table:table-cell table:number-columns-repeated="2" office:value-type="string">
            <text:p>Restaurant; Pizzeria; Osteria</text:p>
          </table:table-cell>
          <table:table-cell office:value-type="string">
            <text:p>GREEN TOWER</text:p>
          </table:table-cell>
          <table:table-cell office:value-type="string">
            <text:p>Piazza S. Pellico 12, Trento</text:p>
          </table:table-cell>
          <table:table-cell office:value-type="string">
            <text:p>Piazza S. Pellico, 12, Trient, Italien</text:p>
          </table:table-cell>
          <table:table-cell office:value-type="string">
            <text:p>Piazza S. Pellico, 12, Trento, Italy</text:p>
          </table:table-cell>
          <table:table-cell office:value-type="string">
            <text:p>0461/231545</text:p>
          </table:table-cell>
          <table:table-cell office:value-type="string">
            <text:p>http://www.ristorantegreentower.it</text:p>
          </table:table-cell>
          <table:table-cell office:value-type="string">
            <text:p>info@ristorantegreentower.it</text:p>
          </table:table-cell>
          <table:table-cell office:value-type="string">
            <text:p>12.00 - 15.00/ 19.00 - 02.00</text:p>
          </table:table-cell>
          <table:table-cell office:value-type="string">
            <text:p>12:00 - 15:00 / 19:00 - 02:00 Uhr</text:p>
          </table:table-cell>
          <table:table-cell office:value-type="string">
            <text:p>12noon - 3pm/ 7pm - 2a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25</text:p>
          </table:table-cell>
          <table:table-cell table:number-columns-repeated="2" office:value-type="string">
            <text:p>20 - 25</text:p>
          </table:table-cell>
          <table:table-cell office:value-type="string">
            <text:p>Rampa di accesso; Piattaforma elevatrice; Servizi igienici dedicati;</text:p>
          </table:table-cell>
          <table:table-cell office:value-type="string">
            <text:p>Zufahrtsrampe; Hebefläche; behindertengerechte Toiletten;</text:p>
          </table:table-cell>
          <table:table-cell office:value-type="string">
            <text:p>Access ramp; platform lift; disabled toilets;</text:p>
          </table:table-cell>
          <table:table-cell office:value-type="string">
            <text:p>green_tower.jpg</text:p>
          </table:table-cell>
          <table:table-cell table:number-columns-repeated="3"/>
          <table:table-cell office:value-type="float" office:value="0">
            <text:p>0</text:p>
          </table:table-cell>
          <table:table-cell office:value-type="float" office:value="213">
            <text:p>213</text:p>
          </table:table-cell>
          <table:table-cell office:value-type="string">
            <text:p>46.072003</text:p>
          </table:table-cell>
          <table:table-cell office:value-type="string">
            <text:p>11.12452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GROFF</text:p>
          </table:table-cell>
          <table:table-cell office:value-type="string">
            <text:p>Via E. Fermi 7, Trento</text:p>
          </table:table-cell>
          <table:table-cell office:value-type="string">
            <text:p>Via E. Fermi, 7, Trient, Italien</text:p>
          </table:table-cell>
          <table:table-cell office:value-type="string">
            <text:p>Via E. Fermi, 7, Trento, Italy</text:p>
          </table:table-cell>
          <table:table-cell office:value-type="string">
            <text:p>0461/1920139</text:p>
          </table:table-cell>
          <table:table-cell office:value-type="string">
            <text:p>http://www.pizzorante.eu</text:p>
          </table:table-cell>
          <table:table-cell office:value-type="string">
            <text:p>info@pizzorante.eu</text:p>
          </table:table-cell>
          <table:table-cell table:style-name="ce5" office:value-type="string">
            <text:p>08,00 - 24.00</text:p>
          </table:table-cell>
          <table:table-cell office:value-type="string">
            <text:p>08.00 – 24.00 Uhr</text:p>
          </table:table-cell>
          <table:table-cell office:value-type="string">
            <text:p>8am - 12midnight</text:p>
          </table:table-cell>
          <table:table-cell table:number-columns-repeated="3"/>
          <table:table-cell table:style-name="ce2" office:value-type="string">
            <text:p>pizza e bibita 12 ristorante 30-35</text:p>
          </table:table-cell>
          <table:table-cell office:value-type="string">
            <text:p>Pizza + Getränk 12 - Restaurant 30-35</text:p>
          </table:table-cell>
          <table:table-cell office:value-type="string">
            <text:p>pizza and drink 12 restaurant 30-3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roff.jpg</text:p>
          </table:table-cell>
          <table:table-cell table:number-columns-repeated="3"/>
          <table:table-cell office:value-type="float" office:value="0">
            <text:p>0</text:p>
          </table:table-cell>
          <table:table-cell office:value-type="float" office:value="213">
            <text:p>213</text:p>
          </table:table-cell>
          <table:table-cell office:value-type="string">
            <text:p>46.04718</text:p>
          </table:table-cell>
          <table:table-cell office:value-type="string">
            <text:p>11.126197</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3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IL CAPPELLO</text:p>
          </table:table-cell>
          <table:table-cell office:value-type="string">
            <text:p>Piazzetta Bruno Lunelli 5, Trento</text:p>
          </table:table-cell>
          <table:table-cell office:value-type="string">
            <text:p>Piazzetta Bruno Lunelli, 5, Trient, Italien</text:p>
          </table:table-cell>
          <table:table-cell office:value-type="string">
            <text:p>Piazzetta Bruno Lunelli, 5, Trento, Italy</text:p>
          </table:table-cell>
          <table:table-cell office:value-type="string">
            <text:p>0461/235850</text:p>
          </table:table-cell>
          <table:table-cell office:value-type="string">
            <text:p>http://www.osteriailcappello.it</text:p>
          </table:table-cell>
          <table:table-cell office:value-type="string">
            <text:p>info@osteriailcappello.it</text:p>
          </table:table-cell>
          <table:table-cell office:value-type="string">
            <text:p>10.00 - 14.00/ 19.30 - 22.00</text:p>
          </table:table-cell>
          <table:table-cell office:value-type="string">
            <text:p>10:00 - 14:00 / 19:30 - 22:00 Uhr</text:p>
          </table:table-cell>
          <table:table-cell office:value-type="string">
            <text:p>10am - 2pm/ 7.30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style-name="ce2" office:value-type="string">
            <text:p>30 - 40</text:p>
          </table:table-cell>
          <table:table-cell table:number-columns-repeated="2" office:value-type="string">
            <text:p>30 - 4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appello.jpg</text:p>
          </table:table-cell>
          <table:table-cell table:number-columns-repeated="3"/>
          <table:table-cell table:number-columns-repeated="2" office:value-type="float" office:value="0">
            <text:p>0</text:p>
          </table:table-cell>
          <table:table-cell office:value-type="string">
            <text:p>46.069604</text:p>
          </table:table-cell>
          <table:table-cell office:value-type="string">
            <text:p>11.1252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4</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L GUSTO DELLA COOPERAZIONE</text:p>
          </table:table-cell>
          <table:table-cell office:value-type="string">
            <text:p>Via Segantini 10, Trento</text:p>
          </table:table-cell>
          <table:table-cell office:value-type="string">
            <text:p>Via Segantini, 10, Trient, Italien</text:p>
          </table:table-cell>
          <table:table-cell office:value-type="string">
            <text:p>Via Segantini, 10, Trento, Italy</text:p>
          </table:table-cell>
          <table:table-cell office:value-type="string">
            <text:p>0461/1734477</text:p>
          </table:table-cell>
          <table:table-cell office:value-type="string">
            <text:p>http://www.risto3.it</text:p>
          </table:table-cell>
          <table:table-cell office:value-type="string">
            <text:p>risto3@risto3.it</text:p>
          </table:table-cell>
          <table:table-cell office:value-type="string">
            <text:p>11.30 - 14.30 <text:s text:c="22"/></text:p>
          </table:table-cell>
          <table:table-cell office:value-type="string">
            <text:p>11:30 - 14:30 Uhr <text:s text:c="22"/></text:p>
          </table:table-cell>
          <table:table-cell office:value-type="string">
            <text:p>11.30am - 2.30pm <text:s text:c="22"/></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cooperazione.JPG</text:p>
          </table:table-cell>
          <table:table-cell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office:value-type="float" office:value="0">
            <text:p>0</text:p>
          </table:table-cell>
          <table:table-cell office:value-type="float" office:value="240">
            <text:p>240</text:p>
          </table:table-cell>
          <table:table-cell office:value-type="string">
            <text:p>46.075168</text:p>
          </table:table-cell>
          <table:table-cell office:value-type="string">
            <text:p>11.12207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5</text:p>
          </table:table-cell>
          <table:table-cell office:value-type="string">
            <text:p>ristorazione</text:p>
          </table:table-cell>
          <table:table-cell office:value-type="string">
            <text:p>it</text:p>
          </table:table-cell>
          <table:table-cell table:number-columns-repeated="3" office:value-type="string">
            <text:p>Osteria</text:p>
          </table:table-cell>
          <table:table-cell office:value-type="string">
            <text:p>IL LIBERTINO</text:p>
          </table:table-cell>
          <table:table-cell office:value-type="string">
            <text:p>Piazza Piedicastello 4/6, Trento</text:p>
          </table:table-cell>
          <table:table-cell office:value-type="string">
            <text:p>Piazza Piedicastello, 4/6, Trient, Italien</text:p>
          </table:table-cell>
          <table:table-cell office:value-type="string">
            <text:p>Piazza Piedicastello, 4/6, Trento, Italy</text:p>
          </table:table-cell>
          <table:table-cell office:value-type="string">
            <text:p>0461/260085</text:p>
          </table:table-cell>
          <table:table-cell office:value-type="string">
            <text:p>http://www.ristorantelibertino.com</text:p>
          </table:table-cell>
          <table:table-cell office:value-type="string">
            <text:p>libertinotn@gmail.com</text:p>
          </table:table-cell>
          <table:table-cell office:value-type="string">
            <text:p>12.00 - 14.30/ 19.00 - 22.30</text:p>
          </table:table-cell>
          <table:table-cell office:value-type="string">
            <text:p>12:00 - 14:30 / 19:00 - 22:30 Uhr</text:p>
          </table:table-cell>
          <table:table-cell office:value-type="string">
            <text:p>12noon - 2.30pm/ 7pm - 10.30pm</text:p>
          </table:table-cell>
          <table:table-cell office:value-type="string">
            <text:p>martedì</text:p>
          </table:table-cell>
          <table:table-cell office:value-type="string">
            <text:p>Dienstag</text:p>
          </table:table-cell>
          <table:table-cell office:value-type="string">
            <text:p>Tuesday</text:p>
          </table:table-cell>
          <table:table-cell office:value-type="string">
            <text:p>30 - 40</text:p>
          </table:table-cell>
          <table:table-cell table:style-name="ce7" office:value-type="string">
            <text:p>30 - 40</text:p>
          </table:table-cell>
          <table:table-cell table:style-name="ce7" office:value-type="string">
            <text:p>30 - 4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libertino.JPG</text:p>
          </table:table-cell>
          <table:table-cell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office:value-type="float" office:value="0">
            <text:p>0</text:p>
          </table:table-cell>
          <table:table-cell office:value-type="float" office:value="240">
            <text:p>240</text:p>
          </table:table-cell>
          <table:table-cell office:value-type="string">
            <text:p>46.07078</text:p>
          </table:table-cell>
          <table:table-cell office:value-type="string">
            <text:p>11.11229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36</text:p>
          </table:table-cell>
          <table:table-cell office:value-type="string">
            <text:p>ristorazione</text:p>
          </table:table-cell>
          <table:table-cell office:value-type="string">
            <text:p>it</text:p>
          </table:table-cell>
          <table:table-cell office:value-type="string">
            <text:p>Ristorante; Wine Bar</text:p>
          </table:table-cell>
          <table:table-cell office:value-type="string">
            <text:p>Restaurant; Wine Bar</text:p>
          </table:table-cell>
          <table:table-cell office:value-type="string">
            <text:p>Ristorante; Wine Bar</text:p>
          </table:table-cell>
          <table:table-cell office:value-type="string">
            <text:p>IL SIMPOSIO</text:p>
          </table:table-cell>
          <table:table-cell office:value-type="string">
            <text:p>Via Antonio Rosmini 19, Trento</text:p>
          </table:table-cell>
          <table:table-cell office:value-type="string">
            <text:p>Via Antonio Rosmini, 19, Trient, Italien</text:p>
          </table:table-cell>
          <table:table-cell office:value-type="string">
            <text:p>Via Antonio Rosmini, 19, Trento, Italy</text:p>
          </table:table-cell>
          <table:table-cell office:value-type="string">
            <text:p>0461/261848</text:p>
          </table:table-cell>
          <table:table-cell office:value-type="string">
            <text:p>http://www.ilsimposio.net</text:p>
          </table:table-cell>
          <table:table-cell office:value-type="string">
            <text:p>ilsimposiotrento@gmail.com</text:p>
          </table:table-cell>
          <table:table-cell office:value-type="string">
            <text:p>ristorante 12.00 - 14.30/ 19.00 - 24.00</text:p>
          </table:table-cell>
          <table:table-cell office:value-type="string">
            <text:p>Restaurant 12.00 - 14.30/ 19:00 - 24.00 Uhr</text:p>
          </table:table-cell>
          <table:table-cell office:value-type="string">
            <text:p>restaurant 12noon - 2.30pm/ 7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8 - 13</text:p>
          </table:table-cell>
          <table:table-cell table:style-name="ce7" office:value-type="string">
            <text:p>8 - 13</text:p>
          </table:table-cell>
          <table:table-cell table:style-name="ce7" office:value-type="string">
            <text:p>8 - 13</text:p>
          </table:table-cell>
          <table:table-cell table:number-columns-repeated="3"/>
          <table:table-cell office:value-type="string">
            <text:p>simposio.jpg</text:p>
          </table:table-cell>
          <table:table-cell table:number-columns-repeated="3"/>
          <table:table-cell office:value-type="float" office:value="0">
            <text:p>0</text:p>
          </table:table-cell>
          <table:table-cell office:value-type="float" office:value="168">
            <text:p>168</text:p>
          </table:table-cell>
          <table:table-cell office:value-type="string">
            <text:p>46.068292</text:p>
          </table:table-cell>
          <table:table-cell office:value-type="string">
            <text:p>11.11887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37</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isotta@risto3.it</text:p>
          </table:table-cell>
          <table:table-cell office:value-type="string">
            <text:p>11.30 - 14.30</text:p>
          </table:table-cell>
          <table:table-cell office:value-type="string">
            <text:p>11:30 - 14:30 Uhr</text:p>
          </table:table-cell>
          <table:table-cell office:value-type="string">
            <text:p>11.30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isotta.jpg</text:p>
          </table:table-cell>
          <table:table-cell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office:value-type="float" office:value="0">
            <text:p>0</text:p>
          </table:table-cell>
          <table:table-cell office:value-type="float" office:value="188">
            <text:p>188</text:p>
          </table:table-cell>
          <table:table-cell office:value-type="string">
            <text:p>46.035169</text:p>
          </table:table-cell>
          <table:table-cell office:value-type="string">
            <text:p>11.12647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LTRO 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laltro@risto3.it</text:p>
          </table:table-cell>
          <table:table-cell office:value-type="string">
            <text:p>18,30-23,00</text:p>
          </table:table-cell>
          <table:table-cell office:value-type="string">
            <text:p>18,30-23,00 Uhr</text:p>
          </table:table-cell>
          <table:table-cell office:value-type="string">
            <text:p>6.30pm -11pm</text:p>
          </table:table-cell>
          <table:table-cell office:value-type="string">
            <text:p>domenica, lunedì, martedì</text:p>
          </table:table-cell>
          <table:table-cell office:value-type="string">
            <text:p>Sonntag, Montag, Dienstag</text:p>
          </table:table-cell>
          <table:table-cell office:value-type="string">
            <text:p>Sunday, Monday, Tuesday</text:p>
          </table:table-cell>
          <table:table-cell table:style-name="ce2" office:value-type="float" office:value="10">
            <text:p>10</text:p>
          </table:table-cell>
          <table:table-cell table:number-columns-repeated="2" office:value-type="float" office:value="10">
            <text:p>10</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altro_isotta.jpg</text:p>
          </table:table-cell>
          <table:table-cell office:value-type="string">
            <text:p>Il ristorante, con apertura serale, è caratterizzato da ampi spazi in una moderna concezione di design, ambiente informale. Adatto a riunioni di famiglia, incontri con gli amici, cene aziendali.</text:p>
          </table:table-cell>
          <table:table-cell office:value-type="string">
            <text:p>Dieses abends geöffnete und großzügig geschnittene Restaurant zeichnet sich durch ein modernes Design und eine informelle Atmosphäre aus. Für Familienfeiern, Treffen mit Freunden, Firmenessen geeignet.</text:p>
          </table:table-cell>
          <table:table-cell office:value-type="string">
            <text:p>The restaurant, open in the evenings, has spacious rooms with a modern design imprint and an informal atmosphere. Suited for family reunions, evenings with friends, company dinners.</text:p>
          </table:table-cell>
          <table:table-cell office:value-type="float" office:value="0">
            <text:p>0</text:p>
          </table:table-cell>
          <table:table-cell office:value-type="float" office:value="213">
            <text:p>213</text:p>
          </table:table-cell>
          <table:table-cell office:value-type="string">
            <text:p>46.037359</text:p>
          </table:table-cell>
          <table:table-cell office:value-type="string">
            <text:p>11.1245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CANTINOTA</text:p>
          </table:table-cell>
          <table:table-cell office:value-type="string">
            <text:p>Via S. Marco 22/24, Trento</text:p>
          </table:table-cell>
          <table:table-cell office:value-type="string">
            <text:p>Via S. Marco, 22/24, Trient, Italien</text:p>
          </table:table-cell>
          <table:table-cell office:value-type="string">
            <text:p>Via S. Marco, 22/24, Trento, Italy</text:p>
          </table:table-cell>
          <table:table-cell office:value-type="string">
            <text:p>0461/238527</text:p>
          </table:table-cell>
          <table:table-cell office:value-type="string">
            <text:p>http://www.cantinota.editarea.com</text:p>
          </table:table-cell>
          <table:table-cell office:value-type="string">
            <text:p>cantinota@hotmail.it</text:p>
          </table:table-cell>
          <table:table-cell office:value-type="string">
            <text:p>12.00 - 15.00/ 19.00 - 23.00</text:p>
          </table:table-cell>
          <table:table-cell office:value-type="string">
            <text:p>12:00 - 15:00 / 19:00 - 23:00 Uhr</text:p>
          </table:table-cell>
          <table:table-cell office:value-type="string">
            <text:p>12noon - 3pm/ 7pm - 11pm</text:p>
          </table:table-cell>
          <table:table-cell office:value-type="string">
            <text:p>giovedì</text:p>
          </table:table-cell>
          <table:table-cell office:value-type="string">
            <text:p>Donnerstag</text:p>
          </table:table-cell>
          <table:table-cell office:value-type="string">
            <text:p>Thursday</text:p>
          </table:table-cell>
          <table:table-cell table:style-name="ce2" office:value-type="float" office:value="25">
            <text:p>25</text:p>
          </table:table-cell>
          <table:table-cell table:number-columns-repeated="2" office:value-type="float" office:value="25">
            <text:p>2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antinota.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2502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POSADA</text:p>
          </table:table-cell>
          <table:table-cell office:value-type="string">
            <text:p>Largo G. Carducci 24, Trento</text:p>
          </table:table-cell>
          <table:table-cell office:value-type="string">
            <text:p>Largo G. Carducci, 24, Trient, Italien</text:p>
          </table:table-cell>
          <table:table-cell office:value-type="string">
            <text:p>Largo G. Carducci, 24, Trento, Italy</text:p>
          </table:table-cell>
          <table:table-cell office:value-type="string">
            <text:p>0461/262694</text:p>
          </table:table-cell>
          <table:table-cell/>
          <table:table-cell office:value-type="string">
            <text:p>roberto_ciervo@excite.it</text:p>
          </table:table-cell>
          <table:table-cell office:value-type="string">
            <text:p>12.00 14.00/ 19.00 - 23.00</text:p>
          </table:table-cell>
          <table:table-cell office:value-type="string">
            <text:p>12.00 - 14.00/ 19.00 - 23.00 Uhr</text:p>
          </table:table-cell>
          <table:table-cell office:value-type="string">
            <text:p>12noon- 2pm/ 7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posada.jpg</text:p>
          </table:table-cell>
          <table:table-cell table:number-columns-repeated="3"/>
          <table:table-cell office:value-type="float" office:value="0">
            <text:p>0</text:p>
          </table:table-cell>
          <table:table-cell office:value-type="float" office:value="240">
            <text:p>240</text:p>
          </table:table-cell>
          <table:table-cell office:value-type="string">
            <text:p>46.068394</text:p>
          </table:table-cell>
          <table:table-cell office:value-type="string">
            <text:p>11.12445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STUA</text:p>
          </table:table-cell>
          <table:table-cell office:value-type="string">
            <text:p>Via dei Mille 20, Trento</text:p>
          </table:table-cell>
          <table:table-cell office:value-type="string">
            <text:p>Via dei Mille, 20, Trient, Italien</text:p>
          </table:table-cell>
          <table:table-cell office:value-type="string">
            <text:p>Via dei Mille, 20, Trento, Italy</text:p>
          </table:table-cell>
          <table:table-cell office:value-type="string">
            <text:p>0461/915879</text:p>
          </table:table-cell>
          <table:table-cell/>
          <table:table-cell office:value-type="string">
            <text:p>pisonithomas@virgilio.it</text:p>
          </table:table-cell>
          <table:table-cell office:value-type="string">
            <text:p>07.30 - 19.00 <text:s/>(ristorazione solo a pranzo)</text:p>
          </table:table-cell>
          <table:table-cell office:value-type="string">
            <text:p>07.30 - 19.00 Uhr (nur zum Mittagstisch geöffnet)</text:p>
          </table:table-cell>
          <table:table-cell office:value-type="string">
            <text:p>7.30am - 7pm (restaurant only at lunchtime)</text:p>
          </table:table-cell>
          <table:table-cell office:value-type="string">
            <text:p>domenica - mesi nov. Dic. Aperto tutti ti giorni</text:p>
          </table:table-cell>
          <table:table-cell office:value-type="string">
            <text:p>Sonntag - November und Dezember Täglich geöffnet</text:p>
          </table:table-cell>
          <table:table-cell office:value-type="string">
            <text:p>Sunday - month of Nov. Dec. open every day</text:p>
          </table:table-cell>
          <table:table-cell table:style-name="ce2" office:value-type="string">
            <text:p>dai 20 ai 30</text:p>
          </table:table-cell>
          <table:table-cell office:value-type="string">
            <text:p>von 20 bis 30</text:p>
          </table:table-cell>
          <table:table-cell office:value-type="string">
            <text:p>from 20 to 30</text:p>
          </table:table-cell>
          <table:table-cell office:value-type="string">
            <text:p>Ingresso con gradini;</text:p>
          </table:table-cell>
          <table:table-cell office:value-type="string">
            <text:p>Eingang mit Stufen;</text:p>
          </table:table-cell>
          <table:table-cell office:value-type="string">
            <text:p>Entrance with steps;</text:p>
          </table:table-cell>
          <table:table-cell office:value-type="string">
            <text:p>stua.JPG</text:p>
          </table:table-cell>
          <table:table-cell table:number-columns-repeated="3"/>
          <table:table-cell office:value-type="float" office:value="0">
            <text:p>0</text:p>
          </table:table-cell>
          <table:table-cell office:value-type="float" office:value="240">
            <text:p>240</text:p>
          </table:table-cell>
          <table:table-cell office:value-type="string">
            <text:p>46.062366</text:p>
          </table:table-cell>
          <table:table-cell office:value-type="string">
            <text:p>11.12799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 SCRIGNO DEL DUOMO</text:p>
          </table:table-cell>
          <table:table-cell office:value-type="string">
            <text:p>Piazza del Duomo 29, Trento</text:p>
          </table:table-cell>
          <table:table-cell office:value-type="string">
            <text:p>Piazza del Duomo, 29, Trient, Italien</text:p>
          </table:table-cell>
          <table:table-cell office:value-type="string">
            <text:p>Piazza del Duomo, 29, Trento, Italy</text:p>
          </table:table-cell>
          <table:table-cell office:value-type="string">
            <text:p>0461/220030</text:p>
          </table:table-cell>
          <table:table-cell office:value-type="string">
            <text:p>http://www.scrignodelduomo.com</text:p>
          </table:table-cell>
          <table:table-cell office:value-type="string">
            <text:p>info@scrignodelduomo.com</text:p>
          </table:table-cell>
          <table:table-cell office:value-type="string">
            <text:p>11.00 - 15.30/ 18.00 - 24.00</text:p>
          </table:table-cell>
          <table:table-cell office:value-type="string">
            <text:p>11:00 - 15:30/ 18:00 - 24.00 Uhr</text:p>
          </table:table-cell>
          <table:table-cell office:value-type="string">
            <text:p>11am - 3.30pm/ 6pm - 12midnight</text:p>
          </table:table-cell>
          <table:table-cell table:number-columns-repeated="3"/>
          <table:table-cell table:style-name="ce2" office:value-type="float" office:value="80">
            <text:p>80</text:p>
          </table:table-cell>
          <table:table-cell table:number-columns-repeated="2" office:value-type="float" office:value="80">
            <text:p>8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scrigno.jpg</text:p>
          </table:table-cell>
          <table:table-cell table:number-columns-repeated="3"/>
          <table:table-cell office:value-type="float" office:value="0">
            <text:p>0</text:p>
          </table:table-cell>
          <table:table-cell office:value-type="float" office:value="212">
            <text:p>212</text:p>
          </table:table-cell>
          <table:table-cell office:value-type="string">
            <text:p>46.067432</text:p>
          </table:table-cell>
          <table:table-cell office:value-type="string">
            <text:p>11.1210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3</text:p>
          </table:table-cell>
          <table:table-cell office:value-type="string">
            <text:p>ristorazione</text:p>
          </table:table-cell>
          <table:table-cell office:value-type="string">
            <text:p>it</text:p>
          </table:table-cell>
          <table:table-cell table:number-columns-repeated="2" office:value-type="string">
            <text:p>Pizzeria; Self-service</text:p>
          </table:table-cell>
          <table:table-cell office:value-type="string">
            <text:p>Pizzeria; self-service</text:p>
          </table:table-cell>
          <table:table-cell office:value-type="string">
            <text:p>MAGNETE</text:p>
          </table:table-cell>
          <table:table-cell office:value-type="string">
            <text:p>Passaggio B. Disertori 26, Trento</text:p>
          </table:table-cell>
          <table:table-cell office:value-type="string">
            <text:p>Passaggio B. Disertori, 26, Trient, Italien</text:p>
          </table:table-cell>
          <table:table-cell office:value-type="string">
            <text:p>Passaggio B. Disertori, 26, Trento, Italy</text:p>
          </table:table-cell>
          <table:table-cell office:value-type="string">
            <text:p>0461/420196</text:p>
          </table:table-cell>
          <table:table-cell/>
          <table:table-cell office:value-type="string">
            <text:p>fabriziolibardi@hotmail.com</text:p>
          </table:table-cell>
          <table:table-cell office:value-type="string">
            <text:p>11.30 - 16.30</text:p>
          </table:table-cell>
          <table:table-cell office:value-type="string">
            <text:p>11:30 - 16:30 Uhr</text:p>
          </table:table-cell>
          <table:table-cell office:value-type="string">
            <text:p>11.30am - 4.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magnete.jpg</text:p>
          </table:table-cell>
          <table:table-cell table:number-columns-repeated="3"/>
          <table:table-cell office:value-type="float" office:value="0">
            <text:p>0</text:p>
          </table:table-cell>
          <table:table-cell office:value-type="float" office:value="213">
            <text:p>213</text:p>
          </table:table-cell>
          <table:table-cell office:value-type="string">
            <text:p>46.090667</text:p>
          </table:table-cell>
          <table:table-cell office:value-type="string">
            <text:p>11.11508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ASO FINISTERRE</text:p>
          </table:table-cell>
          <table:table-cell office:value-type="string">
            <text:p>Via S.S. Cosma e Damiano 6, Trento</text:p>
          </table:table-cell>
          <table:table-cell office:value-type="string">
            <text:p>Via S.S. Cosma e Damiano, 6, Trient, Italien</text:p>
          </table:table-cell>
          <table:table-cell office:value-type="string">
            <text:p>Via S.S. Cosma e Damiano, 6, Trento, Italy</text:p>
          </table:table-cell>
          <table:table-cell office:value-type="string">
            <text:p>0461/825752</text:p>
          </table:table-cell>
          <table:table-cell office:value-type="string">
            <text:p>http://www.masofinisterre.it</text:p>
          </table:table-cell>
          <table:table-cell office:value-type="string">
            <text:p>masofinisterre@yahoo.it</text:p>
          </table:table-cell>
          <table:table-cell office:value-type="string">
            <text:p>12.00 14.00/ 19.00 - 22.00</text:p>
          </table:table-cell>
          <table:table-cell office:value-type="string">
            <text:p>12.00 - 14.00/ 19.00 - 22:00 Uhr</text:p>
          </table:table-cell>
          <table:table-cell office:value-type="string">
            <text:p>12noon - 2pm/ 7pm -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25</text:p>
          </table:table-cell>
          <table:table-cell table:number-columns-repeated="2" office:value-type="string">
            <text:p>20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finisterre.jpg</text:p>
          </table:table-cell>
          <table:table-cell table:number-columns-repeated="3"/>
          <table:table-cell office:value-type="float" office:value="0">
            <text:p>0</text:p>
          </table:table-cell>
          <table:table-cell office:value-type="float" office:value="240">
            <text:p>240</text:p>
          </table:table-cell>
          <table:table-cell office:value-type="string">
            <text:p>46.083732</text:p>
          </table:table-cell>
          <table:table-cell office:value-type="string">
            <text:p>11.0996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NIKY'S RESTAURANT</text:p>
          </table:table-cell>
          <table:table-cell office:value-type="string">
            <text:p>Via S. Pio X 29, Trento</text:p>
          </table:table-cell>
          <table:table-cell office:value-type="string">
            <text:p>Via S. Pio X, 29, Trient, Italien</text:p>
          </table:table-cell>
          <table:table-cell office:value-type="string">
            <text:p>Via S. Pio X, 29, Trento, Italy</text:p>
          </table:table-cell>
          <table:table-cell office:value-type="string">
            <text:p>0461/390828</text:p>
          </table:table-cell>
          <table:table-cell office:value-type="string">
            <text:p>http://www.nikys.it</text:p>
          </table:table-cell>
          <table:table-cell office:value-type="string">
            <text:p>info@nikys.it</text:p>
          </table:table-cell>
          <table:table-cell office:value-type="string">
            <text:p>dal lunedì al sabato 12-14.30/18.30-23 domenica (da ottobre a maggio) 18.30 - 22.00</text:p>
          </table:table-cell>
          <table:table-cell office:value-type="string">
            <text:p>von Montag bis Samstag 12-14.30/18.30-23 Uhr - Sonntag (von Oktober bis Mai) 18.30 - 22.00 Uhr</text:p>
          </table:table-cell>
          <table:table-cell office:value-type="string">
            <text:p>from Monday to Saturday 12noon - 2.30pm/6.30pm - 11pm, Sunday (from October to May) 6.30pm - 10pm</text:p>
          </table:table-cell>
          <table:table-cell office:value-type="string">
            <text:p>domenica (solo da giugno a ottobre)</text:p>
          </table:table-cell>
          <table:table-cell office:value-type="string">
            <text:p>Sonntag (nur von Juni bis Oktober)</text:p>
          </table:table-cell>
          <table:table-cell office:value-type="string">
            <text:p>Sunday (only from June to October)</text:p>
          </table:table-cell>
          <table:table-cell table:style-name="ce2" office:value-type="string">
            <text:p>pizze 5 - 8,50 ristorante 10 -30</text:p>
          </table:table-cell>
          <table:table-cell office:value-type="string">
            <text:p>Pizza 5 - 8,50 - Restaurant 10-30</text:p>
          </table:table-cell>
          <table:table-cell office:value-type="string">
            <text:p>pizza 5 - 8.50 restaurant 10-30</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niky.jpg</text:p>
          </table:table-cell>
          <table:table-cell table:number-columns-repeated="3"/>
          <table:table-cell table:number-columns-repeated="2" office:value-type="float" office:value="0">
            <text:p>0</text:p>
          </table:table-cell>
          <table:table-cell office:value-type="string">
            <text:p>46.05602</text:p>
          </table:table-cell>
          <table:table-cell office:value-type="string">
            <text:p>11.12022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NUOVA CASTELLI</text:p>
          </table:table-cell>
          <table:table-cell office:value-type="string">
            <text:p>Piazza Centa 11, Trento</text:p>
          </table:table-cell>
          <table:table-cell office:value-type="string">
            <text:p>Piazza Centa, 11, Trient, Italien</text:p>
          </table:table-cell>
          <table:table-cell office:value-type="string">
            <text:p>Piazza Centa, 11, Trento, Italy</text:p>
          </table:table-cell>
          <table:table-cell office:value-type="string">
            <text:p>0461/827079</text:p>
          </table:table-cell>
          <table:table-cell/>
          <table:table-cell office:value-type="string">
            <text:p>castellife@gmail.com</text:p>
          </table:table-cell>
          <table:table-cell office:value-type="string">
            <text:p>12.00 - 14.30/ 18.30 - 23.30</text:p>
          </table:table-cell>
          <table:table-cell office:value-type="string">
            <text:p>12:00 - 14:30 / 18:30 - 23:30 Uhr</text:p>
          </table:table-cell>
          <table:table-cell office:value-type="string">
            <text:p>12noon - 2.30pm/ 6.30pm - 11.30pm</text:p>
          </table:table-cell>
          <table:table-cell office:value-type="string">
            <text:p>sabato e domenica a pranzo</text:p>
          </table:table-cell>
          <table:table-cell office:value-type="string">
            <text:p>Samstag und Sonntag zu Mittag</text:p>
          </table:table-cell>
          <table:table-cell office:value-type="string">
            <text:p>Saturday and Sunday at lunchtime</text:p>
          </table:table-cell>
          <table:table-cell table:style-name="ce2" office:value-type="string">
            <text:p>15 - 30</text:p>
          </table:table-cell>
          <table:table-cell table:number-columns-repeated="2" office:value-type="string">
            <text:p>15 - 30</text:p>
          </table:table-cell>
          <table:table-cell table:number-columns-repeated="3"/>
          <table:table-cell office:value-type="string">
            <text:p>nuova_castelli.JPG</text:p>
          </table:table-cell>
          <table:table-cell table:number-columns-repeated="3"/>
          <table:table-cell office:value-type="float" office:value="0">
            <text:p>0</text:p>
          </table:table-cell>
          <table:table-cell office:value-type="float" office:value="213">
            <text:p>213</text:p>
          </table:table-cell>
          <table:table-cell office:value-type="string">
            <text:p>46.076167</text:p>
          </table:table-cell>
          <table:table-cell office:value-type="string">
            <text:p>11.12388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SUVIO</text:p>
          </table:table-cell>
          <table:table-cell office:value-type="string">
            <text:p>Via Malvasia 103, Trento</text:p>
          </table:table-cell>
          <table:table-cell office:value-type="string">
            <text:p>Via Malvasia, 103, Trient, Italien</text:p>
          </table:table-cell>
          <table:table-cell office:value-type="string">
            <text:p>Via Malvasia, 103, Trento, Italy</text:p>
          </table:table-cell>
          <table:table-cell office:value-type="string">
            <text:p>0461/987303</text:p>
          </table:table-cell>
          <table:table-cell/>
          <table:table-cell office:value-type="string">
            <text:p>alvesuvio@yahoo.it</text:p>
          </table:table-cell>
          <table:table-cell office:value-type="string">
            <text:p>12.00 - 14.30/ 18.30 - 02.00</text:p>
          </table:table-cell>
          <table:table-cell office:value-type="string">
            <text:p>12:00 - 14:30 / 18:30 - 02:00 Uhr</text:p>
          </table:table-cell>
          <table:table-cell office:value-type="string">
            <text:p>12noon - 2.30pm/ 6.30pm - 2am</text:p>
          </table:table-cell>
          <table:table-cell office:value-type="string">
            <text:p>nessuno</text:p>
          </table:table-cell>
          <table:table-cell office:value-type="string">
            <text:p>Donnerstag und Samstag zu Mittag</text:p>
          </table:table-cell>
          <table:table-cell office:value-type="string">
            <text:p>Thursday and Saturday at lunchtime</text:p>
          </table:table-cell>
          <table:table-cell table:style-name="ce2" office:value-type="string">
            <text:p>pizza 6 ristorante 13 pesce 25</text:p>
          </table:table-cell>
          <table:table-cell office:value-type="string">
            <text:p>Pizza 6 - Restaurant 13 - Fisch 25</text:p>
          </table:table-cell>
          <table:table-cell office:value-type="string">
            <text:p>pizza 6, restaurant 13, fish 25</text:p>
          </table:table-cell>
          <table:table-cell office:value-type="string">
            <text:p>Parcheggio;</text:p>
          </table:table-cell>
          <table:table-cell office:value-type="string">
            <text:p>Parkplatz;</text:p>
          </table:table-cell>
          <table:table-cell office:value-type="string">
            <text:p>Car park;</text:p>
          </table:table-cell>
          <table:table-cell office:value-type="string">
            <text:p>vesuvio.jpg</text:p>
          </table:table-cell>
          <table:table-cell table:number-columns-repeated="3"/>
          <table:table-cell office:value-type="float" office:value="0">
            <text:p>0</text:p>
          </table:table-cell>
          <table:table-cell office:value-type="float" office:value="240">
            <text:p>240</text:p>
          </table:table-cell>
          <table:table-cell office:value-type="string">
            <text:p>46.075192</text:p>
          </table:table-cell>
          <table:table-cell office:value-type="string">
            <text:p>11.12512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LD BAR&amp;FOOD</text:p>
          </table:table-cell>
          <table:table-cell office:value-type="string">
            <text:p>Via Roggia Grande <text:s/>8, Trento</text:p>
          </table:table-cell>
          <table:table-cell office:value-type="string">
            <text:p>Via Roggia Grande, 8, Trient, Italien</text:p>
          </table:table-cell>
          <table:table-cell office:value-type="string">
            <text:p>Via Roggia Grande, 8, Trento, Italy</text:p>
          </table:table-cell>
          <table:table-cell office:value-type="string">
            <text:p>0461/263263</text:p>
          </table:table-cell>
          <table:table-cell office:value-type="string">
            <text:p>http://www.oldbar.it</text:p>
          </table:table-cell>
          <table:table-cell office:value-type="string">
            <text:p>info@oldbar.it</text:p>
          </table:table-cell>
          <table:table-cell table:style-name="ce5" office:value-type="string">
            <text:p>11.00 - 15.00/ 19.00 - 24.00</text:p>
          </table:table-cell>
          <table:table-cell office:value-type="string">
            <text:p>11:00 - 15:00/ 19:00 - 24.00 Uhr</text:p>
          </table:table-cell>
          <table:table-cell office:value-type="string">
            <text:p>11am - 3pm/ 7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enù con 4 portate 28 €</text:p>
          </table:table-cell>
          <table:table-cell office:value-type="string">
            <text:p>4-Gängemenü für 28 Euro,</text:p>
          </table:table-cell>
          <table:table-cell office:value-type="string">
            <text:p>menu with 4 courses 28</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old.jpg</text:p>
          </table:table-cell>
          <table:table-cell table:number-columns-repeated="3"/>
          <table:table-cell office:value-type="float" office:value="3">
            <text:p>3</text:p>
          </table:table-cell>
          <table:table-cell office:value-type="float" office:value="320">
            <text:p>320</text:p>
          </table:table-cell>
          <table:table-cell office:value-type="string">
            <text:p>46.067477</text:p>
          </table:table-cell>
          <table:table-cell office:value-type="string">
            <text:p>11.124493</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4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LYMPIC RESTAURANT</text:p>
          </table:table-cell>
          <table:table-cell office:value-type="string">
            <text:p>Via R. da Sanseverino 125, Trento</text:p>
          </table:table-cell>
          <table:table-cell office:value-type="string">
            <text:p>Via R. da Sanseverino, 125, Trient, Italien</text:p>
          </table:table-cell>
          <table:table-cell office:value-type="string">
            <text:p>Via R. da Sanseverino, 125, Trento, Italy</text:p>
          </table:table-cell>
          <table:table-cell office:value-type="string">
            <text:p>0461/391215</text:p>
          </table:table-cell>
          <table:table-cell office:value-type="string">
            <text:p>http://www.hotelsportingtrento.com</text:p>
          </table:table-cell>
          <table:table-cell office:value-type="string">
            <text:p>info@hotelsportingtrento.com</text:p>
          </table:table-cell>
          <table:table-cell office:value-type="string">
            <text:p>12.00 - 14.00/ 19.00 - 22.00</text:p>
          </table:table-cell>
          <table:table-cell office:value-type="string">
            <text:p>12:00 - 14:00 / 19:00 - 22:00 Uhr</text:p>
          </table:table-cell>
          <table:table-cell office:value-type="string">
            <text:p>12noon - 2pm/ 7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a partire da 25€ bevande escluse</text:p>
          </table:table-cell>
          <table:table-cell office:value-type="string">
            <text:p>ab 25 Euro, Getränke ausgenommen</text:p>
          </table:table-cell>
          <table:table-cell office:value-type="string">
            <text:p>from 25 €, drinks not included</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olympic.jpg</text:p>
          </table:table-cell>
          <table:table-cell table:number-columns-repeated="3"/>
          <table:table-cell office:value-type="float" office:value="0">
            <text:p>0</text:p>
          </table:table-cell>
          <table:table-cell office:value-type="float" office:value="223">
            <text:p>223</text:p>
          </table:table-cell>
          <table:table-cell office:value-type="string">
            <text:p>46.051124</text:p>
          </table:table-cell>
          <table:table-cell office:value-type="string">
            <text:p>11.11232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0</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ORIENT</text:p>
          </table:table-cell>
          <table:table-cell office:value-type="string">
            <text:p>Via Giovanni Zanella 3, Trento</text:p>
          </table:table-cell>
          <table:table-cell office:value-type="string">
            <text:p>Via Giovanni Zanella, 3, Trient, Italien</text:p>
          </table:table-cell>
          <table:table-cell office:value-type="string">
            <text:p>Via Giovanni Zanella, 3, Trento, Italy</text:p>
          </table:table-cell>
          <table:table-cell office:value-type="string">
            <text:p>0461/234435</text:p>
          </table:table-cell>
          <table:table-cell table:number-columns-repeated="14"/>
          <table:table-cell office:value-type="string">
            <text:p>orient.jpg</text:p>
          </table:table-cell>
          <table:table-cell table:number-columns-repeated="3"/>
          <table:table-cell table:number-columns-repeated="2" office:value-type="float" office:value="0">
            <text:p>0</text:p>
          </table:table-cell>
          <table:table-cell office:value-type="string">
            <text:p>46.067408</text:p>
          </table:table-cell>
          <table:table-cell office:value-type="string">
            <text:p>11.11786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text:p>
          </table:table-cell>
          <table:table-cell office:value-type="string">
            <text:p>ORSO GRIGIO</text:p>
          </table:table-cell>
          <table:table-cell office:value-type="string">
            <text:p>Via degli Orti 19, Trento</text:p>
          </table:table-cell>
          <table:table-cell office:value-type="string">
            <text:p>Via degli Orti, 19, Trient, Italien</text:p>
          </table:table-cell>
          <table:table-cell office:value-type="string">
            <text:p>Via degli Orti, 19, Trento, Italy</text:p>
          </table:table-cell>
          <table:table-cell office:value-type="string">
            <text:p>0461/984400</text:p>
          </table:table-cell>
          <table:table-cell/>
          <table:table-cell office:value-type="string">
            <text:p>info@orsogrigiotrento.com</text:p>
          </table:table-cell>
          <table:table-cell office:value-type="string">
            <text:p>12.00 - 14.00/ 19.30 - 22.00</text:p>
          </table:table-cell>
          <table:table-cell office:value-type="string">
            <text:p>12:00 - 14:00/ 19:30 - 22:00 Uhr</text:p>
          </table:table-cell>
          <table:table-cell office:value-type="string">
            <text:p>12noon - 2pm / 7.30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 - 35</text:p>
          </table:table-cell>
          <table:table-cell table:number-columns-repeated="2" office:value-type="string">
            <text:p>25 - 3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orso_grigio.jpg</text:p>
          </table:table-cell>
          <table:table-cell table:number-columns-repeated="3"/>
          <table:table-cell office:value-type="float" office:value="0">
            <text:p>0</text:p>
          </table:table-cell>
          <table:table-cell office:value-type="float" office:value="105">
            <text:p>105</text:p>
          </table:table-cell>
          <table:table-cell office:value-type="string">
            <text:p>46.065564</text:p>
          </table:table-cell>
          <table:table-cell office:value-type="string">
            <text:p>11.12243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2</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OSTERIA VINERIA S. MARTINO</text:p>
          </table:table-cell>
          <table:table-cell office:value-type="string">
            <text:p>Via S. Martino 42, Trento</text:p>
          </table:table-cell>
          <table:table-cell office:value-type="string">
            <text:p>Via S. Martino, 42, Trient, Italien</text:p>
          </table:table-cell>
          <table:table-cell office:value-type="string">
            <text:p>Via S. Martino, 42, Trento, Italy</text:p>
          </table:table-cell>
          <table:table-cell office:value-type="string">
            <text:p>0461/263975</text:p>
          </table:table-cell>
          <table:table-cell table:number-columns-repeated="2"/>
          <table:table-cell office:value-type="string">
            <text:p>12.00 - 21.00</text:p>
          </table:table-cell>
          <table:table-cell office:value-type="string">
            <text:p>12:00 - 21:00 Uhr</text:p>
          </table:table-cell>
          <table:table-cell office:value-type="string">
            <text:p>12noon - 9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style-name="ce2" office:value-type="string">
            <text:p>20 - 25</text:p>
          </table:table-cell>
          <table:table-cell table:number-columns-repeated="2" office:value-type="string">
            <text:p>20 - 2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san_martino.jpg</text:p>
          </table:table-cell>
          <table:table-cell table:number-columns-repeated="3"/>
          <table:table-cell office:value-type="float" office:value="0">
            <text:p>0</text:p>
          </table:table-cell>
          <table:table-cell office:value-type="float" office:value="240">
            <text:p>240</text:p>
          </table:table-cell>
          <table:table-cell office:value-type="string">
            <text:p>46.073188</text:p>
          </table:table-cell>
          <table:table-cell office:value-type="string">
            <text:p>11.1253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TELLI</text:p>
          </table:table-cell>
          <table:table-cell office:value-type="string">
            <text:p>Via Dietro Le Mura A 1/5, Trento</text:p>
          </table:table-cell>
          <table:table-cell office:value-type="string">
            <text:p>Via Dietro Le Mura A, 1/5, Trient, Italien</text:p>
          </table:table-cell>
          <table:table-cell office:value-type="string">
            <text:p>Via Dietro Le Mura A, 1/5, Trento, Italy</text:p>
          </table:table-cell>
          <table:table-cell office:value-type="string">
            <text:p>0461/235236</text:p>
          </table:table-cell>
          <table:table-cell/>
          <table:table-cell office:value-type="string">
            <text:p>ristopat@tiscali.it</text:p>
          </table:table-cell>
          <table:table-cell office:value-type="string">
            <text:p>12.00 - 14.15/ 19.00 - 22.30</text:p>
          </table:table-cell>
          <table:table-cell office:value-type="string">
            <text:p>12:00 - 14:15 / 19:00 - 22:30 Uhr</text:p>
          </table:table-cell>
          <table:table-cell office:value-type="string">
            <text:p>12noon - 2.15pm/ 7pm - 10.30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style-name="ce2" office:value-type="string">
            <text:p>20 - 35</text:p>
          </table:table-cell>
          <table:table-cell table:number-columns-repeated="2" office:value-type="string">
            <text:p>20 - 35</text:p>
          </table:table-cell>
          <table:table-cell office:value-type="string">
            <text:p>Rampa di accesso; Piattaforma elevatrice; Ingresso con gradini; Servizi igienici dedicati;</text:p>
          </table:table-cell>
          <table:table-cell office:value-type="string">
            <text:p>Zufahrtsrampe; Hebefläche; Eingang mit Stufen; behindertengerechte Toiletten;</text:p>
          </table:table-cell>
          <table:table-cell office:value-type="string">
            <text:p>Access ramp; platform lift; entrance with steps; disabled toilets;</text:p>
          </table:table-cell>
          <table:table-cell office:value-type="string">
            <text:p>patelli.jpg</text:p>
          </table:table-cell>
          <table:table-cell table:number-columns-repeated="3"/>
          <table:table-cell office:value-type="float" office:value="1">
            <text:p>1</text:p>
          </table:table-cell>
          <table:table-cell office:value-type="float" office:value="478">
            <text:p>478</text:p>
          </table:table-cell>
          <table:table-cell office:value-type="string">
            <text:p>46.065417</text:p>
          </table:table-cell>
          <table:table-cell office:value-type="string">
            <text:p>11.12313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IRRERIA PEDAVENA</text:p>
          </table:table-cell>
          <table:table-cell office:value-type="string">
            <text:p>Via Santa Croce 15, Trento</text:p>
          </table:table-cell>
          <table:table-cell office:value-type="string">
            <text:p>Via Santa Croce, 15, Trient, Italien</text:p>
          </table:table-cell>
          <table:table-cell office:value-type="string">
            <text:p>Via Santa Croce, 15, Trento, Italy</text:p>
          </table:table-cell>
          <table:table-cell office:value-type="string">
            <text:p>0461/986255</text:p>
          </table:table-cell>
          <table:table-cell office:value-type="string">
            <text:p>http://www.birreriapedavena.com</text:p>
          </table:table-cell>
          <table:table-cell office:value-type="string">
            <text:p>info@birreriapedavena.com</text:p>
          </table:table-cell>
          <table:table-cell table:number-columns-repeated="3"/>
          <table:table-cell office:value-type="string">
            <text:p>martedì</text:p>
          </table:table-cell>
          <table:table-cell office:value-type="string">
            <text:p>Dienstag</text:p>
          </table:table-cell>
          <table:table-cell office:value-type="string">
            <text:p>Tuesday</text:p>
          </table:table-cell>
          <table:table-cell table:style-name="ce2" office:value-type="string">
            <text:p>primo 6,50 piatto tipico 11,50</text:p>
          </table:table-cell>
          <table:table-cell office:value-type="string">
            <text:p>erster Gang 6,50 - typische Platte 11,50</text:p>
          </table:table-cell>
          <table:table-cell office:value-type="string">
            <text:p>first course 6.50, local dish 11.5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pedavena.jpg</text:p>
          </table:table-cell>
          <table:table-cell table:number-columns-repeated="3"/>
          <table:table-cell office:value-type="float" office:value="0">
            <text:p>0</text:p>
          </table:table-cell>
          <table:table-cell office:value-type="float" office:value="240">
            <text:p>240</text:p>
          </table:table-cell>
          <table:table-cell office:value-type="string">
            <text:p>46.064685</text:p>
          </table:table-cell>
          <table:table-cell office:value-type="string">
            <text:p>11.12346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ETRARCA</text:p>
          </table:table-cell>
          <table:table-cell office:value-type="string">
            <text:p>Via Petrarca 4, Trento</text:p>
          </table:table-cell>
          <table:table-cell office:value-type="string">
            <text:p>Via Petrarca, 4, Trient, Italien</text:p>
          </table:table-cell>
          <table:table-cell office:value-type="string">
            <text:p>Via Petrarca, 4, Trento, Italy</text:p>
          </table:table-cell>
          <table:table-cell office:value-type="string">
            <text:p>0461/983189</text:p>
          </table:table-cell>
          <table:table-cell/>
          <table:table-cell office:value-type="string">
            <text:p>ristorante.petrarca@gmail.com</text:p>
          </table:table-cell>
          <table:table-cell office:value-type="string">
            <text:p>12.00 - 14.00/ 18.00 - 23.00</text:p>
          </table:table-cell>
          <table:table-cell office:value-type="string">
            <text:p>12:00 - 14:00 / 18:00 - 23:00 Uhr</text:p>
          </table:table-cell>
          <table:table-cell office:value-type="string">
            <text:p>12noon - 2pm/ 6pm - 11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office:value-type="string">
            <text:p>a partire da 6 euro</text:p>
          </table:table-cell>
          <table:table-cell office:value-type="string">
            <text:p>ab 6 euro</text:p>
          </table:table-cell>
          <table:table-cell office:value-type="string">
            <text:p>from 6 euro</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petrarca.JPG</text:p>
          </table:table-cell>
          <table:table-cell table:number-columns-repeated="3"/>
          <table:table-cell office:value-type="float" office:value="0">
            <text:p>0</text:p>
          </table:table-cell>
          <table:table-cell office:value-type="float" office:value="240">
            <text:p>240</text:p>
          </table:table-cell>
          <table:table-cell office:value-type="string">
            <text:p>46.074838</text:p>
          </table:table-cell>
          <table:table-cell office:value-type="string">
            <text:p>11.12382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PIEDICASTELLO</text:p>
          </table:table-cell>
          <table:table-cell office:value-type="string">
            <text:p>Piazza Piedicastello 12, Trento</text:p>
          </table:table-cell>
          <table:table-cell office:value-type="string">
            <text:p>Piazza Piedicastello, 12, Trient, Italien</text:p>
          </table:table-cell>
          <table:table-cell office:value-type="string">
            <text:p>Piazza Piedicastello, 12, Trento, Italy</text:p>
          </table:table-cell>
          <table:table-cell office:value-type="string">
            <text:p>0461/230730</text:p>
          </table:table-cell>
          <table:table-cell table:number-columns-repeated="2"/>
          <table:table-cell office:value-type="string">
            <text:p>12.00 15.00/ 19.00 - 24.00</text:p>
          </table:table-cell>
          <table:table-cell office:value-type="string">
            <text:p>12.00 15:00/ 19:00 - 24.00 Uhr</text:p>
          </table:table-cell>
          <table:table-cell office:value-type="string">
            <text:p>12noon - 3pm/ 7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0 - 25</text:p>
          </table:table-cell>
          <table:table-cell table:number-columns-repeated="2" office:value-type="string">
            <text:p>20 - 25</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piedicastello.jpg</text:p>
          </table:table-cell>
          <table:table-cell table:number-columns-repeated="3"/>
          <table:table-cell table:number-columns-repeated="2" office:value-type="float" office:value="0">
            <text:p>0</text:p>
          </table:table-cell>
          <table:table-cell office:value-type="string">
            <text:p>46.07099</text:p>
          </table:table-cell>
          <table:table-cell office:value-type="string">
            <text:p>11.11274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PIZZA GRANDA</text:p>
          </table:table-cell>
          <table:table-cell office:value-type="string">
            <text:p>Via A. Manzoni 35, Trento</text:p>
          </table:table-cell>
          <table:table-cell office:value-type="string">
            <text:p>Via A. Manzoni, 35, Trient, Italien</text:p>
          </table:table-cell>
          <table:table-cell office:value-type="string">
            <text:p>Via A. Manzoni, 35, Trento, Italy</text:p>
          </table:table-cell>
          <table:table-cell office:value-type="string">
            <text:p>0461/236008</text:p>
          </table:table-cell>
          <table:table-cell/>
          <table:table-cell office:value-type="string">
            <text:p>pizza.granda@libero.it</text:p>
          </table:table-cell>
          <table:table-cell office:value-type="string">
            <text:p>12.00 - 15.00/ 18.00 - 24.00</text:p>
          </table:table-cell>
          <table:table-cell office:value-type="string">
            <text:p>12:00 - 15:00/ 18:00 - 24.00</text:p>
          </table:table-cell>
          <table:table-cell office:value-type="string">
            <text:p>12noon - 3pm/ 6pm - 12midnight</text:p>
          </table:table-cell>
          <table:table-cell table:number-columns-repeated="6"/>
          <table:table-cell office:value-type="string">
            <text:p>Parcheggio; Rampa di accesso; Ingresso con gradini; Servizi igienici dedicati;</text:p>
          </table:table-cell>
          <table:table-cell office:value-type="string">
            <text:p>Parkplatz; Zufahrtsrampe; Eingang mit Treppen; behindertengerechte Toiletten;</text:p>
          </table:table-cell>
          <table:table-cell office:value-type="string">
            <text:p>Car-park; access ramp; entrance with steps; disabled toilets;</text:p>
          </table:table-cell>
          <table:table-cell office:value-type="string">
            <text:p>piazza_granda.jpg</text:p>
          </table:table-cell>
          <table:table-cell table:number-columns-repeated="3"/>
          <table:table-cell office:value-type="float" office:value="0">
            <text:p>0</text:p>
          </table:table-cell>
          <table:table-cell office:value-type="float" office:value="240">
            <text:p>240</text:p>
          </table:table-cell>
          <table:table-cell office:value-type="string">
            <text:p>46.072873</text:p>
          </table:table-cell>
          <table:table-cell office:value-type="string">
            <text:p>11.1250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RIMAVERA</text:p>
          </table:table-cell>
          <table:table-cell office:value-type="string">
            <text:p>Via Suffragio 92, Trento</text:p>
          </table:table-cell>
          <table:table-cell office:value-type="string">
            <text:p>Via Suffragio, 92, Trient, Italien</text:p>
          </table:table-cell>
          <table:table-cell office:value-type="string">
            <text:p>Via Suffragio, 92, Trento, Italy</text:p>
          </table:table-cell>
          <table:table-cell office:value-type="string">
            <text:p>0461/239840</text:p>
          </table:table-cell>
          <table:table-cell table:number-columns-repeated="2"/>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venerdì</text:p>
          </table:table-cell>
          <table:table-cell office:value-type="string">
            <text:p>Freitag</text:p>
          </table:table-cell>
          <table:table-cell office:value-type="string">
            <text:p>Friday</text:p>
          </table:table-cell>
          <table:table-cell table:number-columns-repeated="3"/>
          <table:table-cell office:value-type="string">
            <text:p>Rampa di accesso;</text:p>
          </table:table-cell>
          <table:table-cell office:value-type="string">
            <text:p>Zufahrtsrampe;</text:p>
          </table:table-cell>
          <table:table-cell office:value-type="string">
            <text:p>Access ramp;</text:p>
          </table:table-cell>
          <table:table-cell office:value-type="string">
            <text:p>primavera.jpg</text:p>
          </table:table-cell>
          <table:table-cell table:number-columns-repeated="3"/>
          <table:table-cell office:value-type="float" office:value="0">
            <text:p>0</text:p>
          </table:table-cell>
          <table:table-cell office:value-type="float" office:value="240">
            <text:p>240</text:p>
          </table:table-cell>
          <table:table-cell office:value-type="string">
            <text:p>46.070745</text:p>
          </table:table-cell>
          <table:table-cell office:value-type="string">
            <text:p>11.12479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RENEE'</text:p>
          </table:table-cell>
          <table:table-cell office:value-type="string">
            <text:p>Via Maccani 203, Trento</text:p>
          </table:table-cell>
          <table:table-cell office:value-type="string">
            <text:p>Via Maccani, 203, Trient, Italien</text:p>
          </table:table-cell>
          <table:table-cell office:value-type="string">
            <text:p>Via Maccani, 203, Trento, Italy</text:p>
          </table:table-cell>
          <table:table-cell office:value-type="string">
            <text:p>0461/823980</text:p>
          </table:table-cell>
          <table:table-cell/>
          <table:table-cell office:value-type="string">
            <text:p>ristoranterenee@libero.it</text:p>
          </table:table-cell>
          <table:table-cell office:value-type="string">
            <text:p>06.30 - 24.00</text:p>
          </table:table-cell>
          <table:table-cell office:value-type="string">
            <text:p>06.30 - 24.00 Uhr</text:p>
          </table:table-cell>
          <table:table-cell office:value-type="string">
            <text:p>6.30am - 12 midnight</text:p>
          </table:table-cell>
          <table:table-cell office:value-type="string">
            <text:p>sabato mattina e domenica</text:p>
          </table:table-cell>
          <table:table-cell office:value-type="string">
            <text:p>Samstag früh und Sonntag</text:p>
          </table:table-cell>
          <table:table-cell office:value-type="string">
            <text:p>Saturday morning and Sunday</text:p>
          </table:table-cell>
          <table:table-cell table:style-name="ce2" office:value-type="string">
            <text:p>cucina 15/30 pizza bibite 10</text:p>
          </table:table-cell>
          <table:table-cell office:value-type="string">
            <text:p>Küche 15/30 - Pizza Getränke 10</text:p>
          </table:table-cell>
          <table:table-cell office:value-type="string">
            <text:p>Restaurant 15/30, pizza and drinks 1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renee.JPG</text:p>
          </table:table-cell>
          <table:table-cell table:number-columns-repeated="3"/>
          <table:table-cell office:value-type="float" office:value="0">
            <text:p>0</text:p>
          </table:table-cell>
          <table:table-cell office:value-type="float" office:value="180">
            <text:p>180</text:p>
          </table:table-cell>
          <table:table-cell office:value-type="string">
            <text:p>46.093829</text:p>
          </table:table-cell>
          <table:table-cell office:value-type="string">
            <text:p>11.10554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0</text:p>
          </table:table-cell>
          <table:table-cell office:value-type="string">
            <text:p>ristorazione</text:p>
          </table:table-cell>
          <table:table-cell office:value-type="string">
            <text:p>it</text:p>
          </table:table-cell>
          <table:table-cell office:value-type="string">
            <text:p>Ristorante; Pizzeria</text:p>
          </table:table-cell>
          <table:table-cell office:value-type="string">
            <text:p>Gastwirtschaft</text:p>
          </table:table-cell>
          <table:table-cell office:value-type="string">
            <text:p>Trattoria (family restaurant)</text:p>
          </table:table-cell>
          <table:table-cell office:value-type="string">
            <text:p>DOLOMITI</text:p>
          </table:table-cell>
          <table:table-cell office:value-type="string">
            <text:p>Corso Buonarroti 101, Trento</text:p>
          </table:table-cell>
          <table:table-cell office:value-type="string">
            <text:p>Corso Buonarroti, 101, Trient, Italien</text:p>
          </table:table-cell>
          <table:table-cell office:value-type="string">
            <text:p>Corso Buonarroti, 101, Trento, Italy</text:p>
          </table:table-cell>
          <table:table-cell office:value-type="string">
            <text:p>0461/983059</text:p>
          </table:table-cell>
          <table:table-cell/>
          <table:table-cell office:value-type="string">
            <text:p>Danieldal-pai@hotmail.it</text:p>
          </table:table-cell>
          <table:table-cell office:value-type="string">
            <text:p>07.00 - 15.00/ 18.00 - 22.00</text:p>
          </table:table-cell>
          <table:table-cell office:value-type="string">
            <text:p>07:00 - 15:00 / 18:00 - 22:00 Uhr</text:p>
          </table:table-cell>
          <table:table-cell office:value-type="string">
            <text:p>7am - 3pm/ 6pm - 10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style-name="ce2" office:value-type="float" office:value="11">
            <text:p>11</text:p>
          </table:table-cell>
          <table:table-cell table:number-columns-repeated="2" office:value-type="float" office:value="11">
            <text:p>11</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DOLOMITI.jpg</text:p>
          </table:table-cell>
          <table:table-cell table:number-columns-repeated="3"/>
          <table:table-cell table:number-columns-repeated="2" office:value-type="float" office:value="0">
            <text:p>0</text:p>
          </table:table-cell>
          <table:table-cell office:value-type="string">
            <text:p>46.071042</text:p>
          </table:table-cell>
          <table:table-cell office:value-type="string">
            <text:p>11.116938</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6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 D'ORO</text:p>
          </table:table-cell>
          <table:table-cell office:value-type="string">
            <text:p>Piazza S. Maria Maggiore 21, Trento</text:p>
          </table:table-cell>
          <table:table-cell office:value-type="string">
            <text:p>Piazza S. Maria Maggiore, 21, Trient, Italien</text:p>
          </table:table-cell>
          <table:table-cell office:value-type="string">
            <text:p>Piazza S. Maria Maggiore, 21, Trento, Italy</text:p>
          </table:table-cell>
          <table:table-cell office:value-type="string">
            <text:p>0461/261792</text:p>
          </table:table-cell>
          <table:table-cell office:value-type="string">
            <text:p>http://www.rosadoro.net</text:p>
          </table:table-cell>
          <table:table-cell office:value-type="string">
            <text:p>info@rosadoro.net</text:p>
          </table:table-cell>
          <table:table-cell office:value-type="string">
            <text:p>12.00 - 14.00/ 19.00 - 24.00</text:p>
          </table:table-cell>
          <table:table-cell office:value-type="string">
            <text:p>12:00 - 14:00/ 19:00 - 24.00 Uhr</text:p>
          </table:table-cell>
          <table:table-cell office:value-type="string">
            <text:p>12noon - 2pm/ 7p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pizza 10 <text:s text:c="2"/>cucina 10-20</text:p>
          </table:table-cell>
          <table:table-cell office:value-type="string">
            <text:p>Pizza 10 - Küche 10-20</text:p>
          </table:table-cell>
          <table:table-cell office:value-type="string">
            <text:p>pizza 10, restaurant 10-20</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rosa_oro.jpg</text:p>
          </table:table-cell>
          <table:table-cell table:number-columns-repeated="3"/>
          <table:table-cell office:value-type="float" office:value="1">
            <text:p>1</text:p>
          </table:table-cell>
          <table:table-cell office:value-type="float" office:value="399">
            <text:p>399</text:p>
          </table:table-cell>
          <table:table-cell office:value-type="string">
            <text:p>46.068482</text:p>
          </table:table-cell>
          <table:table-cell office:value-type="string">
            <text:p>11.1199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SAPORI MEDITERRANEI</text:p>
          </table:table-cell>
          <table:table-cell office:value-type="string">
            <text:p>Via R. da Sanseverino 39/4, Trento</text:p>
          </table:table-cell>
          <table:table-cell office:value-type="string">
            <text:p>Via R. da Sanseverino, 39/4, Trient, Italien</text:p>
          </table:table-cell>
          <table:table-cell office:value-type="string">
            <text:p>Via R. da Sanseverino, 39/4, Trento, Italy</text:p>
          </table:table-cell>
          <table:table-cell office:value-type="string">
            <text:p>0461/984360</text:p>
          </table:table-cell>
          <table:table-cell office:value-type="string">
            <text:p>http://www.saporimediterranei-trento.com</text:p>
          </table:table-cell>
          <table:table-cell office:value-type="string">
            <text:p>sapori.mediterranei@hotmail.it</text:p>
          </table:table-cell>
          <table:table-cell office:value-type="string">
            <text:p>12.00 - 14.30/ 19.00 - 23.30</text:p>
          </table:table-cell>
          <table:table-cell office:value-type="string">
            <text:p>12:00 - 14:30 / 19:00 - 23:30 Uhr</text:p>
          </table:table-cell>
          <table:table-cell office:value-type="string">
            <text:p>12noon - 2.30pm/ 7pm - 11.3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35</text:p>
          </table:table-cell>
          <table:table-cell table:number-columns-repeated="2" office:value-type="string">
            <text:p>20 - 3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sapori.jpg</text:p>
          </table:table-cell>
          <table:table-cell table:number-columns-repeated="3"/>
          <table:table-cell table:number-columns-repeated="2" office:value-type="float" office:value="0">
            <text:p>0</text:p>
          </table:table-cell>
          <table:table-cell office:value-type="string">
            <text:p>46.065043</text:p>
          </table:table-cell>
          <table:table-cell office:value-type="string">
            <text:p>11.11403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SAPOROSO</text:p>
          </table:table-cell>
          <table:table-cell office:value-type="string">
            <text:p>Via dei Mille 1, Trento</text:p>
          </table:table-cell>
          <table:table-cell office:value-type="string">
            <text:p>Via dei Mille, 1, Trient, Italien</text:p>
          </table:table-cell>
          <table:table-cell office:value-type="string">
            <text:p>Via dei Mille, 1, Trento, Italy</text:p>
          </table:table-cell>
          <table:table-cell office:value-type="string">
            <text:p>0461/391118</text:p>
          </table:table-cell>
          <table:table-cell/>
          <table:table-cell office:value-type="string">
            <text:p>saporosomei@99.com</text:p>
          </table:table-cell>
          <table:table-cell office:value-type="string">
            <text:p>12.00 - 15.00/ 18.30 - 23.00</text:p>
          </table:table-cell>
          <table:table-cell office:value-type="string">
            <text:p>12:00 - 15:00 / 18:30 - 23:00 Uhr</text:p>
          </table:table-cell>
          <table:table-cell office:value-type="string">
            <text:p>12noon - 3pm/ 6.30pm - 11pm</text:p>
          </table:table-cell>
          <table:table-cell table:number-columns-repeated="3"/>
          <table:table-cell table:style-name="ce2" office:value-type="float" office:value="20">
            <text:p>20</text:p>
          </table:table-cell>
          <table:table-cell table:number-columns-repeated="2" office:value-type="float" office:value="20">
            <text:p>20</text:p>
          </table:table-cell>
          <table:table-cell office:value-type="string">
            <text:p>Parcheggio; Ingresso con gradini;</text:p>
          </table:table-cell>
          <table:table-cell office:value-type="string">
            <text:p>Parkplatz; Eingang mit Stufen;</text:p>
          </table:table-cell>
          <table:table-cell office:value-type="string">
            <text:p>Car park; entrance with steps;</text:p>
          </table:table-cell>
          <table:table-cell office:value-type="string">
            <text:p>saporoso.jpg</text:p>
          </table:table-cell>
          <table:table-cell table:number-columns-repeated="3"/>
          <table:table-cell office:value-type="float" office:value="0">
            <text:p>0</text:p>
          </table:table-cell>
          <table:table-cell office:value-type="float" office:value="240">
            <text:p>240</text:p>
          </table:table-cell>
          <table:table-cell office:value-type="string">
            <text:p>46.062988</text:p>
          </table:table-cell>
          <table:table-cell office:value-type="string">
            <text:p>11.12753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ARTUFO</text:p>
          </table:table-cell>
          <table:table-cell office:value-type="string">
            <text:p>Via Chiocchetti P. Emilio 42, Trento</text:p>
          </table:table-cell>
          <table:table-cell office:value-type="string">
            <text:p>Via Chiocchetti P. Emilio, 42, Trient, Italien</text:p>
          </table:table-cell>
          <table:table-cell office:value-type="string">
            <text:p>Via Chiocchetti P. Emilio, 42, Trento, Italy</text:p>
          </table:table-cell>
          <table:table-cell office:value-type="string">
            <text:p>0461/822233</text:p>
          </table:table-cell>
          <table:table-cell/>
          <table:table-cell office:value-type="string">
            <text:p>magnetesrl@gmail.com</text:p>
          </table:table-cell>
          <table:table-cell office:value-type="string">
            <text:p>11.30 - 14.30/ 18.30 - 22.30</text:p>
          </table:table-cell>
          <table:table-cell office:value-type="string">
            <text:p>11:30 - 14:30 / 18:30 - 22:30 Uhr</text:p>
          </table:table-cell>
          <table:table-cell office:value-type="string">
            <text:p>11.30am - 2.30pm/ 6.30p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da 7 a 22</text:p>
          </table:table-cell>
          <table:table-cell office:value-type="string">
            <text:p>von 7 bis 22</text:p>
          </table:table-cell>
          <table:table-cell office:value-type="string">
            <text:p>from 7 to 2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table:number-columns-repeated="4"/>
          <table:table-cell table:number-columns-repeated="2" office:value-type="float" office:value="0">
            <text:p>0</text:p>
          </table:table-cell>
          <table:table-cell office:value-type="string">
            <text:p>46.09406</text:p>
          </table:table-cell>
          <table:table-cell office:value-type="string">
            <text:p>11.11875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ETLEY'S</text:p>
          </table:table-cell>
          <table:table-cell office:value-type="string">
            <text:p>Via degli Orti 1, Trento</text:p>
          </table:table-cell>
          <table:table-cell office:value-type="string">
            <text:p>Via degli Orti, 1, Trient, Italien</text:p>
          </table:table-cell>
          <table:table-cell office:value-type="string">
            <text:p>Via degli Orti, 1, Trento, Italy</text:p>
          </table:table-cell>
          <table:table-cell office:value-type="string">
            <text:p>0461/233477</text:p>
          </table:table-cell>
          <table:table-cell office:value-type="string">
            <text:p>http://www.tetleyspub.it</text:p>
          </table:table-cell>
          <table:table-cell office:value-type="string">
            <text:p>info@tetleyspub.it</text:p>
          </table:table-cell>
          <table:table-cell office:value-type="string">
            <text:p>18.00 - 24.00 giovedì 06.00-14,00/ 17,00-24,00</text:p>
          </table:table-cell>
          <table:table-cell office:value-type="string">
            <text:p>18.00 - 24.00 Uhr - Donnerstag 06.00-14,00/ 17,00-24,00 Uhr</text:p>
          </table:table-cell>
          <table:table-cell office:value-type="string">
            <text:p>6pm - 12 midnight Thursday 6am - 2.pm/ 5p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argherita 5</text:p>
          </table:table-cell>
          <table:table-cell office:value-type="string">
            <text:p>Margherita 5</text:p>
          </table:table-cell>
          <table:table-cell office:value-type="string">
            <text:p>margherita 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tetleys.jpg</text:p>
          </table:table-cell>
          <table:table-cell table:number-columns-repeated="3"/>
          <table:table-cell office:value-type="float" office:value="0">
            <text:p>0</text:p>
          </table:table-cell>
          <table:table-cell office:value-type="float" office:value="221">
            <text:p>221</text:p>
          </table:table-cell>
          <table:table-cell office:value-type="string">
            <text:p>46.065742</text:p>
          </table:table-cell>
          <table:table-cell office:value-type="string">
            <text:p>11.12131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RITTICO</text:p>
          </table:table-cell>
          <table:table-cell office:value-type="string">
            <text:p>Piazza Tridente 19, Trento</text:p>
          </table:table-cell>
          <table:table-cell office:value-type="string">
            <text:p>Piazza Tridente, 19, Trient, Italien</text:p>
          </table:table-cell>
          <table:table-cell office:value-type="string">
            <text:p>Piazza Tridente, 19, Trento, Italy</text:p>
          </table:table-cell>
          <table:table-cell office:value-type="string">
            <text:p>0461/822287</text:p>
          </table:table-cell>
          <table:table-cell/>
          <table:table-cell office:value-type="string">
            <text:p>luca.trittico@live.it</text:p>
          </table:table-cell>
          <table:table-cell office:value-type="string">
            <text:p>12.00 - 14.00/ 18.30 - 23.00</text:p>
          </table:table-cell>
          <table:table-cell office:value-type="string">
            <text:p>12:00 - 14:00/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primi 7-8 secondi 9-15</text:p>
          </table:table-cell>
          <table:table-cell office:value-type="string">
            <text:p>erster Gang 7-8 - Hauptgang 9-15</text:p>
          </table:table-cell>
          <table:table-cell office:value-type="string">
            <text:p>first courses 7-8, main courses 9-1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trittico.jpg</text:p>
          </table:table-cell>
          <table:table-cell table:number-columns-repeated="3"/>
          <table:table-cell table:number-columns-repeated="2" office:value-type="float" office:value="0">
            <text:p>0</text:p>
          </table:table-cell>
          <table:table-cell office:value-type="string">
            <text:p>46.086504</text:p>
          </table:table-cell>
          <table:table-cell office:value-type="string">
            <text:p>11.11983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UNIVERSITA'</text:p>
          </table:table-cell>
          <table:table-cell office:value-type="string">
            <text:p>Via Giovanni Prati 6, Trento</text:p>
          </table:table-cell>
          <table:table-cell office:value-type="string">
            <text:p>Via Giovanni Prati, 6, Trient, Italien</text:p>
          </table:table-cell>
          <table:table-cell office:value-type="string">
            <text:p>Via Giovanni Prati, 6, Trento, Italy</text:p>
          </table:table-cell>
          <table:table-cell office:value-type="string">
            <text:p>0461/236524</text:p>
          </table:table-cell>
          <table:table-cell/>
          <table:table-cell office:value-type="string">
            <text:p>baruniversita@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style-name="ce2" office:value-type="string">
            <text:p>25 comprese bevande</text:p>
          </table:table-cell>
          <table:table-cell office:value-type="string">
            <text:p>25, Getränke inbegriffen</text:p>
          </table:table-cell>
          <table:table-cell office:value-type="string">
            <text:p>25 drinks included</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universita.jpg</text:p>
          </table:table-cell>
          <table:table-cell table:number-columns-repeated="3"/>
          <table:table-cell table:number-columns-repeated="2" office:value-type="float" office:value="0">
            <text:p>0</text:p>
          </table:table-cell>
          <table:table-cell office:value-type="string">
            <text:p>46.065858</text:p>
          </table:table-cell>
          <table:table-cell office:value-type="string">
            <text:p>11.1193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RUSCHKA</text:p>
          </table:table-cell>
          <table:table-cell office:value-type="string">
            <text:p>Via Grazioli 140, Trento</text:p>
          </table:table-cell>
          <table:table-cell office:value-type="string">
            <text:p>Via Grazioli, 140, Trient, Italien</text:p>
          </table:table-cell>
          <table:table-cell office:value-type="string">
            <text:p>Via Grazioli, 140, Trento, Italy</text:p>
          </table:table-cell>
          <table:table-cell office:value-type="string">
            <text:p>0461/234158</text:p>
          </table:table-cell>
          <table:table-cell office:value-type="string">
            <text:p>http://www.pizzeriaversuschka.it</text:p>
          </table:table-cell>
          <table:table-cell office:value-type="string">
            <text:p>guerrinigiuseppe@yahoo.it</text:p>
          </table:table-cell>
          <table:table-cell office:value-type="string">
            <text:p>12.00 - 14.00/ 18.30 - 24.00</text:p>
          </table:table-cell>
          <table:table-cell office:value-type="string">
            <text:p>12:00 - 14:00/ 18:30 - 24.00 Uhr</text:p>
          </table:table-cell>
          <table:table-cell office:value-type="string">
            <text:p>12noon - 2pm/ 6.30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10 - 12</text:p>
          </table:table-cell>
          <table:table-cell table:style-name="ce7" office:value-type="string">
            <text:p>10 - 12</text:p>
          </table:table-cell>
          <table:table-cell table:style-name="ce7" office:value-type="string">
            <text:p>10 - 12</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veruschka.jpg</text:p>
          </table:table-cell>
          <table:table-cell table:number-columns-repeated="3"/>
          <table:table-cell office:value-type="float" office:value="1">
            <text:p>1</text:p>
          </table:table-cell>
          <table:table-cell office:value-type="float" office:value="451">
            <text:p>451</text:p>
          </table:table-cell>
          <table:table-cell office:value-type="string">
            <text:p>46.065046</text:p>
          </table:table-cell>
          <table:table-cell office:value-type="string">
            <text:p>11.13437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6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float" office:value="38">
            <text:p>38</text:p>
          </table:table-cell>
          <table:table-cell office:value-type="string">
            <text:p>Via Maestri del Lavoro 12, Trento</text:p>
          </table:table-cell>
          <table:table-cell office:value-type="string">
            <text:p>Via Maestri del Lavoro, 12, Trient, Italien</text:p>
          </table:table-cell>
          <table:table-cell office:value-type="string">
            <text:p>Via Maestri del Lavoro, 12, Trento, Italy</text:p>
          </table:table-cell>
          <table:table-cell office:value-type="string">
            <text:p>0461/830523</text:p>
          </table:table-cell>
          <table:table-cell/>
          <table:table-cell office:value-type="string">
            <text:p>zicarisimona@hotmail.it</text:p>
          </table:table-cell>
          <table:table-cell office:value-type="string">
            <text:p>7,00-24,00</text:p>
          </table:table-cell>
          <table:table-cell office:value-type="string">
            <text:p>7,00-24,00 Uhr</text:p>
          </table:table-cell>
          <table:table-cell office:value-type="string">
            <text:p>7a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enù pizza 6, menù fisso 11</text:p>
          </table:table-cell>
          <table:table-cell office:value-type="string">
            <text:p>Pizza Menü 6 - Tagesmenü 11</text:p>
          </table:table-cell>
          <table:table-cell office:value-type="string">
            <text:p>pizza menu 6, set menu 11</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38_medium.jpg</text:p>
          </table:table-cell>
          <table:table-cell table:number-columns-repeated="3"/>
          <table:table-cell table:number-columns-repeated="2" office:value-type="float" office:value="0">
            <text:p>0</text:p>
          </table:table-cell>
          <table:table-cell office:value-type="string">
            <text:p>46.088174</text:p>
          </table:table-cell>
          <table:table-cell office:value-type="string">
            <text:p>11.109665</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70</text:p>
          </table:table-cell>
          <table:table-cell office:value-type="string">
            <text:p>ristorazione</text:p>
          </table:table-cell>
          <table:table-cell office:value-type="string">
            <text:p>it</text:p>
          </table:table-cell>
          <table:table-cell office:value-type="string">
            <text:p>Ristorante brasiliano</text:p>
          </table:table-cell>
          <table:table-cell office:value-type="string">
            <text:p>Brasilianisches Restaurant</text:p>
          </table:table-cell>
          <table:table-cell office:value-type="string">
            <text:p>Brazilian Restaurant</text:p>
          </table:table-cell>
          <table:table-cell office:value-type="string">
            <text:p>CHURRASCARIA NOVOS BAIANOS</text:p>
          </table:table-cell>
          <table:table-cell office:value-type="string">
            <text:p>Via Ss Cosma e Damiano 66, Trento</text:p>
          </table:table-cell>
          <table:table-cell office:value-type="string">
            <text:p>Via Ss Cosma e Damiano, 66, Trient, Italien</text:p>
          </table:table-cell>
          <table:table-cell office:value-type="string">
            <text:p>Via Ss Cosma e Damiano, 66 , Trento, Italy</text:p>
          </table:table-cell>
          <table:table-cell office:value-type="string">
            <text:p>347/9475708</text:p>
          </table:table-cell>
          <table:table-cell/>
          <table:table-cell office:value-type="string">
            <text:p>daniloallmeida@hotmail.com</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churrascaria.jpg</text:p>
          </table:table-cell>
          <table:table-cell table:number-columns-repeated="3"/>
          <table:table-cell office:value-type="float" office:value="0">
            <text:p>0</text:p>
          </table:table-cell>
          <table:table-cell office:value-type="float" office:value="178">
            <text:p>178</text:p>
          </table:table-cell>
          <table:table-cell office:value-type="string">
            <text:p>46.075553</text:p>
          </table:table-cell>
          <table:table-cell office:value-type="string">
            <text:p>11.10562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MORDI E FUGGI</text:p>
          </table:table-cell>
          <table:table-cell office:value-type="string">
            <text:p>Via A. Degasperi 7/8, Trento</text:p>
          </table:table-cell>
          <table:table-cell office:value-type="string">
            <text:p>Via A. Degasperi, 7/8, Trient, Italien</text:p>
          </table:table-cell>
          <table:table-cell office:value-type="string">
            <text:p>Via A. Degasperi, 7/8, Trento, Italy</text:p>
          </table:table-cell>
          <table:table-cell office:value-type="string">
            <text:p>0461/910901</text:p>
          </table:table-cell>
          <table:table-cell/>
          <table:table-cell office:value-type="string">
            <text:p>mordiefuggi.p@liber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style-name="ce2" office:value-type="float" office:value="8">
            <text:p>8</text:p>
          </table:table-cell>
          <table:table-cell table:number-columns-repeated="2" office:value-type="float" office:value="8">
            <text:p>8</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ORDI-E-FUGGI.jpg</text:p>
          </table:table-cell>
          <table:table-cell table:number-columns-repeated="3"/>
          <table:table-cell table:number-columns-repeated="2" office:value-type="float" office:value="0">
            <text:p>0</text:p>
          </table:table-cell>
          <table:table-cell office:value-type="string">
            <text:p>46.051977</text:p>
          </table:table-cell>
          <table:table-cell office:value-type="string">
            <text:p>11.122036</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72</text:p>
          </table:table-cell>
          <table:table-cell office:value-type="string">
            <text:p>ristorazione</text:p>
          </table:table-cell>
          <table:table-cell office:value-type="string">
            <text:p>it</text:p>
          </table:table-cell>
          <table:table-cell office:value-type="string">
            <text:p>Ristorante; Bar</text:p>
          </table:table-cell>
          <table:table-cell office:value-type="string">
            <text:p>Restaurant; Bar</text:p>
          </table:table-cell>
          <table:table-cell office:value-type="string">
            <text:p>Ristorante; Bar</text:p>
          </table:table-cell>
          <table:table-cell office:value-type="string">
            <text:p>HAPPY HOUR</text:p>
          </table:table-cell>
          <table:table-cell office:value-type="string">
            <text:p>Via Fratelli Perini 57, Trento</text:p>
          </table:table-cell>
          <table:table-cell office:value-type="string">
            <text:p>Via Fratelli Perini, 57, Trient, Italien</text:p>
          </table:table-cell>
          <table:table-cell office:value-type="string">
            <text:p>Via Fratelli Perini, 57, Trento, Italy</text:p>
          </table:table-cell>
          <table:table-cell office:value-type="string">
            <text:p>0461/392394</text:p>
          </table:table-cell>
          <table:table-cell/>
          <table:table-cell office:value-type="string">
            <text:p>happyhour@legalmail.it</text:p>
          </table:table-cell>
          <table:table-cell office:value-type="string">
            <text:p>10,30-23,00</text:p>
          </table:table-cell>
          <table:table-cell office:value-type="string">
            <text:p>10,30-23,00 Uhr</text:p>
          </table:table-cell>
          <table:table-cell office:value-type="string">
            <text:p>10.30am -11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office:value-type="string">
            <text:p>15 - 50</text:p>
          </table:table-cell>
          <table:table-cell table:style-name="ce7" office:value-type="string">
            <text:p>15 - 50</text:p>
          </table:table-cell>
          <table:table-cell table:style-name="ce7" office:value-type="string">
            <text:p>15 - 50</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happy_hour.jpg</text:p>
          </table:table-cell>
          <table:table-cell table:number-columns-repeated="3"/>
          <table:table-cell office:value-type="float" office:value="0">
            <text:p>0</text:p>
          </table:table-cell>
          <table:table-cell office:value-type="float" office:value="240">
            <text:p>240</text:p>
          </table:table-cell>
          <table:table-cell office:value-type="string">
            <text:p>46.060196</text:p>
          </table:table-cell>
          <table:table-cell office:value-type="string">
            <text:p>11.12051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NUOVA ASIA</text:p>
          </table:table-cell>
          <table:table-cell office:value-type="string">
            <text:p>Via Prepositura 15, Trento</text:p>
          </table:table-cell>
          <table:table-cell office:value-type="string">
            <text:p>Via Prepositura, 15, Trient, Italien</text:p>
          </table:table-cell>
          <table:table-cell office:value-type="string">
            <text:p>Via Prepositura, 15, Trento, Italy</text:p>
          </table:table-cell>
          <table:table-cell office:value-type="string">
            <text:p>0461/983576</text:p>
          </table:table-cell>
          <table:table-cell table:number-columns-repeated="14"/>
          <table:table-cell office:value-type="string">
            <text:p>asia.jpg</text:p>
          </table:table-cell>
          <table:table-cell table:number-columns-repeated="3"/>
          <table:table-cell table:number-columns-repeated="2" office:value-type="float" office:value="0">
            <text:p>0</text:p>
          </table:table-cell>
          <table:table-cell office:value-type="string">
            <text:p>46.069066</text:p>
          </table:table-cell>
          <table:table-cell office:value-type="string">
            <text:p>11.11863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4</text:p>
          </table:table-cell>
          <table:table-cell office:value-type="string">
            <text:p>ristorazione</text:p>
          </table:table-cell>
          <table:table-cell office:value-type="string">
            <text:p>it</text:p>
          </table:table-cell>
          <table:table-cell office:value-type="string">
            <text:p>Specialità thailandese e cinese</text:p>
          </table:table-cell>
          <table:table-cell office:value-type="string">
            <text:p>Thailändische und chinesische Spezialitäten</text:p>
          </table:table-cell>
          <table:table-cell office:value-type="string">
            <text:p>Thai and Chinese specialities</text:p>
          </table:table-cell>
          <table:table-cell office:value-type="string">
            <text:p>WANG</text:p>
          </table:table-cell>
          <table:table-cell office:value-type="string">
            <text:p>Via Livio Marchetti 13, Trento</text:p>
          </table:table-cell>
          <table:table-cell office:value-type="string">
            <text:p>Via Livio Marchetti,13, Trient, Italien</text:p>
          </table:table-cell>
          <table:table-cell office:value-type="string">
            <text:p>Via Livio Marchetti, 13, Trento, Italy</text:p>
          </table:table-cell>
          <table:table-cell office:value-type="string">
            <text:p>0461/092176</text:p>
          </table:table-cell>
          <table:table-cell table:number-columns-repeated="2"/>
          <table:table-cell office:value-type="string">
            <text:p>11,00-14,30/18,00-23,30</text:p>
          </table:table-cell>
          <table:table-cell office:value-type="string">
            <text:p>11,00-14,30/18,00-23,30 Uhr</text:p>
          </table:table-cell>
          <table:table-cell office:value-type="string">
            <text:p>11am-2.30pm/6pm-11.30pm</text:p>
          </table:table-cell>
          <table:table-cell table:number-columns-repeated="3"/>
          <table:table-cell office:value-type="string">
            <text:p>10 - 12</text:p>
          </table:table-cell>
          <table:table-cell table:style-name="ce7" office:value-type="string">
            <text:p>10 - 12</text:p>
          </table:table-cell>
          <table:table-cell table:style-name="ce7" office:value-type="string">
            <text:p>10 - 12</text:p>
          </table:table-cell>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wang.jpg</text:p>
          </table:table-cell>
          <table:table-cell office:value-type="string">
            <text:p>Cucina tipica thai-cinese con la possibilità di consegne a domicilio.</text:p>
          </table:table-cell>
          <table:table-cell office:value-type="string">
            <text:p>Typische China-Thai-Küche mit Hauslieferung</text:p>
          </table:table-cell>
          <table:table-cell office:value-type="string">
            <text:p>Typical Thai and Chinese cuisine with a home delivery service possible.</text:p>
          </table:table-cell>
          <table:table-cell table:number-columns-repeated="2" office:value-type="float" office:value="0">
            <text:p>0</text:p>
          </table:table-cell>
          <table:table-cell office:value-type="string">
            <text:p>46.069321</text:p>
          </table:table-cell>
          <table:table-cell office:value-type="string">
            <text:p>11.12652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5</text:p>
          </table:table-cell>
          <table:table-cell office:value-type="string">
            <text:p>ristorazione</text:p>
          </table:table-cell>
          <table:table-cell office:value-type="string">
            <text:p>it</text:p>
          </table:table-cell>
          <table:table-cell office:value-type="string">
            <text:p>Specialità giapponese e cinese</text:p>
          </table:table-cell>
          <table:table-cell office:value-type="string">
            <text:p>Japanische und chinesische Spezialitäten</text:p>
          </table:table-cell>
          <table:table-cell office:value-type="string">
            <text:p>Japanese and Chinese specialities</text:p>
          </table:table-cell>
          <table:table-cell office:value-type="string">
            <text:p>FU YUANCHUN</text:p>
          </table:table-cell>
          <table:table-cell office:value-type="string">
            <text:p>Corso Tre Novembre 29, Trento</text:p>
          </table:table-cell>
          <table:table-cell office:value-type="string">
            <text:p>Corso Tre Novembre, 29, Trient, Italien</text:p>
          </table:table-cell>
          <table:table-cell office:value-type="string">
            <text:p>Corso Tre Novembre, 29 , Trento, Italy</text:p>
          </table:table-cell>
          <table:table-cell office:value-type="string">
            <text:p>0461/916318</text:p>
          </table:table-cell>
          <table:table-cell office:value-type="string">
            <text:p>http://www.ristorantegiapponesefuyuanchun.com</text:p>
          </table:table-cell>
          <table:table-cell table:number-columns-repeated="4"/>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u.png</text:p>
          </table:table-cell>
          <table:table-cell table:number-columns-repeated="3"/>
          <table:table-cell office:value-type="float" office:value="3">
            <text:p>3</text:p>
          </table:table-cell>
          <table:table-cell office:value-type="float" office:value="320">
            <text:p>320</text:p>
          </table:table-cell>
          <table:table-cell office:value-type="string">
            <text:p>46.061592</text:p>
          </table:table-cell>
          <table:table-cell office:value-type="string">
            <text:p>11.12470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6</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OTO</text:p>
          </table:table-cell>
          <table:table-cell office:value-type="string">
            <text:p>Via Gocciadoro 62, Trento</text:p>
          </table:table-cell>
          <table:table-cell office:value-type="string">
            <text:p>Via Gocciadoro, 62, Trient, Italien</text:p>
          </table:table-cell>
          <table:table-cell office:value-type="string">
            <text:p>Via Gocciadoro, 62, Trento, Italy</text:p>
          </table:table-cell>
          <table:table-cell office:value-type="string">
            <text:p>0461/917190</text:p>
          </table:table-cell>
          <table:table-cell/>
          <table:table-cell office:value-type="string">
            <text:p>lotosrl@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LOTO.jpg</text:p>
          </table:table-cell>
          <table:table-cell table:number-columns-repeated="3"/>
          <table:table-cell table:number-columns-repeated="2" office:value-type="float" office:value="0">
            <text:p>0</text:p>
          </table:table-cell>
          <table:table-cell office:value-type="string">
            <text:p>46.056049</text:p>
          </table:table-cell>
          <table:table-cell office:value-type="string">
            <text:p>11.131443</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7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A GUIDO (chiuso per ristrutturazione)</text:p>
          </table:table-cell>
          <table:table-cell office:value-type="string">
            <text:p>Via Marchetti 9, Trento</text:p>
          </table:table-cell>
          <table:table-cell office:value-type="string">
            <text:p>Via Marchetti, 5, Trient, Italien</text:p>
          </table:table-cell>
          <table:table-cell office:value-type="string">
            <text:p>Via Marchetti, 5, Trento, Italy</text:p>
          </table:table-cell>
          <table:table-cell office:value-type="string">
            <text:p>0461/262418</text:p>
          </table:table-cell>
          <table:table-cell office:value-type="string">
            <text:p>http://www.osteriadaguido.com/il-ristorante</text:p>
          </table:table-cell>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da_guido.jpg</text:p>
          </table:table-cell>
          <table:table-cell table:number-columns-repeated="3"/>
          <table:table-cell table:number-columns-repeated="2" office:value-type="float" office:value="0">
            <text:p>0</text:p>
          </table:table-cell>
          <table:table-cell office:value-type="string">
            <text:p>46.069926</text:p>
          </table:table-cell>
          <table:table-cell office:value-type="string">
            <text:p>11.126508</text:p>
          </table:table-cell>
          <table:table-cell office:value-type="string">
            <text:p>27/05/2014 12:00 AM +0100</text:p>
          </table:table-cell>
          <table:table-cell office:value-type="float" office:value="0">
            <text:p>0</text:p>
          </table:table-cell>
          <table:table-cell table:number-columns-repeated="989"/>
        </table:table-row>
        <table:table-row table:style-name="ro1">
          <table:table-cell office:value-type="string">
            <text:p>ristorazione.1078</text:p>
          </table:table-cell>
          <table:table-cell office:value-type="string">
            <text:p>ristorazione</text:p>
          </table:table-cell>
          <table:table-cell office:value-type="string">
            <text:p>it</text:p>
          </table:table-cell>
          <table:table-cell office:value-type="string">
            <text:p>Specialità giapponesi</text:p>
          </table:table-cell>
          <table:table-cell office:value-type="string">
            <text:p>Japanische Spezialitäten</text:p>
          </table:table-cell>
          <table:table-cell office:value-type="string">
            <text:p>Japanese specialities</text:p>
          </table:table-cell>
          <table:table-cell office:value-type="string">
            <text:p>SUSHI ZEN</text:p>
          </table:table-cell>
          <table:table-cell office:value-type="string">
            <text:p>Via Malpaga 4 , Trento</text:p>
          </table:table-cell>
          <table:table-cell office:value-type="string">
            <text:p>Via Malpaga, 4, Trient, Italien</text:p>
          </table:table-cell>
          <table:table-cell office:value-type="string">
            <text:p>Via Malpaga, 4 , Trento, Italy</text:p>
          </table:table-cell>
          <table:table-cell office:value-type="string">
            <text:p>0461/262109</text:p>
          </table:table-cell>
          <table:table-cell office:value-type="string">
            <text:p>http://ristorantesushizen.com</text:p>
          </table:table-cell>
          <table:table-cell office:value-type="string">
            <text:p>Sushizen@163.com</text:p>
          </table:table-cell>
          <table:table-cell office:value-type="string">
            <text:p>11,30-14,30/18,30-23,30</text:p>
          </table:table-cell>
          <table:table-cell office:value-type="string">
            <text:p>11,30-14,30/18,30-23,30 Uhr</text:p>
          </table:table-cell>
          <table:table-cell office:value-type="string">
            <text:p>11.30am-2.30pm/6.30pm-11.30pm</text:p>
          </table:table-cell>
          <table:table-cell table:number-columns-repeated="3"/>
          <table:table-cell table:style-name="ce2" office:value-type="float" office:value="25">
            <text:p>25</text:p>
          </table:table-cell>
          <table:table-cell table:number-columns-repeated="2" office:value-type="float" office:value="25">
            <text:p>25</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sushi_zen.jpg</text:p>
          </table:table-cell>
          <table:table-cell table:number-columns-repeated="3"/>
          <table:table-cell table:number-columns-repeated="2" office:value-type="float" office:value="0">
            <text:p>0</text:p>
          </table:table-cell>
          <table:table-cell office:value-type="string">
            <text:p>46.068988</text:p>
          </table:table-cell>
          <table:table-cell office:value-type="string">
            <text:p>11.12340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9</text:p>
          </table:table-cell>
          <table:table-cell office:value-type="string">
            <text:p>ristorazione</text:p>
          </table:table-cell>
          <table:table-cell office:value-type="string">
            <text:p>it</text:p>
          </table:table-cell>
          <table:table-cell office:value-type="string">
            <text:p>Pizzeria; Trattoria</text:p>
          </table:table-cell>
          <table:table-cell office:value-type="string">
            <text:p>Pizzeria; Gastwirtschaft</text:p>
          </table:table-cell>
          <table:table-cell office:value-type="string">
            <text:p>Pizzeria; Trattoria</text:p>
          </table:table-cell>
          <table:table-cell office:value-type="string">
            <text:p>LASTE</text:p>
          </table:table-cell>
          <table:table-cell office:value-type="string">
            <text:p>Via Laste 63, Trento</text:p>
          </table:table-cell>
          <table:table-cell office:value-type="string">
            <text:p>Via Laste, 63, Trient, Italien</text:p>
          </table:table-cell>
          <table:table-cell office:value-type="string">
            <text:p>Via Laste, 63, Trento, Italy</text:p>
          </table:table-cell>
          <table:table-cell office:value-type="string">
            <text:p>0461/231570</text:p>
          </table:table-cell>
          <table:table-cell office:value-type="string">
            <text:p>http://www.pizzerialaste.it</text:p>
          </table:table-cell>
          <table:table-cell office:value-type="string">
            <text:p>info@pizzerialaste.it</text:p>
          </table:table-cell>
          <table:table-cell office:value-type="string">
            <text:p>11,30-14,30/18,30-23,00</text:p>
          </table:table-cell>
          <table:table-cell office:value-type="string">
            <text:p>11,30-14,30/18,30-23,00 Uhr</text:p>
          </table:table-cell>
          <table:table-cell office:value-type="string">
            <text:p>11.30am - 2.30pm/6.30pm - 11pm</text:p>
          </table:table-cell>
          <table:table-cell office:value-type="string">
            <text:p>martedì</text:p>
          </table:table-cell>
          <table:table-cell office:value-type="string">
            <text:p>Dienstag</text:p>
          </table:table-cell>
          <table:table-cell office:value-type="string">
            <text:p>Tuesday</text:p>
          </table:table-cell>
          <table:table-cell office:value-type="string">
            <text:p>8 - 9 (primi); 12,50 - 17 (secondi)</text:p>
          </table:table-cell>
          <table:table-cell office:value-type="string">
            <text:p>8-9 (erster Gang) - 12,50-17 (Hauptgang)</text:p>
          </table:table-cell>
          <table:table-cell office:value-type="string">
            <text:p>8-9 (first courses),12.50-17 (main courses)</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laste.jpg</text:p>
          </table:table-cell>
          <table:table-cell table:number-columns-repeated="3"/>
          <table:table-cell office:value-type="float" office:value="0">
            <text:p>0</text:p>
          </table:table-cell>
          <table:table-cell office:value-type="float" office:value="195">
            <text:p>195</text:p>
          </table:table-cell>
          <table:table-cell office:value-type="string">
            <text:p>46.07265</text:p>
          </table:table-cell>
          <table:table-cell office:value-type="string">
            <text:p>11.13281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4 STAGIONI</text:p>
          </table:table-cell>
          <table:table-cell office:value-type="string">
            <text:p>Via San Vito 36 , Trento</text:p>
          </table:table-cell>
          <table:table-cell office:value-type="string">
            <text:p>Via San Vito, 36, Trient, Italien</text:p>
          </table:table-cell>
          <table:table-cell office:value-type="string">
            <text:p>Via San Vito, 36 , Trento, Italy</text:p>
          </table:table-cell>
          <table:table-cell office:value-type="string">
            <text:p>0461/987031</text:p>
          </table:table-cell>
          <table:table-cell office:value-type="string">
            <text:p>http://www.quattrostagionisrl.it</text:p>
          </table:table-cell>
          <table:table-cell office:value-type="string">
            <text:p>gilbtolo@tin.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6,50 (pizza), 25 (ristorante)</text:p>
          </table:table-cell>
          <table:table-cell office:value-type="string">
            <text:p>6,50 (Pizza), 25 (Restaurant)</text:p>
          </table:table-cell>
          <table:table-cell office:value-type="string">
            <text:p>6.50 (pizza). 25 (restaurant)</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4_stagioni.jpg</text:p>
          </table:table-cell>
          <table:table-cell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office:value-type="float" office:value="1">
            <text:p>1</text:p>
          </table:table-cell>
          <table:table-cell office:value-type="float" office:value="480">
            <text:p>480</text:p>
          </table:table-cell>
          <table:table-cell office:value-type="string">
            <text:p>46.075344</text:p>
          </table:table-cell>
          <table:table-cell office:value-type="string">
            <text:p>11.1378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8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GIARDINO</text:p>
          </table:table-cell>
          <table:table-cell office:value-type="string">
            <text:p>Strada della Valsugana 63, Trento</text:p>
          </table:table-cell>
          <table:table-cell office:value-type="string">
            <text:p>Strada della Valsugana, 63, Trient, Italien</text:p>
          </table:table-cell>
          <table:table-cell office:value-type="string">
            <text:p>Strada della Valsugana, 63, Trento, Italy</text:p>
          </table:table-cell>
          <table:table-cell office:value-type="string">
            <text:p>0461/232117</text:p>
          </table:table-cell>
          <table:table-cell/>
          <table:table-cell office:value-type="string">
            <text:p>laura2604@gmail.com</text:p>
          </table:table-cell>
          <table:table-cell office:value-type="string">
            <text:p>11,30-14,00/18,30-23,30</text:p>
          </table:table-cell>
          <table:table-cell office:value-type="string">
            <text:p>11,30-14,00/18,30-23,30 Uhr</text:p>
          </table:table-cell>
          <table:table-cell office:value-type="string">
            <text:p>11.30am - 2pm/6.30pm - 11.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iardino.jpg</text:p>
          </table:table-cell>
          <table:table-cell table:number-columns-repeated="3"/>
          <table:table-cell table:number-columns-repeated="2" office:value-type="float" office:value="0">
            <text:p>0</text:p>
          </table:table-cell>
          <table:table-cell office:value-type="string">
            <text:p>46.069829</text:p>
          </table:table-cell>
          <table:table-cell office:value-type="string">
            <text:p>11.13657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VILLA MADRUZZO</text:p>
          </table:table-cell>
          <table:table-cell office:value-type="string">
            <text:p>Via Ponte Alto 26 , Trento</text:p>
          </table:table-cell>
          <table:table-cell office:value-type="string">
            <text:p>Via Ponte Alto, 26, Trient, Italien</text:p>
          </table:table-cell>
          <table:table-cell office:value-type="string">
            <text:p>Via Ponte Alto, 26 , Trento, Italy</text:p>
          </table:table-cell>
          <table:table-cell office:value-type="string">
            <text:p>0461/986220</text:p>
          </table:table-cell>
          <table:table-cell office:value-type="string">
            <text:p>http://www.villamadruzzo.it</text:p>
          </table:table-cell>
          <table:table-cell office:value-type="string">
            <text:p>info@villamadruzzo.it</text:p>
          </table:table-cell>
          <table:table-cell office:value-type="string">
            <text:p>12,30-14,00/19,30-22,00</text:p>
          </table:table-cell>
          <table:table-cell office:value-type="string">
            <text:p>12,30-14,00/19,30-22,00 Uhr</text:p>
          </table:table-cell>
          <table:table-cell office:value-type="string">
            <text:p>12.30pm - 2pm/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30 - 35</text:p>
          </table:table-cell>
          <table:table-cell table:style-name="ce7" office:value-type="string">
            <text:p>30 - 35</text:p>
          </table:table-cell>
          <table:table-cell table:style-name="ce7" office:value-type="string">
            <text:p>30 - 3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adruzzo.jpg</text:p>
          </table:table-cell>
          <table:table-cell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office:value-type="float" office:value="0">
            <text:p>0</text:p>
          </table:table-cell>
          <table:table-cell office:value-type="float" office:value="314">
            <text:p>314</text:p>
          </table:table-cell>
          <table:table-cell office:value-type="string">
            <text:p>46.072758</text:p>
          </table:table-cell>
          <table:table-cell office:value-type="string">
            <text:p>11.14919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AMPEL (chiuso per ristrutturazione)</text:p>
          </table:table-cell>
          <table:table-cell office:value-type="string">
            <text:p>Località Villamontagna, Trento</text:p>
          </table:table-cell>
          <table:table-cell office:value-type="string">
            <text:p>Località  Villamontagna, Trient, Italien</text:p>
          </table:table-cell>
          <table:table-cell office:value-type="string">
            <text:p>Località Villamontagna, Trento, Italy</text:p>
          </table:table-cell>
          <table:table-cell office:value-type="string">
            <text:p>0461/209070</text:p>
          </table:table-cell>
          <table:table-cell table:number-columns-repeated="2"/>
          <table:table-cell office:value-type="string">
            <text:p>9,30-1,00</text:p>
          </table:table-cell>
          <table:table-cell table:number-columns-repeated="2"/>
          <table:table-cell office:value-type="string">
            <text:p>(attualmente CHIUSO per ristrutturazione)</text:p>
          </table:table-cell>
          <table:table-cell table:number-columns-repeated="2"/>
          <table:table-cell office:value-type="string">
            <text:p>15 - 20</text:p>
          </table:table-cell>
          <table:table-cell table:style-name="ce7" office:value-type="string">
            <text:p>15 - 20</text:p>
          </table:table-cell>
          <table:table-cell table:style-name="ce7" office:value-type="string">
            <text:p>15 - 20</text:p>
          </table:table-cell>
          <table:table-cell office:value-type="string">
            <text:p>Parcheggio; Rampa di accesso;</text:p>
          </table:table-cell>
          <table:table-cell table:number-columns-repeated="6"/>
          <table:table-cell table:number-columns-repeated="2" office:value-type="float" office:value="0">
            <text:p>0</text:p>
          </table:table-cell>
          <table:table-cell office:value-type="string">
            <text:p>46.090957</text:p>
          </table:table-cell>
          <table:table-cell office:value-type="string">
            <text:p>11.16412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4</text:p>
          </table:table-cell>
          <table:table-cell office:value-type="string">
            <text:p>ristorazione</text:p>
          </table:table-cell>
          <table:table-cell office:value-type="string">
            <text:p>it</text:p>
          </table:table-cell>
          <table:table-cell office:value-type="string">
            <text:p>Pizzeria; Ristorante</text:p>
          </table:table-cell>
          <table:table-cell table:number-columns-repeated="2" office:value-type="string">
            <text:p>Pizzeria; Restaurant</text:p>
          </table:table-cell>
          <table:table-cell office:value-type="string">
            <text:p>AL VILLAGGIO</text:p>
          </table:table-cell>
          <table:table-cell office:value-type="string">
            <text:p>Località San Donà 31, Trento</text:p>
          </table:table-cell>
          <table:table-cell office:value-type="string">
            <text:p>Via San Donà, 31, Trient, Italien</text:p>
          </table:table-cell>
          <table:table-cell office:value-type="string">
            <text:p>Località San Donà, 31, Trento, Italy</text:p>
          </table:table-cell>
          <table:table-cell office:value-type="string">
            <text:p>0461/232048</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villaggio.jpg</text:p>
          </table:table-cell>
          <table:table-cell table:number-columns-repeated="3"/>
          <table:table-cell table:number-columns-repeated="2" office:value-type="float" office:value="0">
            <text:p>0</text:p>
          </table:table-cell>
          <table:table-cell office:value-type="string">
            <text:p>46.072382</text:p>
          </table:table-cell>
          <table:table-cell office:value-type="string">
            <text:p>11.13959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SCO INCANTATO</text:p>
          </table:table-cell>
          <table:table-cell office:value-type="string">
            <text:p>Località Montevaccino 1, Trento</text:p>
          </table:table-cell>
          <table:table-cell office:value-type="string">
            <text:p>Località  Montevaccino, Trient, Italien</text:p>
          </table:table-cell>
          <table:table-cell office:value-type="string">
            <text:p>Località Montevaccino, Trento, Italy</text:p>
          </table:table-cell>
          <table:table-cell office:value-type="string">
            <text:p>0461/960826</text:p>
          </table:table-cell>
          <table:table-cell table:number-columns-repeated="14"/>
          <table:table-cell office:value-type="string">
            <text:p>bosco.jpg</text:p>
          </table:table-cell>
          <table:table-cell table:number-columns-repeated="3"/>
          <table:table-cell table:number-columns-repeated="2" office:value-type="float" office:value="0">
            <text:p>0</text:p>
          </table:table-cell>
          <table:table-cell office:value-type="string">
            <text:p>46.1096</text:p>
          </table:table-cell>
          <table:table-cell office:value-type="string">
            <text:p>11.14024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BERGAMINI</text:p>
          </table:table-cell>
          <table:table-cell office:value-type="string">
            <text:p>Loc. Bergamini 3 – Cognola, Trento</text:p>
          </table:table-cell>
          <table:table-cell office:value-type="string">
            <text:p>Loc. Bergamini,3 Cognola, Trient, Italien</text:p>
          </table:table-cell>
          <table:table-cell office:value-type="string">
            <text:p>Loc. Bergamini,3 Cognola, Trento, Italy</text:p>
          </table:table-cell>
          <table:table-cell office:value-type="string">
            <text:p>0461/983079</text:p>
          </table:table-cell>
          <table:table-cell office:value-type="string">
            <text:p>http://www.masobergamini.com</text:p>
          </table:table-cell>
          <table:table-cell office:value-type="string">
            <text:p>masobergamini@tin.it</text:p>
          </table:table-cell>
          <table:table-cell office:value-type="string">
            <text:p>su prenotazione</text:p>
          </table:table-cell>
          <table:table-cell office:value-type="string">
            <text:p>auf Reservierung</text:p>
          </table:table-cell>
          <table:table-cell office:value-type="string">
            <text:p>open on booking</text:p>
          </table:table-cell>
          <table:table-cell office:value-type="string">
            <text:p>lunedì</text:p>
          </table:table-cell>
          <table:table-cell office:value-type="string">
            <text:p>Montag</text:p>
          </table:table-cell>
          <table:table-cell office:value-type="string">
            <text:p>Monday</text:p>
          </table:table-cell>
          <table:table-cell office:value-type="string">
            <text:p>25 - 35</text:p>
          </table:table-cell>
          <table:table-cell table:style-name="ce7" office:value-type="string">
            <text:p>25 - 35</text:p>
          </table:table-cell>
          <table:table-cell table:style-name="ce7" office:value-type="string">
            <text:p>25 - 3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ergamini.jpg</text:p>
          </table:table-cell>
          <table:table-cell table:number-columns-repeated="3"/>
          <table:table-cell office:value-type="float" office:value="0">
            <text:p>0</text:p>
          </table:table-cell>
          <table:table-cell office:value-type="float" office:value="221">
            <text:p>221</text:p>
          </table:table-cell>
          <table:table-cell office:value-type="string">
            <text:p>46.084587</text:p>
          </table:table-cell>
          <table:table-cell office:value-type="string">
            <text:p>11.14227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REBUFFO</text:p>
          </table:table-cell>
          <table:table-cell office:value-type="string">
            <text:p>Via alle Coste 12/A – Cognola, Trento</text:p>
          </table:table-cell>
          <table:table-cell office:value-type="string">
            <text:p>via alle Coste, 12, Trient, Italien</text:p>
          </table:table-cell>
          <table:table-cell office:value-type="string">
            <text:p>Via alle Coste, 12, Trento, Italy</text:p>
          </table:table-cell>
          <table:table-cell office:value-type="string">
            <text:p>0461/265932</text:p>
          </table:table-cell>
          <table:table-cell office:value-type="string">
            <text:p>http://www.rebuffo.eu</text:p>
          </table:table-cell>
          <table:table-cell office:value-type="string">
            <text:p>info@rebuffo.eu</text:p>
          </table:table-cell>
          <table:table-cell office:value-type="string">
            <text:p>12,00-14,00/18,00-24,00</text:p>
          </table:table-cell>
          <table:table-cell office:value-type="string">
            <text:p>12,00-14,00/18,00-24,00 Uhr</text:p>
          </table:table-cell>
          <table:table-cell office:value-type="string">
            <text:p>12 noon - 2pm/6pm - 12 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25 - 40</text:p>
          </table:table-cell>
          <table:table-cell table:style-name="ce7" office:value-type="string">
            <text:p>25 - 40</text:p>
          </table:table-cell>
          <table:table-cell table:style-name="ce7" office:value-type="string">
            <text:p>25 - 4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rebuffo.jpg</text:p>
          </table:table-cell>
          <table:table-cell table:number-columns-repeated="3"/>
          <table:table-cell office:value-type="float" office:value="0">
            <text:p>0</text:p>
          </table:table-cell>
          <table:table-cell office:value-type="float" office:value="146">
            <text:p>146</text:p>
          </table:table-cell>
          <table:table-cell office:value-type="string">
            <text:p>46.079847</text:p>
          </table:table-cell>
          <table:table-cell office:value-type="string">
            <text:p>11.13478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EDITERRANEO</text:p>
          </table:table-cell>
          <table:table-cell office:value-type="string">
            <text:p>Via Ciurletti 21, Trento</text:p>
          </table:table-cell>
          <table:table-cell office:value-type="string">
            <text:p>Via Ciurletti 21, Trient, Italien</text:p>
          </table:table-cell>
          <table:table-cell office:value-type="string">
            <text:p>Via Ciurletti 21, Trento, Italy</text:p>
          </table:table-cell>
          <table:table-cell office:value-type="string">
            <text:p>0461/209503</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office:value-type="string">
            <text:p>25 - 50</text:p>
          </table:table-cell>
          <table:table-cell table:style-name="ce7" office:value-type="string">
            <text:p>25 - 50</text:p>
          </table:table-cell>
          <table:table-cell table:style-name="ce7" office:value-type="string">
            <text:p>25 - 50</text:p>
          </table:table-cell>
          <table:table-cell table:number-columns-repeated="3"/>
          <table:table-cell office:value-type="string">
            <text:p>mediterraneo.jpg</text:p>
          </table:table-cell>
          <table:table-cell table:number-columns-repeated="3"/>
          <table:table-cell table:number-columns-repeated="2" office:value-type="float" office:value="0">
            <text:p>0</text:p>
          </table:table-cell>
          <table:table-cell office:value-type="string">
            <text:p>46.08176</text:p>
          </table:table-cell>
          <table:table-cell office:value-type="string">
            <text:p>11.15393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I CANOPI</text:p>
          </table:table-cell>
          <table:table-cell office:value-type="string">
            <text:p>Via ai Bolleri 12/6 – Martignano, Trento</text:p>
          </table:table-cell>
          <table:table-cell office:value-type="string">
            <text:p>Via ai Bolleri, 12/6, Trient, Italien</text:p>
          </table:table-cell>
          <table:table-cell office:value-type="string">
            <text:p>Via ai Bolleri, 12/6 – Martignano, Trento, Italy</text:p>
          </table:table-cell>
          <table:table-cell office:value-type="string">
            <text:p>0461/823663</text:p>
          </table:table-cell>
          <table:table-cell/>
          <table:table-cell office:value-type="string">
            <text:p>ai.canopi@yahoo.it</text:p>
          </table:table-cell>
          <table:table-cell office:value-type="string">
            <text:p>12,00-14,30/18,00-23,00</text:p>
          </table:table-cell>
          <table:table-cell office:value-type="string">
            <text:p>12,00-14,30/18,00-23,00 Uhr</text:p>
          </table:table-cell>
          <table:table-cell office:value-type="string">
            <text:p>12noon - 2.30pm /6pm - 11pm</text:p>
          </table:table-cell>
          <table:table-cell table:number-columns-repeated="3"/>
          <table:table-cell table:style-name="ce2" office:value-type="float" office:value="11">
            <text:p>11</text:p>
          </table:table-cell>
          <table:table-cell table:number-columns-repeated="2" office:value-type="float" office:value="11">
            <text:p>11</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canopi.jpg</text:p>
          </table:table-cell>
          <table:table-cell table:number-columns-repeated="3"/>
          <table:table-cell office:value-type="float" office:value="0">
            <text:p>0</text:p>
          </table:table-cell>
          <table:table-cell office:value-type="float" office:value="240">
            <text:p>240</text:p>
          </table:table-cell>
          <table:table-cell office:value-type="string">
            <text:p>46.093844</text:p>
          </table:table-cell>
          <table:table-cell office:value-type="string">
            <text:p>11.13043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0</text:p>
          </table:table-cell>
          <table:table-cell office:value-type="string">
            <text:p>ristorazione</text:p>
          </table:table-cell>
          <table:table-cell office:value-type="string">
            <text:p>it</text:p>
          </table:table-cell>
          <table:table-cell office:value-type="string">
            <text:p>Trattoria; Bar</text:p>
          </table:table-cell>
          <table:table-cell office:value-type="string">
            <text:p>Gastwirtschaft; Bar</text:p>
          </table:table-cell>
          <table:table-cell office:value-type="string">
            <text:p>Trattoria (family restaurant); Bar</text:p>
          </table:table-cell>
          <table:table-cell office:value-type="string">
            <text:p>ALLA BARACCA</text:p>
          </table:table-cell>
          <table:table-cell office:value-type="string">
            <text:p>Via Galassa 12, Trento</text:p>
          </table:table-cell>
          <table:table-cell office:value-type="string">
            <text:p>Via Galassa, 12, Trient, Italien</text:p>
          </table:table-cell>
          <table:table-cell office:value-type="string">
            <text:p>Via Galassa, 12, Trento, Italy</text:p>
          </table:table-cell>
          <table:table-cell office:value-type="string">
            <text:p>0461/920049</text:p>
          </table:table-cell>
          <table:table-cell office:value-type="string">
            <text:p>http://www.Trattoriabaracca.it</text:p>
          </table:table-cell>
          <table:table-cell office:value-type="string">
            <text:p>info@Trattoriabaracca.it</text:p>
          </table:table-cell>
          <table:table-cell office:value-type="string">
            <text:p>12,00-14,00/19,30-22,00</text:p>
          </table:table-cell>
          <table:table-cell office:value-type="string">
            <text:p>12,00-14,00/19,30-22,00 Uhr</text:p>
          </table:table-cell>
          <table:table-cell office:value-type="string">
            <text:p>12noon - 2pm /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13 - 15 (pranzo); 15 - 30 (cena)</text:p>
          </table:table-cell>
          <table:table-cell office:value-type="string">
            <text:p>13-15 (Mittagessen), 15-30 (Abendessen)</text:p>
          </table:table-cell>
          <table:table-cell office:value-type="string">
            <text:p>13-15 (lunch),15-30 (dinner)</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aracca.jpg</text:p>
          </table:table-cell>
          <table:table-cell table:number-columns-repeated="3"/>
          <table:table-cell office:value-type="float" office:value="0">
            <text:p>0</text:p>
          </table:table-cell>
          <table:table-cell office:value-type="float" office:value="184">
            <text:p>184</text:p>
          </table:table-cell>
          <table:table-cell office:value-type="string">
            <text:p>46.042557</text:p>
          </table:table-cell>
          <table:table-cell office:value-type="string">
            <text:p>11.14088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FURLANI</text:p>
          </table:table-cell>
          <table:table-cell office:value-type="string">
            <text:p>Via della Villa 26 – Villazzano, Trento</text:p>
          </table:table-cell>
          <table:table-cell office:value-type="string">
            <text:p>Via della Villa, 26, Trient, Italien</text:p>
          </table:table-cell>
          <table:table-cell office:value-type="string">
            <text:p>Via della Villa, 26, Trento, Italy</text:p>
          </table:table-cell>
          <table:table-cell office:value-type="string">
            <text:p>0461/920160</text:p>
          </table:table-cell>
          <table:table-cell table:number-columns-repeated="2"/>
          <table:table-cell office:value-type="string">
            <text:p>7,30-22,00</text:p>
          </table:table-cell>
          <table:table-cell office:value-type="string">
            <text:p>7,30-22,00 Uhr</text:p>
          </table:table-cell>
          <table:table-cell office:value-type="string">
            <text:p>7.30am -10pm</text:p>
          </table:table-cell>
          <table:table-cell office:value-type="string">
            <text:p>sabato sera e domenica</text:p>
          </table:table-cell>
          <table:table-cell office:value-type="string">
            <text:p>Samstag Abend und Sonntag</text:p>
          </table:table-cell>
          <table:table-cell office:value-type="string">
            <text:p>Saturday evening and Sunday</text:p>
          </table:table-cell>
          <table:table-cell table:style-name="ce2" office:value-type="string">
            <text:p>12/05/00</text:p>
          </table:table-cell>
          <table:table-cell table:number-columns-repeated="2" office:value-type="string">
            <text:p>12/05/0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FURLANI.jpg</text:p>
          </table:table-cell>
          <table:table-cell table:number-columns-repeated="3"/>
          <table:table-cell table:number-columns-repeated="2" office:value-type="float" office:value="0">
            <text:p>0</text:p>
          </table:table-cell>
          <table:table-cell office:value-type="string">
            <text:p>46.047219</text:p>
          </table:table-cell>
          <table:table-cell office:value-type="string">
            <text:p>11.14500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9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OCANDA LA CANONICA</text:p>
          </table:table-cell>
          <table:table-cell office:value-type="string">
            <text:p>Piazza Mons, Nicolini 4/5 – Villazzano, Trento</text:p>
          </table:table-cell>
          <table:table-cell office:value-type="string">
            <text:p>Piazza Mons, Nicolini, 4/5, Trient, Italien</text:p>
          </table:table-cell>
          <table:table-cell office:value-type="string">
            <text:p>Piazza Mons, Nicolini, 4/5, Trento, Italy</text:p>
          </table:table-cell>
          <table:table-cell office:value-type="string">
            <text:p>0461/392218</text:p>
          </table:table-cell>
          <table:table-cell office:value-type="string">
            <text:p>http://www.locandacanonicatrento.it</text:p>
          </table:table-cell>
          <table:table-cell office:value-type="string">
            <text:p>info@locandacanonicatrento.it</text:p>
          </table:table-cell>
          <table:table-cell office:value-type="string">
            <text:p>6,30-22,30</text:p>
          </table:table-cell>
          <table:table-cell office:value-type="string">
            <text:p>6,30-22,30 Uhr</text:p>
          </table:table-cell>
          <table:table-cell office:value-type="string">
            <text:p>6.30am -10.30pm</text:p>
          </table:table-cell>
          <table:table-cell office:value-type="string">
            <text:p>sempre aperto</text:p>
          </table:table-cell>
          <table:table-cell office:value-type="string">
            <text:p>immer geöffnet</text:p>
          </table:table-cell>
          <table:table-cell office:value-type="string">
            <text:p>always open</text:p>
          </table:table-cell>
          <table:table-cell table:style-name="ce2" office:value-type="float" office:value="15">
            <text:p>15</text:p>
          </table:table-cell>
          <table:table-cell table:number-columns-repeated="2" office:value-type="float" office:value="15">
            <text:p>15</text:p>
          </table:table-cell>
          <table:table-cell office:value-type="string">
            <text:p>Parcheggio; Rampa di accesso; Piattaforma elevatrice; Ingresso con gradini; Servizi igienici dedicati;</text:p>
          </table:table-cell>
          <table:table-cell office:value-type="string">
            <text:p>Parkplatz, Zufahrtsrampe, Hebefläche; Eingang mit Stufen; behindertengerechte Toiletten;</text:p>
          </table:table-cell>
          <table:table-cell office:value-type="string">
            <text:p>Car park; access ramp; platform lift; entrance with steps; disabled toilets;</text:p>
          </table:table-cell>
          <table:table-cell office:value-type="string">
            <text:p>canonica.jpg</text:p>
          </table:table-cell>
          <table:table-cell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office:value-type="float" office:value="0">
            <text:p>0</text:p>
          </table:table-cell>
          <table:table-cell office:value-type="string">
            <text:p>46.049184</text:p>
          </table:table-cell>
          <table:table-cell office:value-type="string">
            <text:p>11.14588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3</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ROCCIA</text:p>
          </table:table-cell>
          <table:table-cell office:value-type="string">
            <text:p>Via Pianizza 4 – Villazzano,Trento</text:p>
          </table:table-cell>
          <table:table-cell office:value-type="string">
            <text:p>Via Pianizza, 4, Trient, Italien</text:p>
          </table:table-cell>
          <table:table-cell office:value-type="string">
            <text:p>Via Pianizza, 4, Trento, Italy</text:p>
          </table:table-cell>
          <table:table-cell office:value-type="string">
            <text:p>0461/390226</text:p>
          </table:table-cell>
          <table:table-cell/>
          <table:table-cell office:value-type="string">
            <text:p>ginomonsorno@alice.it</text:p>
          </table:table-cell>
          <table:table-cell office:value-type="string">
            <text:p>ristorante 12-14,15/18,30-22,30, pizzeria 12,00-14,30/18,00-23,30</text:p>
          </table:table-cell>
          <table:table-cell office:value-type="string">
            <text:p>Restaurant 12-14,15/18,30-22,30 Uhr, Pizzeria 12,00-14,30/18,00-23,30 Uhr</text:p>
          </table:table-cell>
          <table:table-cell office:value-type="string">
            <text:p>restaurant 12noon -2.15pm/6.30pm - 10.30pm pizzeria 12noon - 2.30pm/6pm - 11.30pm</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roccia.jpg</text:p>
          </table:table-cell>
          <table:table-cell table:number-columns-repeated="3"/>
          <table:table-cell office:value-type="float" office:value="0">
            <text:p>0</text:p>
          </table:table-cell>
          <table:table-cell office:value-type="float" office:value="183">
            <text:p>183</text:p>
          </table:table-cell>
          <table:table-cell office:value-type="string">
            <text:p>46.017112</text:p>
          </table:table-cell>
          <table:table-cell office:value-type="string">
            <text:p>11.14483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4</text:p>
          </table:table-cell>
          <table:table-cell office:value-type="string">
            <text:p>ristorazione</text:p>
          </table:table-cell>
          <table:table-cell office:value-type="string">
            <text:p>it</text:p>
          </table:table-cell>
          <table:table-cell office:value-type="string">
            <text:p>Agritur; ristorante</text:p>
          </table:table-cell>
          <table:table-cell office:value-type="string">
            <text:p>Agritourismusbetrieb; Restaurant</text:p>
          </table:table-cell>
          <table:table-cell office:value-type="string">
            <text:p>Agritur (farmhouse inn); restaurant</text:p>
          </table:table-cell>
          <table:table-cell office:value-type="string">
            <text:p>RIFUGIO BINDESI - PINO PRATI</text:p>
          </table:table-cell>
          <table:table-cell office:value-type="string">
            <text:p>Loc. Grotta 78, Trento</text:p>
          </table:table-cell>
          <table:table-cell office:value-type="string">
            <text:p>Loc. Grotta, 78, Trient, Italien</text:p>
          </table:table-cell>
          <table:table-cell office:value-type="string">
            <text:p>Loc. Grotta, 78, Trento, Italy</text:p>
          </table:table-cell>
          <table:table-cell office:value-type="string">
            <text:p>0461/923344</text:p>
          </table:table-cell>
          <table:table-cell/>
          <table:table-cell office:value-type="string">
            <text:p>l.zane@libero.it</text:p>
          </table:table-cell>
          <table:table-cell office:value-type="string">
            <text:p>Estivo: tutte le sere venerdì, sabato e domenica anche a pranzo - Invernale: da martedì sera in poi sabato e domenica a pranzo</text:p>
          </table:table-cell>
          <table:table-cell office:value-type="string">
            <text:p>Sommer: jeden Freitag-, Samstag- und Sonntagabend; Sonntag auch zu Mittag - Winter: von Dienstag bis Freitag, Samstag und Sonntag zu Mittag</text:p>
          </table:table-cell>
          <table:table-cell office:value-type="string">
            <text:p>Summer: every evening, Friday, Saturday and Sunday at lunchtime as well - Winter: from Tuesday to Sunday evening , Saturday and Sunday at lunchtime as well</text:p>
          </table:table-cell>
          <table:table-cell office:value-type="string">
            <text:p>lunedì sera</text:p>
          </table:table-cell>
          <table:table-cell office:value-type="string">
            <text:p>Montag Abend</text:p>
          </table:table-cell>
          <table:table-cell office:value-type="string">
            <text:p>Monday evening</text:p>
          </table:table-cell>
          <table:table-cell table:style-name="ce2" office:value-type="float" office:value="25">
            <text:p>25</text:p>
          </table:table-cell>
          <table:table-cell table:number-columns-repeated="2" office:value-type="float" office:value="25">
            <text:p>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indesi.jpg</text:p>
          </table:table-cell>
          <table:table-cell table:number-columns-repeated="3"/>
          <table:table-cell office:value-type="float" office:value="0">
            <text:p>0</text:p>
          </table:table-cell>
          <table:table-cell office:value-type="float" office:value="240">
            <text:p>240</text:p>
          </table:table-cell>
          <table:table-cell office:value-type="string">
            <text:p>46.040204</text:p>
          </table:table-cell>
          <table:table-cell office:value-type="string">
            <text:p>11.15207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LPINA</text:p>
          </table:table-cell>
          <table:table-cell office:value-type="string">
            <text:p>Via Pianizza 23 – Villazzano, Trento</text:p>
          </table:table-cell>
          <table:table-cell office:value-type="string">
            <text:p>Via Pianizza, 25, Trient, Italien</text:p>
          </table:table-cell>
          <table:table-cell office:value-type="string">
            <text:p>Via Pianizza, 25, Trento, Italy</text:p>
          </table:table-cell>
          <table:table-cell office:value-type="string">
            <text:p>0461/920131</text:p>
          </table:table-cell>
          <table:table-cell office:value-type="string">
            <text:p>http://www.pizzeriarosalpina.it</text:p>
          </table:table-cell>
          <table:table-cell office:value-type="string">
            <text:p>mauro.piccoli@tin.it</text:p>
          </table:table-cell>
          <table:table-cell office:value-type="string">
            <text:p>18,00-24,00 (a pranzo solo su ordinazione)</text:p>
          </table:table-cell>
          <table:table-cell office:value-type="string">
            <text:p>18.00-24.00 Uhr (Mittagstisch auf Bestellung)</text:p>
          </table:table-cell>
          <table:table-cell office:value-type="string">
            <text:p>6pm to 12 midnight (at lunchtime open only on booking)</text:p>
          </table:table-cell>
          <table:table-cell table:number-columns-repeated="6"/>
          <table:table-cell office:value-type="string">
            <text:p>Parcheggio; Ascensore; Ingresso con gradini; Servizi igienici dedicati;</text:p>
          </table:table-cell>
          <table:table-cell office:value-type="string">
            <text:p>Parkplatz; Aufzug; Eingang mit Stufen; behindertengerechte Toiletten;</text:p>
          </table:table-cell>
          <table:table-cell office:value-type="string">
            <text:p>Car-park; lift; entrance with steps; disabled toilets;</text:p>
          </table:table-cell>
          <table:table-cell office:value-type="string">
            <text:p>rosalpina.jpg</text:p>
          </table:table-cell>
          <table:table-cell table:number-columns-repeated="3"/>
          <table:table-cell office:value-type="float" office:value="0">
            <text:p>0</text:p>
          </table:table-cell>
          <table:table-cell office:value-type="float" office:value="240">
            <text:p>240</text:p>
          </table:table-cell>
          <table:table-cell office:value-type="string">
            <text:p>46.021582</text:p>
          </table:table-cell>
          <table:table-cell office:value-type="string">
            <text:p>11.14999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SAN ROCCO</text:p>
          </table:table-cell>
          <table:table-cell office:value-type="string">
            <text:p>Loc. San Rocco 4, Trento</text:p>
          </table:table-cell>
          <table:table-cell office:value-type="string">
            <text:p>Loc. San Rocco, 4, Trient, Italien</text:p>
          </table:table-cell>
          <table:table-cell office:value-type="string">
            <text:p>Loc. San Rocco, 4, Trento, Italy</text:p>
          </table:table-cell>
          <table:table-cell office:value-type="string">
            <text:p>0461/922785</text:p>
          </table:table-cell>
          <table:table-cell/>
          <table:table-cell office:value-type="string">
            <text:p>masosanrocco@virgilio.it</text:p>
          </table:table-cell>
          <table:table-cell office:value-type="string">
            <text:p>11,00-15,00/18,00-23,00</text:p>
          </table:table-cell>
          <table:table-cell office:value-type="string">
            <text:p>11,00-15,00/18,00-23,00 Uhr</text:p>
          </table:table-cell>
          <table:table-cell office:value-type="string">
            <text:p>11am - 3pm/6pm - 11pm</text:p>
          </table:table-cell>
          <table:table-cell office:value-type="string">
            <text:p>lunedì</text:p>
          </table:table-cell>
          <table:table-cell office:value-type="string">
            <text:p>Montag</text:p>
          </table:table-cell>
          <table:table-cell office:value-type="string">
            <text:p>Monday</text:p>
          </table:table-cell>
          <table:table-cell office:value-type="string">
            <text:p>20 - 40</text:p>
          </table:table-cell>
          <table:table-cell table:style-name="ce7" office:value-type="string">
            <text:p>20 - 40</text:p>
          </table:table-cell>
          <table:table-cell table:style-name="ce7" office:value-type="string">
            <text:p>20 - 4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rocco.jpg</text:p>
          </table:table-cell>
          <table:table-cell table:number-columns-repeated="3"/>
          <table:table-cell office:value-type="float" office:value="0">
            <text:p>0</text:p>
          </table:table-cell>
          <table:table-cell office:value-type="float" office:value="213">
            <text:p>213</text:p>
          </table:table-cell>
          <table:table-cell office:value-type="string">
            <text:p>46.035943</text:p>
          </table:table-cell>
          <table:table-cell office:value-type="string">
            <text:p>11.14556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1923...IL DOPOLAVORO</text:p>
          </table:table-cell>
          <table:table-cell office:value-type="string">
            <text:p>Via delle Scuole 1 – Gardolo, Trento</text:p>
          </table:table-cell>
          <table:table-cell office:value-type="string">
            <text:p>Via delle Scuole, 1, Trient, Italien</text:p>
          </table:table-cell>
          <table:table-cell office:value-type="string">
            <text:p>Via delle Scuole, 1 – Gardolo, Trento, Italy</text:p>
          </table:table-cell>
          <table:table-cell office:value-type="string">
            <text:p>0461/990065</text:p>
          </table:table-cell>
          <table:table-cell/>
          <table:table-cell office:value-type="string">
            <text:p>ildopolavoro@yahoo.it</text:p>
          </table:table-cell>
          <table:table-cell office:value-type="string">
            <text:p>12,00-14,30/18,30-23,30</text:p>
          </table:table-cell>
          <table:table-cell office:value-type="string">
            <text:p>12,00-14,30/18,30-23,30 Uhr</text:p>
          </table:table-cell>
          <table:table-cell office:value-type="string">
            <text:p>12noon-2.30pm/6.30pm-11.30pm</text:p>
          </table:table-cell>
          <table:table-cell office:value-type="string">
            <text:p>lunedì</text:p>
          </table:table-cell>
          <table:table-cell office:value-type="string">
            <text:p>Montag</text:p>
          </table:table-cell>
          <table:table-cell office:value-type="string">
            <text:p>Monday</text:p>
          </table:table-cell>
          <table:table-cell office:value-type="string">
            <text:p>15 - 50</text:p>
          </table:table-cell>
          <table:table-cell table:style-name="ce7" office:value-type="string">
            <text:p>15 - 50</text:p>
          </table:table-cell>
          <table:table-cell table:style-name="ce7" office:value-type="string">
            <text:p>15 - 5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1923.jpg</text:p>
          </table:table-cell>
          <table:table-cell table:number-columns-repeated="3"/>
          <table:table-cell table:number-columns-repeated="2" office:value-type="float" office:value="0">
            <text:p>0</text:p>
          </table:table-cell>
          <table:table-cell office:value-type="string">
            <text:p>46.108291</text:p>
          </table:table-cell>
          <table:table-cell office:value-type="string">
            <text:p>11.11043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PITOL 2</text:p>
          </table:table-cell>
          <table:table-cell office:value-type="string">
            <text:p>Via Soprasasso 32/2, Trento</text:p>
          </table:table-cell>
          <table:table-cell office:value-type="string">
            <text:p>Via Soprasasso, 32/2, Trient, Italien</text:p>
          </table:table-cell>
          <table:table-cell office:value-type="string">
            <text:p>Via Soprasasso, 32/2, Trento, Italy</text:p>
          </table:table-cell>
          <table:table-cell office:value-type="string">
            <text:p>0461/991593</text:p>
          </table:table-cell>
          <table:table-cell/>
          <table:table-cell office:value-type="string">
            <text:p>pmatted@tin.it</text:p>
          </table:table-cell>
          <table:table-cell office:value-type="string">
            <text:p>11,30-14,30/19,00-22,30</text:p>
          </table:table-cell>
          <table:table-cell office:value-type="string">
            <text:p>11,30-14,30/19,00-22,30 Uhr</text:p>
          </table:table-cell>
          <table:table-cell office:value-type="string">
            <text:p>11.30am - 2.30pm/7p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Parcheggio; Rampa di accesso; Piattaforma elevatrice; Servizi igienici dedicati;</text:p>
          </table:table-cell>
          <table:table-cell office:value-type="string">
            <text:p>Parkplatz; Zufahrtsrampe; Hebefläche; behindertengerechte Toiletten;</text:p>
          </table:table-cell>
          <table:table-cell office:value-type="string">
            <text:p>Car-park; access ramp; platform lift; disabled toilets;</text:p>
          </table:table-cell>
          <table:table-cell office:value-type="string">
            <text:p>CAPITOL-2.jpg</text:p>
          </table:table-cell>
          <table:table-cell table:number-columns-repeated="3"/>
          <table:table-cell table:number-columns-repeated="2" office:value-type="float" office:value="0">
            <text:p>0</text:p>
          </table:table-cell>
          <table:table-cell office:value-type="string">
            <text:p>46.106134</text:p>
          </table:table-cell>
          <table:table-cell office:value-type="string">
            <text:p>11.10863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9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EL MERENDERO</text:p>
          </table:table-cell>
          <table:table-cell office:value-type="string">
            <text:p>Via Martino Aichner 21 – Gardolo, Trento</text:p>
          </table:table-cell>
          <table:table-cell office:value-type="string">
            <text:p>Via Martino Aichner, 21, Trient, Italien</text:p>
          </table:table-cell>
          <table:table-cell office:value-type="string">
            <text:p>Via Martino Aichner, 21, Trento, Italy</text:p>
          </table:table-cell>
          <table:table-cell office:value-type="string">
            <text:p>0461/990459</text:p>
          </table:table-cell>
          <table:table-cell office:value-type="string">
            <text:p>http://www.elmerendero.it</text:p>
          </table:table-cell>
          <table:table-cell office:value-type="string">
            <text:p>info@elmerendero.it</text:p>
          </table:table-cell>
          <table:table-cell office:value-type="string">
            <text:p>12,00-14,00/18,45-23,45</text:p>
          </table:table-cell>
          <table:table-cell office:value-type="string">
            <text:p>12,00-14,00/18,45-23,45 Uhr</text:p>
          </table:table-cell>
          <table:table-cell office:value-type="string">
            <text:p>12noon - 2pm/6.45pm - 11.45pm</text:p>
          </table:table-cell>
          <table:table-cell office:value-type="string">
            <text:p>martedì</text:p>
          </table:table-cell>
          <table:table-cell office:value-type="string">
            <text:p>Dienstag</text:p>
          </table:table-cell>
          <table:table-cell office:value-type="string">
            <text:p>Tuesday</text:p>
          </table:table-cell>
          <table:table-cell table:number-columns-repeated="3"/>
          <table:table-cell office:value-type="string">
            <text:p>Parcheggio;</text:p>
          </table:table-cell>
          <table:table-cell office:value-type="string">
            <text:p>Parkplatz;</text:p>
          </table:table-cell>
          <table:table-cell office:value-type="string">
            <text:p>Car park;</text:p>
          </table:table-cell>
          <table:table-cell office:value-type="string">
            <text:p>merendero.jpg</text:p>
          </table:table-cell>
          <table:table-cell office:value-type="string">
            <text:p>200 posti interni, 150 esterni, ampio parcheggio, specializzato con il pesce di mare, forno a legna per la pizza, cordialità e qualità ad un giusto prezzo.</text:p>
          </table:table-cell>
          <table:table-cell office:value-type="string">
            <text:p>200 Innen- und 150 Außenplätze, großer Parkplatz, spezialisiert auf Seefisch, Holzofen für Pizza; Gastfreundschaft und Qualität zu einem guten Preis.</text:p>
          </table:table-cell>
          <table:table-cell office:value-type="string">
            <text:p>Seats 200 indoor, 150 outdoor, large car park. Specialised in sea fish dishes, wood oven for pizzas, quality and a friendly atmosphere at the right price.</text:p>
          </table:table-cell>
          <table:table-cell office:value-type="float" office:value="3">
            <text:p>3</text:p>
          </table:table-cell>
          <table:table-cell office:value-type="float" office:value="294">
            <text:p>294</text:p>
          </table:table-cell>
          <table:table-cell office:value-type="string">
            <text:p>46.102831</text:p>
          </table:table-cell>
          <table:table-cell office:value-type="string">
            <text:p>11.10271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FFICINA GAMBRINUS</text:p>
          </table:table-cell>
          <table:table-cell office:value-type="string">
            <text:p>Via Alto Adige 164, Trento</text:p>
          </table:table-cell>
          <table:table-cell office:value-type="string">
            <text:p>Via Alto Adige, 164, Trient, Italien</text:p>
          </table:table-cell>
          <table:table-cell office:value-type="string">
            <text:p>Via Alto Adige, 164, Trento, Italy</text:p>
          </table:table-cell>
          <table:table-cell office:value-type="string">
            <text:p>0461/993261</text:p>
          </table:table-cell>
          <table:table-cell office:value-type="string">
            <text:p>http://www.officinagambrinus.com</text:p>
          </table:table-cell>
          <table:table-cell office:value-type="string">
            <text:p>andrea@officinagambrinus.com</text:p>
          </table:table-cell>
          <table:table-cell office:value-type="string">
            <text:p>Lunedì,martedì, mercoledì, giovedì 10.00 - 01.00 Venerdì 10.00 - 02.00 Sabato 17.00 - 02.00 Domenica 17.00 - 24.00</text:p>
          </table:table-cell>
          <table:table-cell office:value-type="string">
            <text:p>Montag, Dienstag, Mittwoch, Donnerstag 10.00 - 01.00 Uhr - Freitag 10.00 - 02.00 Uhr - Samstag 17.00 - 02.00 Uhr - Sonntag 17.00 - 24.00 Uhr</text:p>
          </table:table-cell>
          <table:table-cell office:value-type="string">
            <text:p>Monday, Tuesday, Wednesday, Thursday 10am - 1am, Friday 10am - 2am, Saturday 5pm - 2am, Sunday 5pm - 12 midnight</text:p>
          </table:table-cell>
          <table:table-cell office:value-type="string">
            <text:p>Domenica da giugno ad agosto</text:p>
          </table:table-cell>
          <table:table-cell office:value-type="string">
            <text:p>Sonntag von Juni bis August</text:p>
          </table:table-cell>
          <table:table-cell office:value-type="string">
            <text:p>Sunday from June to August</text:p>
          </table:table-cell>
          <table:table-cell table:style-name="ce2" office:value-type="string">
            <text:p>Pranzo da 6,00 a 10,00 - Cena da 10,00 a 25,00</text:p>
          </table:table-cell>
          <table:table-cell office:value-type="string">
            <text:p>Mittagstisch von 6.00 bis 10.00 - Abendessen von 10.00 bis 25.00</text:p>
          </table:table-cell>
          <table:table-cell office:value-type="string">
            <text:p>Lunch from 6.00 to 10.00 - Dinner from 10.00 to 25.0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ambrinus.jpg</text:p>
          </table:table-cell>
          <table:table-cell table:number-columns-repeated="3"/>
          <table:table-cell table:number-columns-repeated="2" office:value-type="float" office:value="0">
            <text:p>0</text:p>
          </table:table-cell>
          <table:table-cell office:value-type="string">
            <text:p>46.127924</text:p>
          </table:table-cell>
          <table:table-cell office:value-type="string">
            <text:p>11.10923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GANELLA</text:p>
          </table:table-cell>
          <table:table-cell office:value-type="string">
            <text:p>Via Aeroporto 27/1, Trento</text:p>
          </table:table-cell>
          <table:table-cell office:value-type="string">
            <text:p>Via Aeroporto, 27/1, Trient, Italien</text:p>
          </table:table-cell>
          <table:table-cell office:value-type="string">
            <text:p>Via Aeroporto, 27/1, Trento, Italy</text:p>
          </table:table-cell>
          <table:table-cell office:value-type="string">
            <text:p>0461/990355</text:p>
          </table:table-cell>
          <table:table-cell/>
          <table:table-cell office:value-type="string">
            <text:p>ristorante.paganella@gmail.com</text:p>
          </table:table-cell>
          <table:table-cell table:style-name="ce5" office:value-type="string">
            <text:p>12,00-15,00</text:p>
          </table:table-cell>
          <table:table-cell office:value-type="string">
            <text:p>12,00-15,00 Uhr</text:p>
          </table:table-cell>
          <table:table-cell office:value-type="string">
            <text:p>12 noon-3pm</text:p>
          </table:table-cell>
          <table:table-cell office:value-type="string">
            <text:p>domenica</text:p>
          </table:table-cell>
          <table:table-cell office:value-type="string">
            <text:p>Sonntag</text:p>
          </table:table-cell>
          <table:table-cell office:value-type="string">
            <text:p>Sunday</text:p>
          </table:table-cell>
          <table:table-cell office:value-type="string">
            <text:p>7,50 - 12</text:p>
          </table:table-cell>
          <table:table-cell table:style-name="ce7" office:value-type="string">
            <text:p>7,50 - 12</text:p>
          </table:table-cell>
          <table:table-cell table:style-name="ce7" office:value-type="string">
            <text:p>7,50 - 1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paganella.jpg</text:p>
          </table:table-cell>
          <table:table-cell table:number-columns-repeated="3"/>
          <table:table-cell table:number-columns-repeated="2" office:value-type="float" office:value="0">
            <text:p>0</text:p>
          </table:table-cell>
          <table:table-cell office:value-type="string">
            <text:p>46.108083</text:p>
          </table:table-cell>
          <table:table-cell office:value-type="string">
            <text:p>11.110071</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02</text:p>
          </table:table-cell>
          <table:table-cell office:value-type="string">
            <text:p>ristorazione</text:p>
          </table:table-cell>
          <table:table-cell office:value-type="string">
            <text:p>it</text:p>
          </table:table-cell>
          <table:table-cell office:value-type="string">
            <text:p>Trattoria; Pizzeria</text:p>
          </table:table-cell>
          <table:table-cell office:value-type="string">
            <text:p>Gastwirtschaft; Pizzeria</text:p>
          </table:table-cell>
          <table:table-cell office:value-type="string">
            <text:p>Trattoria (family restaurant); Pizzeria</text:p>
          </table:table-cell>
          <table:table-cell office:value-type="string">
            <text:p>BIANCOSPINO</text:p>
          </table:table-cell>
          <table:table-cell office:value-type="string">
            <text:p>Via Pont dei Vodi 39 – Spini di Gardolo, Trento</text:p>
          </table:table-cell>
          <table:table-cell office:value-type="string">
            <text:p>Via Al Pont dei Vodi, 39, Trient, Italien</text:p>
          </table:table-cell>
          <table:table-cell office:value-type="string">
            <text:p>Via Al Pont dei Vodi, 39, Trento, Italy</text:p>
          </table:table-cell>
          <table:table-cell office:value-type="string">
            <text:p>0461/1820422</text:p>
          </table:table-cell>
          <table:table-cell table:style-name="Default" office:value-type="string">
            <text:p>htto://www.biancospino.info</text:p>
          </table:table-cell>
          <table:table-cell office:value-type="string">
            <text:p>info@biancospino.info</text:p>
          </table:table-cell>
          <table:table-cell table:style-name="ce5" office:value-type="string">
            <text:p>12,00-14.30/18,30-22,00</text:p>
          </table:table-cell>
          <table:table-cell office:value-type="string">
            <text:p>12,00-14,30/18,30-22,00 Uhr</text:p>
          </table:table-cell>
          <table:table-cell office:value-type="string">
            <text:p>12noon-2.30pm/6.30pm-10pm</text:p>
          </table:table-cell>
          <table:table-cell office:value-type="string">
            <text:p>domenica</text:p>
          </table:table-cell>
          <table:table-cell office:value-type="string">
            <text:p>Sonntag</text:p>
          </table:table-cell>
          <table:table-cell office:value-type="string">
            <text:p>Sunday</text:p>
          </table:table-cell>
          <table:table-cell office:value-type="string">
            <text:p>10 - 12</text:p>
          </table:table-cell>
          <table:table-cell table:style-name="ce7" office:value-type="string">
            <text:p>10 - 12</text:p>
          </table:table-cell>
          <table:table-cell table:style-name="ce7" office:value-type="string">
            <text:p>10 - 1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iancospino.jpg</text:p>
          </table:table-cell>
          <table:table-cell table:number-columns-repeated="3"/>
          <table:table-cell table:number-columns-repeated="2" office:value-type="float" office:value="0">
            <text:p>0</text:p>
          </table:table-cell>
          <table:table-cell office:value-type="string">
            <text:p>46.12269</text:p>
          </table:table-cell>
          <table:table-cell office:value-type="string">
            <text:p>11.090995</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VALIERE</text:p>
          </table:table-cell>
          <table:table-cell office:value-type="string">
            <text:p>Piazza G. Manci 14 – Povo, Trento</text:p>
          </table:table-cell>
          <table:table-cell office:value-type="string">
            <text:p>Piazza G. Manci, 14, Trient, Italien</text:p>
          </table:table-cell>
          <table:table-cell office:value-type="string">
            <text:p>Piazza G. Manci, 14 – Povo, Trento, Italy</text:p>
          </table:table-cell>
          <table:table-cell office:value-type="string">
            <text:p>0461/816125</text:p>
          </table:table-cell>
          <table:table-cell/>
          <table:table-cell office:value-type="string">
            <text:p>alcavalierepovo@yahoo.it</text:p>
          </table:table-cell>
          <table:table-cell office:value-type="string">
            <text:p>12,00-14,30/17,00-23,00</text:p>
          </table:table-cell>
          <table:table-cell office:value-type="string">
            <text:p>12,00-14,30/17,00-23,00 Uhr</text:p>
          </table:table-cell>
          <table:table-cell office:value-type="string">
            <text:p>12noon - 2.30pm/5pm - 11pm</text:p>
          </table:table-cell>
          <table:table-cell office:value-type="string">
            <text:p>sempre aperto</text:p>
          </table:table-cell>
          <table:table-cell office:value-type="string">
            <text:p>immer geöffnet</text:p>
          </table:table-cell>
          <table:table-cell office:value-type="string">
            <text:p>always open</text:p>
          </table:table-cell>
          <table:table-cell office:value-type="string">
            <text:p>12 - 25</text:p>
          </table:table-cell>
          <table:table-cell table:style-name="ce7" office:value-type="string">
            <text:p>12 - 25</text:p>
          </table:table-cell>
          <table:table-cell table:style-name="ce7" office:value-type="string">
            <text:p>12 - 25</text:p>
          </table:table-cell>
          <table:table-cell office:value-type="string">
            <text:p>Parcheggio; Ascensore; Ingresso con gradini; Servizi igienici dedicati;</text:p>
          </table:table-cell>
          <table:table-cell office:value-type="string">
            <text:p>Parkplatz; Aufzug; Eingang mit Stufen; behindertengerechte Toiletten;</text:p>
          </table:table-cell>
          <table:table-cell office:value-type="string">
            <text:p>Car-park; lift; entrance with steps; disabled toilets;</text:p>
          </table:table-cell>
          <table:table-cell office:value-type="string">
            <text:p>cavaliere.jpg</text:p>
          </table:table-cell>
          <table:table-cell table:number-columns-repeated="3"/>
          <table:table-cell table:number-columns-repeated="2" office:value-type="float" office:value="0">
            <text:p>0</text:p>
          </table:table-cell>
          <table:table-cell office:value-type="string">
            <text:p>46.066118</text:p>
          </table:table-cell>
          <table:table-cell office:value-type="string">
            <text:p>11.15480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PAROL</text:p>
          </table:table-cell>
          <table:table-cell office:value-type="string">
            <text:p>Via Mesiano 40, Trento</text:p>
          </table:table-cell>
          <table:table-cell office:value-type="string">
            <text:p>Via Mesiano, 40, Trient, Italien</text:p>
          </table:table-cell>
          <table:table-cell office:value-type="string">
            <text:p>Via Mesiano, 40, Trento, Italy</text:p>
          </table:table-cell>
          <table:table-cell office:value-type="string">
            <text:p>0461/239951</text:p>
          </table:table-cell>
          <table:table-cell table:number-columns-repeated="2"/>
          <table:table-cell office:value-type="string">
            <text:p>12,00-14,00/19,00-22,00</text:p>
          </table:table-cell>
          <table:table-cell office:value-type="string">
            <text:p>12,00-14,00/19,00-22,00 Uhr</text:p>
          </table:table-cell>
          <table:table-cell office:value-type="string">
            <text:p>12noon - 2pm/7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30</text:p>
          </table:table-cell>
          <table:table-cell table:style-name="ce7" office:value-type="string">
            <text:p>20 - 25</text:p>
          </table:table-cell>
          <table:table-cell table:style-name="ce7" office:value-type="string">
            <text:p>20 - 25</text:p>
          </table:table-cell>
          <table:table-cell office:value-type="string">
            <text:p>Parcheggio; Rampa di accesso;</text:p>
          </table:table-cell>
          <table:table-cell office:value-type="string">
            <text:p>Parkplatz; Zufahrtsrampe;</text:p>
          </table:table-cell>
          <table:table-cell office:value-type="string">
            <text:p>Car park; access ramp;</text:p>
          </table:table-cell>
          <table:table-cell office:value-type="string">
            <text:p>parol.jpg</text:p>
          </table:table-cell>
          <table:table-cell table:number-columns-repeated="3"/>
          <table:table-cell office:value-type="float" office:value="0">
            <text:p>0</text:p>
          </table:table-cell>
          <table:table-cell office:value-type="float" office:value="240">
            <text:p>240</text:p>
          </table:table-cell>
          <table:table-cell office:value-type="string">
            <text:p>46.066785</text:p>
          </table:table-cell>
          <table:table-cell office:value-type="string">
            <text:p>11.14041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5</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CAMPANELLA</text:p>
          </table:table-cell>
          <table:table-cell office:value-type="string">
            <text:p>Loc. Cimirlo 19 – Povo, Trento</text:p>
          </table:table-cell>
          <table:table-cell office:value-type="string">
            <text:p>Loc. Cimirlo, 19, Trient, Italien</text:p>
          </table:table-cell>
          <table:table-cell office:value-type="string">
            <text:p>Loc. Cimirlo, 19, Trento, Italy</text:p>
          </table:table-cell>
          <table:table-cell office:value-type="string">
            <text:p>0461/811210</text:p>
          </table:table-cell>
          <table:table-cell office:value-type="string">
            <text:p>http://www.ristorantelacampanella.it</text:p>
          </table:table-cell>
          <table:table-cell office:value-type="string">
            <text:p>samuel.grisenti@tin.it</text:p>
          </table:table-cell>
          <table:table-cell office:value-type="string">
            <text:p>Lunedì-Martedì-Giovedì 10.30 - 15.30 19.00 - 24.00 Venerdì-Sabato-Domenica 10.30 - 24.00</text:p>
          </table:table-cell>
          <table:table-cell office:value-type="string">
            <text:p>Montag, Dienstag, Donnerstag 10.30 - 15.30/19.00 - 24.00 Uhr - Freitag, Samstag, Sonntag 10.30 - 24.00 Uhr</text:p>
          </table:table-cell>
          <table:table-cell office:value-type="string">
            <text:p>Monday-Tuesday-Thursday 10.30am - 3.30pm / 7pm - 12midnight Friday-Saturday-Sunday 10.30am - 12midnight</text:p>
          </table:table-cell>
          <table:table-cell office:value-type="string">
            <text:p>mercoledì</text:p>
          </table:table-cell>
          <table:table-cell office:value-type="string">
            <text:p>Mittwoch</text:p>
          </table:table-cell>
          <table:table-cell office:value-type="string">
            <text:p>Wednesday</text:p>
          </table:table-cell>
          <table:table-cell table:style-name="ce2" office:value-type="string">
            <text:p>Antipasti 6,00 - 8,00 Primi 7,50 - 12,00 Secondi 9,00 - 20,00</text:p>
          </table:table-cell>
          <table:table-cell table:style-name="ce7" office:value-type="string">
            <text:p>10 - 18</text:p>
          </table:table-cell>
          <table:table-cell table:style-name="ce7" office:value-type="string">
            <text:p>10 - 18</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campanella.jpg</text:p>
          </table:table-cell>
          <table:table-cell table:number-columns-repeated="3"/>
          <table:table-cell office:value-type="float" office:value="0">
            <text:p>0</text:p>
          </table:table-cell>
          <table:table-cell office:value-type="float" office:value="150">
            <text:p>150</text:p>
          </table:table-cell>
          <table:table-cell office:value-type="string">
            <text:p>46.067871</text:p>
          </table:table-cell>
          <table:table-cell office:value-type="string">
            <text:p>11.1842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LA CANTINA</text:p>
          </table:table-cell>
          <table:table-cell office:value-type="string">
            <text:p>Via Salè 8 - Povo, Trento</text:p>
          </table:table-cell>
          <table:table-cell office:value-type="string">
            <text:p>Via Salè, 8, Trient, Italien</text:p>
          </table:table-cell>
          <table:table-cell office:value-type="string">
            <text:p>Via Salè 8, Trento, Italy</text:p>
          </table:table-cell>
          <table:table-cell office:value-type="string">
            <text:p>0461/811709</text:p>
          </table:table-cell>
          <table:table-cell/>
          <table:table-cell office:value-type="string">
            <text:p>ristorantelacantina@alice.it</text:p>
          </table:table-cell>
          <table:table-cell office:value-type="string">
            <text:p>19,30-23,00</text:p>
          </table:table-cell>
          <table:table-cell office:value-type="string">
            <text:p>19,30-23,00 Uhr</text:p>
          </table:table-cell>
          <table:table-cell office:value-type="string">
            <text:p>7.30pm -11pm</text:p>
          </table:table-cell>
          <table:table-cell office:value-type="string">
            <text:p>domenica</text:p>
          </table:table-cell>
          <table:table-cell office:value-type="string">
            <text:p>Sonntag</text:p>
          </table:table-cell>
          <table:table-cell office:value-type="string">
            <text:p>Sunday</text:p>
          </table:table-cell>
          <table:table-cell office:value-type="string">
            <text:p>20 - 25</text:p>
          </table:table-cell>
          <table:table-cell table:style-name="ce7" office:value-type="string">
            <text:p>20 - 25</text:p>
          </table:table-cell>
          <table:table-cell table:style-name="ce7" office:value-type="string">
            <text:p>20 - 25</text:p>
          </table:table-cell>
          <table:table-cell office:value-type="string">
            <text:p>Parcheggio; Piattaforma elevatrice; Ingresso con gradini; Servizi igienici dedicati;</text:p>
          </table:table-cell>
          <table:table-cell office:value-type="string">
            <text:p>Parkplatz; Hebefläche; Eingang mit Stufen; behindertengerechte Toiletten;</text:p>
          </table:table-cell>
          <table:table-cell office:value-type="string">
            <text:p>Car-park; platform lift; entrance with steps; disabled toilets;</text:p>
          </table:table-cell>
          <table:table-cell office:value-type="string">
            <text:p>cantina.JPG</text:p>
          </table:table-cell>
          <table:table-cell table:number-columns-repeated="3"/>
          <table:table-cell office:value-type="float" office:value="1">
            <text:p>1</text:p>
          </table:table-cell>
          <table:table-cell office:value-type="float" office:value="427">
            <text:p>427</text:p>
          </table:table-cell>
          <table:table-cell office:value-type="string">
            <text:p>46.063405</text:p>
          </table:table-cell>
          <table:table-cell office:value-type="string">
            <text:p>11.15219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ROSTUBE</text:p>
          </table:table-cell>
          <table:table-cell office:value-type="string">
            <text:p>Via Sommarive 10 – Povo,Trento</text:p>
          </table:table-cell>
          <table:table-cell office:value-type="string">
            <text:p>Via Sommarive,10, Trient, Italien</text:p>
          </table:table-cell>
          <table:table-cell office:value-type="string">
            <text:p>Via Sommarive,10, Trento, Italy</text:p>
          </table:table-cell>
          <table:table-cell office:value-type="string">
            <text:p>0461/816073</text:p>
          </table:table-cell>
          <table:table-cell office:value-type="string">
            <text:p>http://www.orostube.it</text:p>
          </table:table-cell>
          <table:table-cell office:value-type="string">
            <text:p>info@orostube.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Martedì, sabato e domenica a mezzogiorno</text:p>
          </table:table-cell>
          <table:table-cell office:value-type="string">
            <text:p>Dienstag, Samstag und Sonntag zu Mittag</text:p>
          </table:table-cell>
          <table:table-cell office:value-type="string">
            <text:p>Tuesday, Saturday and Sunday at lunchtime</text:p>
          </table:table-cell>
          <table:table-cell office:value-type="string">
            <text:p>10 - 18</text:p>
          </table:table-cell>
          <table:table-cell table:style-name="ce7" office:value-type="string">
            <text:p>10 - 18</text:p>
          </table:table-cell>
          <table:table-cell table:style-name="ce7" office:value-type="string">
            <text:p>10 - 18</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orostube.jpg</text:p>
          </table:table-cell>
          <table:table-cell table:number-columns-repeated="3"/>
          <table:table-cell office:value-type="float" office:value="0">
            <text:p>0</text:p>
          </table:table-cell>
          <table:table-cell office:value-type="float" office:value="240">
            <text:p>240</text:p>
          </table:table-cell>
          <table:table-cell office:value-type="string">
            <text:p>46.064868</text:p>
          </table:table-cell>
          <table:table-cell office:value-type="string">
            <text:p>11.15050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LARINA FILIPPONE</text:p>
          </table:table-cell>
          <table:table-cell office:value-type="string">
            <text:p>Via Anna Frank 7, Trento</text:p>
          </table:table-cell>
          <table:table-cell office:value-type="string">
            <text:p>Via <text:s/>Anna Frank, 7, Trient, Italien</text:p>
          </table:table-cell>
          <table:table-cell office:value-type="string">
            <text:p>Via Anna Frank, 7, Trento, Italy</text:p>
          </table:table-cell>
          <table:table-cell office:value-type="string">
            <text:p>0461/924565</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ilippone.jpg</text:p>
          </table:table-cell>
          <table:table-cell table:number-columns-repeated="3"/>
          <table:table-cell table:number-columns-repeated="2" office:value-type="float" office:value="0">
            <text:p>0</text:p>
          </table:table-cell>
          <table:table-cell office:value-type="string">
            <text:p>46.050838</text:p>
          </table:table-cell>
          <table:table-cell office:value-type="string">
            <text:p>11.12487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TERRAZZA</text:p>
          </table:table-cell>
          <table:table-cell office:value-type="string">
            <text:p>Via Menguzzato 87, Trento</text:p>
          </table:table-cell>
          <table:table-cell office:value-type="string">
            <text:p>Via Menguzzato,87, Trient, Italien</text:p>
          </table:table-cell>
          <table:table-cell office:value-type="string">
            <text:p>Via Menguzzato,87, Trento, Italy</text:p>
          </table:table-cell>
          <table:table-cell office:value-type="string">
            <text:p>0461/390060</text:p>
          </table:table-cell>
          <table:table-cell table:number-columns-repeated="5"/>
          <table:table-cell office:value-type="string">
            <text:p>martedì</text:p>
          </table:table-cell>
          <table:table-cell office:value-type="string">
            <text:p>Dienstag</text:p>
          </table:table-cell>
          <table:table-cell office:value-type="string">
            <text:p>Tuesday</text:p>
          </table:table-cell>
          <table:table-cell table:number-columns-repeated="6"/>
          <table:table-cell office:value-type="string">
            <text:p>LA-TERRAZZA.jpg</text:p>
          </table:table-cell>
          <table:table-cell table:number-columns-repeated="3"/>
          <table:table-cell table:number-columns-repeated="2" office:value-type="float" office:value="0">
            <text:p>0</text:p>
          </table:table-cell>
          <table:table-cell office:value-type="string">
            <text:p>46.040762</text:p>
          </table:table-cell>
          <table:table-cell office:value-type="string">
            <text:p>11.13341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10</text:p>
          </table:table-cell>
          <table:table-cell office:value-type="string">
            <text:p>ristorazione</text:p>
          </table:table-cell>
          <table:table-cell office:value-type="string">
            <text:p>it</text:p>
          </table:table-cell>
          <table:table-cell table:number-columns-repeated="3" office:value-type="string">
            <text:p>Fast food</text:p>
          </table:table-cell>
          <table:table-cell office:value-type="string">
            <text:p>MCDONALD'S</text:p>
          </table:table-cell>
          <table:table-cell office:value-type="string">
            <text:p>Via Di Madonna Bianca 5, Trento</text:p>
          </table:table-cell>
          <table:table-cell office:value-type="string">
            <text:p>Via Di Madonna Bianca, 5, Trient, Italien</text:p>
          </table:table-cell>
          <table:table-cell office:value-type="string">
            <text:p>Via Di Madonna Bianca, 5, Trento, Italy</text:p>
          </table:table-cell>
          <table:table-cell office:value-type="string">
            <text:p>0461/390416</text:p>
          </table:table-cell>
          <table:table-cell/>
          <table:table-cell office:value-type="string">
            <text:p>mcdtn@libero.it</text:p>
          </table:table-cell>
          <table:table-cell office:value-type="string">
            <text:p>Luned'-gioved' e domenica 11.00 - 01.00 - venerdì 11.00 - 02.00 - sabato 11.00 - 03.00</text:p>
          </table:table-cell>
          <table:table-cell office:value-type="string">
            <text:p>Montag - Donnerstag und Sonntag 11.00 - 01.00 Uhr - Freitag 11.00 - 02.00 Uhr - Samstag 11.00 - 03.00 Uhr</text:p>
          </table:table-cell>
          <table:table-cell office:value-type="string">
            <text:p>Monday-Thursday and Sunday 11am - 1am, <text:s/>Friday 11am - 2am, Saturday 11am - 3am</text:p>
          </table:table-cell>
          <table:table-cell table:number-columns-repeated="6"/>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donald.jpg</text:p>
          </table:table-cell>
          <table:table-cell table:number-columns-repeated="3"/>
          <table:table-cell table:number-columns-repeated="2" office:value-type="float" office:value="0">
            <text:p>0</text:p>
          </table:table-cell>
          <table:table-cell office:value-type="string">
            <text:p>46.032994</text:p>
          </table:table-cell>
          <table:table-cell office:value-type="string">
            <text:p>11.13221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NTICA STELLA</text:p>
          </table:table-cell>
          <table:table-cell office:value-type="string">
            <text:p>Via G. Catoni 106 – Mattarello, Trento</text:p>
          </table:table-cell>
          <table:table-cell office:value-type="string">
            <text:p>Via G. Catoni, 106, Trient, Italien</text:p>
          </table:table-cell>
          <table:table-cell office:value-type="string">
            <text:p>Via G. Catoni, 106, Trento, Italy</text:p>
          </table:table-cell>
          <table:table-cell office:value-type="string">
            <text:p>0461/944401</text:p>
          </table:table-cell>
          <table:table-cell office:value-type="string">
            <text:p>http://www.anticastellatrento.cm</text:p>
          </table:table-cell>
          <table:table-cell office:value-type="string">
            <text:p>info@anticastellatrento.com</text:p>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giovedì</text:p>
          </table:table-cell>
          <table:table-cell office:value-type="string">
            <text:p>Donnerstag</text:p>
          </table:table-cell>
          <table:table-cell office:value-type="string">
            <text:p>Thursday</text:p>
          </table:table-cell>
          <table:table-cell table:style-name="ce2" office:value-type="float" office:value="13">
            <text:p>13</text:p>
          </table:table-cell>
          <table:table-cell table:number-columns-repeated="2" office:value-type="float" office:value="13">
            <text:p>13</text:p>
          </table:table-cell>
          <table:table-cell office:value-type="string">
            <text:p>Parcheggio; Rampa di accesso;</text:p>
          </table:table-cell>
          <table:table-cell office:value-type="string">
            <text:p>Parkplatz; Zufahrtsrampe;</text:p>
          </table:table-cell>
          <table:table-cell office:value-type="string">
            <text:p>Car park; access ramp;</text:p>
          </table:table-cell>
          <table:table-cell office:value-type="string">
            <text:p>antica_stella.jpg</text:p>
          </table:table-cell>
          <table:table-cell table:number-columns-repeated="3"/>
          <table:table-cell office:value-type="float" office:value="0">
            <text:p>0</text:p>
          </table:table-cell>
          <table:table-cell office:value-type="float" office:value="128">
            <text:p>128</text:p>
          </table:table-cell>
          <table:table-cell office:value-type="string">
            <text:p>46.005517</text:p>
          </table:table-cell>
          <table:table-cell office:value-type="string">
            <text:p>11.12708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BARONE ROSSO</text:p>
          </table:table-cell>
          <table:table-cell office:value-type="string">
            <text:p>Via Lidorno 3 – Mattarello, Trento</text:p>
          </table:table-cell>
          <table:table-cell office:value-type="string">
            <text:p>Via Lidorno, 3, Trient, Italien</text:p>
          </table:table-cell>
          <table:table-cell office:value-type="string">
            <text:p>Via Lidorno, 3, Trento, Italy</text:p>
          </table:table-cell>
          <table:table-cell office:value-type="string">
            <text:p>0461/944999</text:p>
          </table:table-cell>
          <table:table-cell office:value-type="string">
            <text:p>http://www.aerhotel.it</text:p>
          </table:table-cell>
          <table:table-cell office:value-type="string">
            <text:p>aerhotel@aerhotel.it</text:p>
          </table:table-cell>
          <table:table-cell office:value-type="string">
            <text:p>12,00-14,00/18,30-22,00</text:p>
          </table:table-cell>
          <table:table-cell office:value-type="string">
            <text:p>12,00-14,00/18,30-22,00 Uhr</text:p>
          </table:table-cell>
          <table:table-cell office:value-type="string">
            <text:p>12noon - 2pm/6.30pm - 10pm</text:p>
          </table:table-cell>
          <table:table-cell office:value-type="string">
            <text:p>domenica sera</text:p>
          </table:table-cell>
          <table:table-cell office:value-type="string">
            <text:p>Sonntag Abend</text:p>
          </table:table-cell>
          <table:table-cell office:value-type="string">
            <text:p>Sunday evening</text:p>
          </table:table-cell>
          <table:table-cell table:style-name="ce2" office:value-type="float" office:value="25">
            <text:p>25</text:p>
          </table:table-cell>
          <table:table-cell table:number-columns-repeated="2" office:value-type="float" office:value="25">
            <text:p>25</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barone.jpg</text:p>
          </table:table-cell>
          <table:table-cell table:number-columns-repeated="3"/>
          <table:table-cell office:value-type="float" office:value="0">
            <text:p>0</text:p>
          </table:table-cell>
          <table:table-cell office:value-type="float" office:value="215">
            <text:p>215</text:p>
          </table:table-cell>
          <table:table-cell office:value-type="string">
            <text:p>46.023027</text:p>
          </table:table-cell>
          <table:table-cell office:value-type="string">
            <text:p>11.12738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CANDA DEL BEL SORRISO</text:p>
          </table:table-cell>
          <table:table-cell office:value-type="string">
            <text:p>Loc. Novaline 42 – Mattarello,Trento</text:p>
          </table:table-cell>
          <table:table-cell office:value-type="string">
            <text:p>Loc. Novaline, 42, Trient, Italien</text:p>
          </table:table-cell>
          <table:table-cell office:value-type="string">
            <text:p>Loc. Novaline, 42, Trento, Italy</text:p>
          </table:table-cell>
          <table:table-cell office:value-type="string">
            <text:p>0461/942194</text:p>
          </table:table-cell>
          <table:table-cell/>
          <table:table-cell office:value-type="string">
            <text:p>fra_bert@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sorriso.jpg</text:p>
          </table:table-cell>
          <table:table-cell table:number-columns-repeated="3"/>
          <table:table-cell table:number-columns-repeated="2" office:value-type="float" office:value="0">
            <text:p>0</text:p>
          </table:table-cell>
          <table:table-cell office:value-type="string">
            <text:p>46.011807</text:p>
          </table:table-cell>
          <table:table-cell office:value-type="string">
            <text:p>11.14008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INTA</text:p>
          </table:table-cell>
          <table:table-cell office:value-type="string">
            <text:p>Via Nazionale 41 – Mattarello, Trento</text:p>
          </table:table-cell>
          <table:table-cell office:value-type="string">
            <text:p>Via Nazionale, 41, Trient, Italien</text:p>
          </table:table-cell>
          <table:table-cell office:value-type="string">
            <text:p>Via Nazionale, 41, Trento, Italy</text:p>
          </table:table-cell>
          <table:table-cell office:value-type="string">
            <text:p>0461/944270</text:p>
          </table:table-cell>
          <table:table-cell/>
          <table:table-cell office:value-type="string">
            <text:p>pintasnc@yahoo.it</text:p>
          </table:table-cell>
          <table:table-cell office:value-type="string">
            <text:p>Mercoledì - sabato 9.00 - 14.30 - 17.00 - 24.00 - Lunedì 18.00 - 24.00 - Domenica 8.30 - 16.00</text:p>
          </table:table-cell>
          <table:table-cell office:value-type="string">
            <text:p>Mittwoch - Samstag 9.00 - 14.30 / 17.00 - 24.00 Uhr - Montag 18.00 - 24.00 Uhr - Sonntag 8.30 - 16.00 Uhr</text:p>
          </table:table-cell>
          <table:table-cell office:value-type="string">
            <text:p>Wednesday - Saturday 9am - 2.30pm / 5pm - 12midnight - Monday 6pm - 12midnight - Sunday 8.30am - 4pm</text:p>
          </table:table-cell>
          <table:table-cell office:value-type="string">
            <text:p>martedì</text:p>
          </table:table-cell>
          <table:table-cell office:value-type="string">
            <text:p>Dienstag</text:p>
          </table:table-cell>
          <table:table-cell office:value-type="string">
            <text:p>Tuesday</text:p>
          </table:table-cell>
          <table:table-cell table:style-name="ce2" office:value-type="string">
            <text:p>Primi 5,00 - 9,00 - Secondi 6,50 - 12,00 - Panini 3,50</text:p>
          </table:table-cell>
          <table:table-cell office:value-type="string">
            <text:p>erster Gang 5,00 - 9,00 Hauptgang 6,50 - 12,00 - Brötchen 3,50</text:p>
          </table:table-cell>
          <table:table-cell office:value-type="string">
            <text:p>First courses 5.00 - 9.00 - Main courses 6.50 - 12.00 - Sandwiches 3.50</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pinta.jpg</text:p>
          </table:table-cell>
          <table:table-cell table:number-columns-repeated="3"/>
          <table:table-cell office:value-type="float" office:value="0">
            <text:p>0</text:p>
          </table:table-cell>
          <table:table-cell office:value-type="float" office:value="240">
            <text:p>240</text:p>
          </table:table-cell>
          <table:table-cell office:value-type="string">
            <text:p>46.006475</text:p>
          </table:table-cell>
          <table:table-cell office:value-type="string">
            <text:p>11.12707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ORREFRANCA</text:p>
          </table:table-cell>
          <table:table-cell office:value-type="string">
            <text:p>Via Pomeranos 46 – Mattarello, Trento</text:p>
          </table:table-cell>
          <table:table-cell office:value-type="string">
            <text:p>Via Pomeranos,46, Trient, Italien</text:p>
          </table:table-cell>
          <table:table-cell office:value-type="string">
            <text:p>Via Pomeranos,46, Trento, Italy</text:p>
          </table:table-cell>
          <table:table-cell office:value-type="string">
            <text:p>0461/944511</text:p>
          </table:table-cell>
          <table:table-cell office:value-type="string">
            <text:p>http://www.ristorantetorrefranca.it</text:p>
          </table:table-cell>
          <table:table-cell office:value-type="string">
            <text:p>torrefranca@interfree.it</text:p>
          </table:table-cell>
          <table:table-cell office:value-type="string">
            <text:p>9,00-15,00/18,00-24,00</text:p>
          </table:table-cell>
          <table:table-cell office:value-type="string">
            <text:p>9,00-15,00/18,00-24,00 Uhr</text:p>
          </table:table-cell>
          <table:table-cell office:value-type="string">
            <text:p>9am - 3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20 - 25; Pizzeria 10 - 15</text:p>
          </table:table-cell>
          <table:table-cell table:style-name="ce7" office:value-type="string">
            <text:p>20 - 25; Pizzeria 10 - 15</text:p>
          </table:table-cell>
          <table:table-cell table:style-name="ce7" office:value-type="string">
            <text:p>20 - 25; Pizzeria 10 - 15</text:p>
          </table:table-cell>
          <table:table-cell office:value-type="string">
            <text:p>Rampa di accesso; Ascensore; Servizi igienici dedicati;</text:p>
          </table:table-cell>
          <table:table-cell office:value-type="string">
            <text:p>Zufahrtsrampe; Aufzug; behindertengerechte Toiletten;</text:p>
          </table:table-cell>
          <table:table-cell office:value-type="string">
            <text:p>Access ramp; lift; disabled toilets;</text:p>
          </table:table-cell>
          <table:table-cell office:value-type="string">
            <text:p>torrefranca.jpg</text:p>
          </table:table-cell>
          <table:table-cell table:number-columns-repeated="3"/>
          <table:table-cell table:number-columns-repeated="2" office:value-type="float" office:value="0">
            <text:p>0</text:p>
          </table:table-cell>
          <table:table-cell office:value-type="string">
            <text:p>46.014295</text:p>
          </table:table-cell>
          <table:table-cell office:value-type="string">
            <text:p>11.13261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CQUABLU</text:p>
          </table:table-cell>
          <table:table-cell office:value-type="string">
            <text:p>Via Herrsching 7 – Ravina, Trento</text:p>
          </table:table-cell>
          <table:table-cell office:value-type="string">
            <text:p>Via Herrsching, 7, Trient, Italien</text:p>
          </table:table-cell>
          <table:table-cell office:value-type="string">
            <text:p>Via Herrsching, 7 – Ravina, Trento, Italy</text:p>
          </table:table-cell>
          <table:table-cell office:value-type="string">
            <text:p>0461/917260</text:p>
          </table:table-cell>
          <table:table-cell office:value-type="string">
            <text:p>http://www.acquablusrl.it</text:p>
          </table:table-cell>
          <table:table-cell office:value-type="string">
            <text:p>acquablu.srl@alice.it</text:p>
          </table:table-cell>
          <table:table-cell office:value-type="string">
            <text:p>12,00-14,30/18,30-23,00</text:p>
          </table:table-cell>
          <table:table-cell office:value-type="string">
            <text:p>12,00-14,30/18,30-23,00 Uhr</text:p>
          </table:table-cell>
          <table:table-cell office:value-type="string">
            <text:p>12noon - 2.30pm/6.30pm - 11pm</text:p>
          </table:table-cell>
          <table:table-cell office:value-type="string">
            <text:p>domenica a pranzo, lunedì sera</text:p>
          </table:table-cell>
          <table:table-cell office:value-type="string">
            <text:p>Sonntag zu Mittag, Montag Abend</text:p>
          </table:table-cell>
          <table:table-cell office:value-type="string">
            <text:p>Sunday at lunchtime, Monday evening</text:p>
          </table:table-cell>
          <table:table-cell office:value-type="string">
            <text:p>25 - 30 (pasto completo)</text:p>
          </table:table-cell>
          <table:table-cell office:value-type="string">
            <text:p>25 - 30 (komplettes Essen)</text:p>
          </table:table-cell>
          <table:table-cell office:value-type="string">
            <text:p>25 - 30 (entire meal)</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acquablu.jpeg</text:p>
          </table:table-cell>
          <table:table-cell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office:value-type="float" office:value="0">
            <text:p>0</text:p>
          </table:table-cell>
          <table:table-cell office:value-type="float" office:value="240">
            <text:p>240</text:p>
          </table:table-cell>
          <table:table-cell office:value-type="string">
            <text:p>46.040516</text:p>
          </table:table-cell>
          <table:table-cell office:value-type="string">
            <text:p>11.11161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CANDA MARGON</text:p>
          </table:table-cell>
          <table:table-cell office:value-type="string">
            <text:p>Via Margone 15 – Ravina, Trento</text:p>
          </table:table-cell>
          <table:table-cell office:value-type="string">
            <text:p>Via Margone, 15, Trient, Italien</text:p>
          </table:table-cell>
          <table:table-cell office:value-type="string">
            <text:p>Via Margone, 15, Trento, Italy</text:p>
          </table:table-cell>
          <table:table-cell office:value-type="string">
            <text:p>0461/349401</text:p>
          </table:table-cell>
          <table:table-cell office:value-type="string">
            <text:p>http://www.locandamargon.it</text:p>
          </table:table-cell>
          <table:table-cell office:value-type="string">
            <text:p>contact@locandamargon.it</text:p>
          </table:table-cell>
          <table:table-cell office:value-type="string">
            <text:p>12,30-14,30/19,30-22,30</text:p>
          </table:table-cell>
          <table:table-cell office:value-type="string">
            <text:p>12,30-14,30/19,30-22,30 Uhr</text:p>
          </table:table-cell>
          <table:table-cell office:value-type="string">
            <text:p>12.30pm - 2.30pm/7.30pm - 10.30pm</text:p>
          </table:table-cell>
          <table:table-cell office:value-type="string">
            <text:p>domenica sera, martedì</text:p>
          </table:table-cell>
          <table:table-cell office:value-type="string">
            <text:p>Sonntag Abend, Dienstag</text:p>
          </table:table-cell>
          <table:table-cell office:value-type="string">
            <text:p>Sunday evening, Tuesday</text:p>
          </table:table-cell>
          <table:table-cell office:value-type="string">
            <text:p>28,00 in veranda e 70,00 in Salotto Gourmet</text:p>
          </table:table-cell>
          <table:table-cell office:value-type="string">
            <text:p>28.00 auf der Veranda und 70.00 im Gourmet-Saal.</text:p>
          </table:table-cell>
          <table:table-cell office:value-type="string">
            <text:p>28.00 in the veranda and 70.00 in the Gourmet lounge</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argon.jpg</text:p>
          </table:table-cell>
          <table:table-cell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office:value-type="float" office:value="0">
            <text:p>0</text:p>
          </table:table-cell>
          <table:table-cell office:value-type="string">
            <text:p>46.025471</text:p>
          </table:table-cell>
          <table:table-cell office:value-type="string">
            <text:p>11.10786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8</text:p>
          </table:table-cell>
          <table:table-cell office:value-type="string">
            <text:p>ristorazione</text:p>
          </table:table-cell>
          <table:table-cell office:value-type="string">
            <text:p>it</text:p>
          </table:table-cell>
          <table:table-cell office:value-type="string">
            <text:p>Ristorante; Osteria tipica</text:p>
          </table:table-cell>
          <table:table-cell office:value-type="string">
            <text:p>Restaurant; Typische Osteria</text:p>
          </table:table-cell>
          <table:table-cell office:value-type="string">
            <text:p>Restaurant; Typical Osteria</text:p>
          </table:table-cell>
          <table:table-cell office:value-type="string">
            <text:p>MAS DELA FAM</text:p>
          </table:table-cell>
          <table:table-cell office:value-type="string">
            <text:p>Via Stella 18 – Ravina, Trento</text:p>
          </table:table-cell>
          <table:table-cell office:value-type="string">
            <text:p>Via Stella, 18, Trient, Italien</text:p>
          </table:table-cell>
          <table:table-cell office:value-type="string">
            <text:p>Via Stella, 18, Trento, Italy</text:p>
          </table:table-cell>
          <table:table-cell office:value-type="string">
            <text:p>0461/349114</text:p>
          </table:table-cell>
          <table:table-cell office:value-type="string">
            <text:p>http://www.masdelafam.it</text:p>
          </table:table-cell>
          <table:table-cell office:value-type="string">
            <text:p>info@masdelafam.it</text:p>
          </table:table-cell>
          <table:table-cell office:value-type="string">
            <text:p>11,00-24,00</text:p>
          </table:table-cell>
          <table:table-cell office:value-type="string">
            <text:p>11,00-24,00 Uhr</text:p>
          </table:table-cell>
          <table:table-cell office:value-type="string">
            <text:p>11am - 12midnight</text:p>
          </table:table-cell>
          <table:table-cell office:value-type="string">
            <text:p>aperto tutti i giorni</text:p>
          </table:table-cell>
          <table:table-cell office:value-type="string">
            <text:p>Täglich geöffnet</text:p>
          </table:table-cell>
          <table:table-cell office:value-type="string">
            <text:p>open every day</text:p>
          </table:table-cell>
          <table:table-cell office:value-type="string">
            <text:p>25 - 35 (bevande escluse)</text:p>
          </table:table-cell>
          <table:table-cell office:value-type="string">
            <text:p>25 - 35 (außer Getränke)</text:p>
          </table:table-cell>
          <table:table-cell office:value-type="string">
            <text:p>25 – 35 (drinks not included)</text:p>
          </table:table-cell>
          <table:table-cell office:value-type="string">
            <text:p>Parcheggio; Rampa di accesso; Ingresso con gradini; Servizi igienici dedicati;</text:p>
          </table:table-cell>
          <table:table-cell office:value-type="string">
            <text:p>Parkplatz; Zufahrtsrampe; Eingang mit Treppen; behindertengerechte Toiletten;</text:p>
          </table:table-cell>
          <table:table-cell office:value-type="string">
            <text:p>Car-park; access ramp; entrance with steps; disabled toilets;</text:p>
          </table:table-cell>
          <table:table-cell office:value-type="string">
            <text:p>fam.png</text:p>
          </table:table-cell>
          <table:table-cell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office:value-type="float" office:value="0">
            <text:p>0</text:p>
          </table:table-cell>
          <table:table-cell office:value-type="float" office:value="213">
            <text:p>213</text:p>
          </table:table-cell>
          <table:table-cell office:value-type="string">
            <text:p>46.02562</text:p>
          </table:table-cell>
          <table:table-cell office:value-type="string">
            <text:p>11.11084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SMORZA</text:p>
          </table:table-cell>
          <table:table-cell office:value-type="string">
            <text:p>Via dei Rimoni 26 – Romagnano, Trento</text:p>
          </table:table-cell>
          <table:table-cell office:value-type="string">
            <text:p>Via dei Rimoni, 26, Trient, Italien</text:p>
          </table:table-cell>
          <table:table-cell office:value-type="string">
            <text:p>Via dei Rimoni, 26, Trento, Italy</text:p>
          </table:table-cell>
          <table:table-cell office:value-type="string">
            <text:p>0461/349130</text:p>
          </table:table-cell>
          <table:table-cell/>
          <table:table-cell office:value-type="string">
            <text:p>smorza04@virgilio.it</text:p>
          </table:table-cell>
          <table:table-cell office:value-type="string">
            <text:p>Bar 07.00 - 23.00 Cucina 12.00 - 14.00 18.00 - 22.00 Pizza 12.00 - 14.00 18.00 - 23.00</text:p>
          </table:table-cell>
          <table:table-cell office:value-type="string">
            <text:p>Bar 07.00 - 23.00 Uhr - Küche 12.00 - 14.00 / 18.00 - 22.00 Uhr - Pizza 12.00 - 14.00 / 18.00 - 23.00 Uhr</text:p>
          </table:table-cell>
          <table:table-cell office:value-type="string">
            <text:p>Bar 7am - 11pm Restaurant 12noon - 2pm/6pm - 10pm Pizzeria 12noon - 2pm/6pm - 11pm</text:p>
          </table:table-cell>
          <table:table-cell office:value-type="string">
            <text:p>Martedì e sabato a mezzogiorno</text:p>
          </table:table-cell>
          <table:table-cell office:value-type="string">
            <text:p>Dienstag und Samstag zu Mittag</text:p>
          </table:table-cell>
          <table:table-cell office:value-type="string">
            <text:p>Tuesday and Saturday at lunchtime</text:p>
          </table:table-cell>
          <table:table-cell office:value-type="string">
            <text:p>4 - 16</text:p>
          </table:table-cell>
          <table:table-cell table:style-name="ce7" office:value-type="string">
            <text:p>4 - 16</text:p>
          </table:table-cell>
          <table:table-cell table:style-name="ce7" office:value-type="string">
            <text:p>4 - 16</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Smorza.jpg</text:p>
          </table:table-cell>
          <table:table-cell office:value-type="string">
            <text:p>Offre 45 anni di attività a conduzione famigliare, oltre 60 pizze per tutti i gusti e i suoi risotti del giorno accompagnati dal buon vino scelto da Adriano.</text:p>
          </table:table-cell>
          <table:table-cell office:value-type="string">
            <text:p>Seit 45 Jahren steht dieses Lokal unter familiärer Leitung. Mehr als 60 Pizzen, unter denen jeder die richtige findet, und leckere, von einem von Adriano ausgewählten Wein begleitete Risottos</text:p>
          </table:table-cell>
          <table:table-cell office:value-type="string">
            <text:p>Boasting 45 years of family-run business, it serves over 60 types of pizzas for all tastes as well as its risottos of the day, to be enjoyed with a good wine selected by Adriano.</text:p>
          </table:table-cell>
          <table:table-cell office:value-type="float" office:value="0">
            <text:p>0</text:p>
          </table:table-cell>
          <table:table-cell office:value-type="float" office:value="215">
            <text:p>215</text:p>
          </table:table-cell>
          <table:table-cell office:value-type="string">
            <text:p>46.017797</text:p>
          </table:table-cell>
          <table:table-cell office:value-type="string">
            <text:p>11.107411</text:p>
          </table:table-cell>
          <table:table-cell office:value-type="string">
            <text:p>27/05/2014 12:00 AM +0100</text:p>
          </table:table-cell>
          <table:table-cell office:value-type="float" office:value="1">
            <text:p>1</text:p>
          </table:table-cell>
          <table:table-cell table:number-columns-repeated="989"/>
        </table:table-row>
        <table:table-row table:style-name="ro2">
          <table:table-cell office:value-type="string">
            <text:p>ristorazione.1120</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BRIGOLINA</text:p>
          </table:table-cell>
          <table:table-cell office:value-type="string">
            <text:p>Via della Brigolina 6</text:p>
          </table:table-cell>
          <table:table-cell office:value-type="string">
            <text:p>Via della Brigolina, 6, Trient, Italien</text:p>
          </table:table-cell>
          <table:table-cell office:value-type="string">
            <text:p>Via della Brigolina, 6 , Trento, Italy</text:p>
          </table:table-cell>
          <table:table-cell table:style-name="ce4" office:value-type="string">
            <text:p>0461/947474, 348/5667141</text:p>
          </table:table-cell>
          <table:table-cell table:number-columns-repeated="2"/>
          <table:table-cell office:value-type="string">
            <text:p>9,00-22,00</text:p>
          </table:table-cell>
          <table:table-cell office:value-type="string">
            <text:p>9,00-22,00 Uhr</text:p>
          </table:table-cell>
          <table:table-cell office:value-type="string">
            <text:p>9am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float" office:value="25">
            <text:p>25</text:p>
          </table:table-cell>
          <table:table-cell table:style-name="ce7" office:value-type="string">
            <text:p>15 - 25</text:p>
          </table:table-cell>
          <table:table-cell table:style-name="ce7" office:value-type="string">
            <text:p>15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rigolina.jpg</text:p>
          </table:table-cell>
          <table:table-cell table:number-columns-repeated="3"/>
          <table:table-cell office:value-type="float" office:value="0">
            <text:p>0</text:p>
          </table:table-cell>
          <table:table-cell office:value-type="float" office:value="213">
            <text:p>213</text:p>
          </table:table-cell>
          <table:table-cell office:value-type="string">
            <text:p>46.065013</text:p>
          </table:table-cell>
          <table:table-cell office:value-type="string">
            <text:p>11.08140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NDRIAI ALLA POSTA</text:p>
          </table:table-cell>
          <table:table-cell office:value-type="string">
            <text:p>Strada di Candriai 29, Trento</text:p>
          </table:table-cell>
          <table:table-cell office:value-type="string">
            <text:p>Strada di Candriai, 29, Trient, Italien</text:p>
          </table:table-cell>
          <table:table-cell office:value-type="string">
            <text:p>Strada di Candriai, 29, Trento, Italy</text:p>
          </table:table-cell>
          <table:table-cell office:value-type="string">
            <text:p>0461/947207</text:p>
          </table:table-cell>
          <table:table-cell office:value-type="string">
            <text:p>http://www.hotelcandriai.it</text:p>
          </table:table-cell>
          <table:table-cell office:value-type="string">
            <text:p>info@hotelcandriai.it</text:p>
          </table:table-cell>
          <table:table-cell office:value-type="string">
            <text:p>12.00 - 15.00 18.00 - 22.00</text:p>
          </table:table-cell>
          <table:table-cell office:value-type="string">
            <text:p>12.00 - 15:00 18:00 - 22.00 Uhr</text:p>
          </table:table-cell>
          <table:table-cell office:value-type="string">
            <text:p>12noon - 3pm 6pm - 10pm</text:p>
          </table:table-cell>
          <table:table-cell office:value-type="string">
            <text:p>lunedì</text:p>
          </table:table-cell>
          <table:table-cell office:value-type="string">
            <text:p>Montag</text:p>
          </table:table-cell>
          <table:table-cell office:value-type="string">
            <text:p>Monday</text:p>
          </table:table-cell>
          <table:table-cell office:value-type="string">
            <text:p>15 - 25</text:p>
          </table:table-cell>
          <table:table-cell table:style-name="ce7" office:value-type="string">
            <text:p>20 - 25</text:p>
          </table:table-cell>
          <table:table-cell table:style-name="ce7" office:value-type="string">
            <text:p>20 - 25</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candriai_posta.jpg</text:p>
          </table:table-cell>
          <table:table-cell table:number-columns-repeated="3"/>
          <table:table-cell table:number-columns-repeated="2" office:value-type="float" office:value="0">
            <text:p>0</text:p>
          </table:table-cell>
          <table:table-cell office:value-type="string">
            <text:p>46.065132</text:p>
          </table:table-cell>
          <table:table-cell office:value-type="string">
            <text:p>11.08385</text:p>
          </table:table-cell>
          <table:table-cell office:value-type="string">
            <text:p>27/05/2014 16:00 AM +0100</text:p>
          </table:table-cell>
          <table:table-cell office:value-type="float" office:value="1">
            <text:p>1</text:p>
          </table:table-cell>
          <table:table-cell table:number-columns-repeated="989"/>
        </table:table-row>
        <table:table-row table:style-name="ro1">
          <table:table-cell office:value-type="string">
            <text:p>ristorazione.1122</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CANDRIAI</text:p>
          </table:table-cell>
          <table:table-cell office:value-type="string">
            <text:p>Strada di Candriai 4, Trento</text:p>
          </table:table-cell>
          <table:table-cell office:value-type="string">
            <text:p>Strada di Candriai, 4, Trient, Italien</text:p>
          </table:table-cell>
          <table:table-cell office:value-type="string">
            <text:p>Strada di Candriai, 4, Trento, Italy</text:p>
          </table:table-cell>
          <table:table-cell office:value-type="string">
            <text:p>0461/947526</text:p>
          </table:table-cell>
          <table:table-cell office:value-type="string">
            <text:p>http://www.malgacandriai.it</text:p>
          </table:table-cell>
          <table:table-cell office:value-type="string">
            <text:p>claudiaodorizzi@ikonart.it</text:p>
          </table:table-cell>
          <table:table-cell office:value-type="string">
            <text:p>Venerdì, sabato e domenica 12.00 - 14.00 19.30 - 22.00</text:p>
          </table:table-cell>
          <table:table-cell office:value-type="string">
            <text:p>Freitag, Samstag und Sonntag 12.00 - 14.00 / 19.30 - 22.00 Uhr</text:p>
          </table:table-cell>
          <table:table-cell office:value-type="string">
            <text:p>Friday, Saturday and Sunday 12noon - 2pm 7.30pm - 10pm</text:p>
          </table:table-cell>
          <table:table-cell table:number-columns-repeated="3"/>
          <table:table-cell office:value-type="string">
            <text:p>20 - 25</text:p>
          </table:table-cell>
          <table:table-cell table:style-name="ce7" office:value-type="string">
            <text:p>20 - 25</text:p>
          </table:table-cell>
          <table:table-cell table:style-name="ce7" office:value-type="string">
            <text:p>20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candriai.jpg</text:p>
          </table:table-cell>
          <table:table-cell table:number-columns-repeated="3"/>
          <table:table-cell table:number-columns-repeated="2" office:value-type="float" office:value="0">
            <text:p>0</text:p>
          </table:table-cell>
          <table:table-cell office:value-type="string">
            <text:p>46.067023</text:p>
          </table:table-cell>
          <table:table-cell office:value-type="string">
            <text:p>11.08206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3</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BELLAVISTA</text:p>
          </table:table-cell>
          <table:table-cell office:value-type="string">
            <text:p>Via delle Canope 62 – Meano, Trento</text:p>
          </table:table-cell>
          <table:table-cell office:value-type="string">
            <text:p>Via delle Canope, 62, Trient, Italien</text:p>
          </table:table-cell>
          <table:table-cell office:value-type="string">
            <text:p>Via delle Canope, 62, Trento, Italy</text:p>
          </table:table-cell>
          <table:table-cell office:value-type="string">
            <text:p>340/0526939</text:p>
          </table:table-cell>
          <table:table-cell table:number-columns-repeated="2"/>
          <table:table-cell office:value-type="string">
            <text:p>Giovedì, venerdì, sabato 19.30 - 22.30 Domenica 12.00 - 14.30 19.30 - 22.30</text:p>
          </table:table-cell>
          <table:table-cell office:value-type="string">
            <text:p>Donnerstag, Freitag, Samstag 19.30 - 22.30 Uhr - Sonntag 12.00 - 14.30 19.30 - 22.30 Uhr</text:p>
          </table:table-cell>
          <table:table-cell office:value-type="string">
            <text:p>Thursday, Friday, Saturday 7.30pm - 10.30pm Sunday 12noon - 2.30pm 7.30pm - 10.30pm</text:p>
          </table:table-cell>
          <table:table-cell office:value-type="string">
            <text:p>Lunedì, martedì, mercoledì</text:p>
          </table:table-cell>
          <table:table-cell office:value-type="string">
            <text:p>Montag, Dienstag, Mittwoch</text:p>
          </table:table-cell>
          <table:table-cell office:value-type="string">
            <text:p>Monday, Tuesday, Wednesday</text:p>
          </table:table-cell>
          <table:table-cell office:value-type="string">
            <text:p>20 - 25</text:p>
          </table:table-cell>
          <table:table-cell table:style-name="ce7" office:value-type="string">
            <text:p>15 - 20</text:p>
          </table:table-cell>
          <table:table-cell table:style-name="ce7" office:value-type="string">
            <text:p>15 - 2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ELLAVISTA.jpg</text:p>
          </table:table-cell>
          <table:table-cell office:value-type="string">
            <text:p>Cucina casalinga, piatti tipici trentini.</text:p>
          </table:table-cell>
          <table:table-cell office:value-type="string">
            <text:p>Küche nach Hausfrauenart, typisch Trienter Gerichte.</text:p>
          </table:table-cell>
          <table:table-cell office:value-type="string">
            <text:p>Home cooking, Trentino specialities.</text:p>
          </table:table-cell>
          <table:table-cell table:number-columns-repeated="2" office:value-type="float" office:value="0">
            <text:p>0</text:p>
          </table:table-cell>
          <table:table-cell office:value-type="string">
            <text:p>46.123403</text:p>
          </table:table-cell>
          <table:table-cell office:value-type="string">
            <text:p>11.130775</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24</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ALLE GORGHE</text:p>
          </table:table-cell>
          <table:table-cell office:value-type="string">
            <text:p>Strada alle Gorghe 17 – Vigo Meano, Trento</text:p>
          </table:table-cell>
          <table:table-cell office:value-type="string">
            <text:p>Strada alle Gorghe, 17, Trient, Italien</text:p>
          </table:table-cell>
          <table:table-cell office:value-type="string">
            <text:p>Strada alle Gorghe, 17, Trento, Italy</text:p>
          </table:table-cell>
          <table:table-cell office:value-type="string">
            <text:p>0461/448268</text:p>
          </table:table-cell>
          <table:table-cell/>
          <table:table-cell office:value-type="string">
            <text:p>agri_gorghe@hotmail.it</text:p>
          </table:table-cell>
          <table:table-cell office:value-type="string">
            <text:p>11.30 - 15.00 18.30 - 23.00</text:p>
          </table:table-cell>
          <table:table-cell office:value-type="string">
            <text:p>11:30 - 15:00 18:30 - 23:00 Uhr</text:p>
          </table:table-cell>
          <table:table-cell office:value-type="string">
            <text:p>11.30am - 3pm 6.30pm - 11pm</text:p>
          </table:table-cell>
          <table:table-cell office:value-type="string">
            <text:p>lunedì</text:p>
          </table:table-cell>
          <table:table-cell office:value-type="string">
            <text:p>Montag</text:p>
          </table:table-cell>
          <table:table-cell office:value-type="string">
            <text:p>Monday</text:p>
          </table:table-cell>
          <table:table-cell table:style-name="ce2" office:value-type="float" office:value="25">
            <text:p>25</text:p>
          </table:table-cell>
          <table:table-cell table:style-name="ce7" office:value-type="string">
            <text:p>15 - 25 euro</text:p>
          </table:table-cell>
          <table:table-cell table:style-name="ce7" office:value-type="string">
            <text:p>15 - 25 euro</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gorghe.jpg</text:p>
          </table:table-cell>
          <table:table-cell office:value-type="string">
            <text:p>Locale tipico posto in collina ai margini del bosco con una splendida visuale sulla val d'Adige.</text:p>
          </table:table-cell>
          <table:table-cell office:value-type="string">
            <text:p>Typisches Lokal in Hügellage am Waldrand mit einem traumhaften Blick auf das Etschtal.</text:p>
          </table:table-cell>
          <table:table-cell office:value-type="string">
            <text:p>Typical local restaurant, on the hills above Trento and near the edge of the woods, with a splendid view over Val d'Adige.</text:p>
          </table:table-cell>
          <table:table-cell table:number-columns-repeated="2" office:value-type="float" office:value="0">
            <text:p>0</text:p>
          </table:table-cell>
          <table:table-cell office:value-type="string">
            <text:p>46.131776</text:p>
          </table:table-cell>
          <table:table-cell office:value-type="string">
            <text:p>11.13938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STERIA SAN ROCCO</text:p>
          </table:table-cell>
          <table:table-cell office:value-type="string">
            <text:p>Via L. De Balzani 2 – Sardagna, Trento</text:p>
          </table:table-cell>
          <table:table-cell office:value-type="string">
            <text:p>Via L. De Balzani, 2, Trient, Italien</text:p>
          </table:table-cell>
          <table:table-cell office:value-type="string">
            <text:p>Via L. De Balzani, 2, Trento, Italy</text:p>
          </table:table-cell>
          <table:table-cell office:value-type="string">
            <text:p>0461/983917</text:p>
          </table:table-cell>
          <table:table-cell office:value-type="string">
            <text:p>http://www.osteriasanrocco.it</text:p>
          </table:table-cell>
          <table:table-cell office:value-type="string">
            <text:p>osteriasanrocco@alice.it</text:p>
          </table:table-cell>
          <table:table-cell office:value-type="string">
            <text:p>12.00 - 14.30 19.00 - 22.00</text:p>
          </table:table-cell>
          <table:table-cell office:value-type="string">
            <text:p>12:00 - 14:30 19:00 - 22:00 Uhr</text:p>
          </table:table-cell>
          <table:table-cell office:value-type="string">
            <text:p>12noon - 2.30pm 7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style-name="ce2" office:value-type="string">
            <text:p>Antipasti da 9,00 a 14,50 - Primi da 7,00 a 12,00 - Secondi da 13,50 a 17,50 con contorno. Dessert da 3,50 a 6,00.</text:p>
          </table:table-cell>
          <table:table-cell office:value-type="string">
            <text:p>Vorspeise von <text:s/>9,00 bis 14,50 - erster Gang von 7,00 bis 12,00 - Hauptgang von 13,50 bis 17,50 mit Beilage. Dessert von 3,50 bis 6,00.</text:p>
          </table:table-cell>
          <table:table-cell office:value-type="string">
            <text:p>Starters from 9.00 to 14.50 - First courses from 7.00 to 12.00 - <text:s/>Main courses from 13.50 to 17.50 € incl. side dishes. Desserts from 3.50 to 6.00</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osteria_rocco.jpg</text:p>
          </table:table-cell>
          <table:table-cell office:value-type="string">
            <text:p>Locale a gestione famigliare, prodotti genuini e semplicità, freschezza e materie prime ricercate. Pane, ravioli e dolci fatti in casa, specialità di pesce, ma non soloâ€¦Da noi troverete delle pietanze uniche!</text:p>
          </table:table-cell>
          <table:table-cell office:value-type="string">
            <text:p>Lokal unter familiärer Leitung; ursprüngliche, frische und einfache Produkte, ausgesuchte Rohstoffe. Brot, hausgemachte Ravioli und Nachspeisen, Fischspezialitäten und viel mehr. Bei uns finden Sie einzigartige Gerichte!</text:p>
          </table:table-cell>
          <table:table-cell office:value-type="string">
            <text:p>Family-run restaurant, wholesome and simple products, fresh and selected ingredients. Home-made bread, ravioli and cakes, fish specialities but this is definitely not all. Here you will find truly unique dishes!</text:p>
          </table:table-cell>
          <table:table-cell office:value-type="float" office:value="1">
            <text:p>1</text:p>
          </table:table-cell>
          <table:table-cell office:value-type="float" office:value="480">
            <text:p>480</text:p>
          </table:table-cell>
          <table:table-cell office:value-type="string">
            <text:p>46.064477</text:p>
          </table:table-cell>
          <table:table-cell office:value-type="string">
            <text:p>11.09638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6</text:p>
          </table:table-cell>
          <table:table-cell office:value-type="string">
            <text:p>ristorazione</text:p>
          </table:table-cell>
          <table:table-cell office:value-type="string">
            <text:p>it</text:p>
          </table:table-cell>
          <table:table-cell office:value-type="string">
            <text:p>Ristorante; Pizzeria; Osteria tipica</text:p>
          </table:table-cell>
          <table:table-cell office:value-type="string">
            <text:p>Restaurant; Pizzeria; Typische Osteria</text:p>
          </table:table-cell>
          <table:table-cell office:value-type="string">
            <text:p>Restaurant; Pizzeria; Typical Osteria</text:p>
          </table:table-cell>
          <table:table-cell office:value-type="string">
            <text:p>VELA</text:p>
          </table:table-cell>
          <table:table-cell office:value-type="string">
            <text:p>Via Ss Cosma e Damiano 21, Trento</text:p>
          </table:table-cell>
          <table:table-cell office:value-type="string">
            <text:p>Via Ss Cosma e Damiano, 21, Trient, Italien</text:p>
          </table:table-cell>
          <table:table-cell office:value-type="string">
            <text:p>Via Ss Cosma e Damiano, 21, Trento, Italy</text:p>
          </table:table-cell>
          <table:table-cell office:value-type="string">
            <text:p>0461/827200</text:p>
          </table:table-cell>
          <table:table-cell office:value-type="string">
            <text:p>http://www.hotelvela.com</text:p>
          </table:table-cell>
          <table:table-cell office:value-type="string">
            <text:p>info@hotelvela.com</text:p>
          </table:table-cell>
          <table:table-cell office:value-type="string">
            <text:p>12.00 - 14.00 18.30 - 22.30</text:p>
          </table:table-cell>
          <table:table-cell office:value-type="string">
            <text:p>12:00 - 14:00 18:30 - 22:30 Uhr</text:p>
          </table:table-cell>
          <table:table-cell office:value-type="string">
            <text:p>12noon - 2pm 6.30pm - 10.30pm</text:p>
          </table:table-cell>
          <table:table-cell office:value-type="string">
            <text:p>Sempre aperto, anche festività </text:p>
          </table:table-cell>
          <table:table-cell office:value-type="string">
            <text:p>Immer geöffnet, auch an Feiertagen. </text:p>
          </table:table-cell>
          <table:table-cell office:value-type="string">
            <text:p>Always open, even on bank holidays </text:p>
          </table:table-cell>
          <table:table-cell office:value-type="string">
            <text:p>15 - 20</text:p>
          </table:table-cell>
          <table:table-cell table:style-name="ce7" office:value-type="string">
            <text:p>15 - 20</text:p>
          </table:table-cell>
          <table:table-cell table:style-name="ce7" office:value-type="string">
            <text:p>15 - 20</text:p>
          </table:table-cell>
          <table:table-cell office:value-type="string">
            <text:p>Parcheggio; Rampa di accesso; Ascensore; Ingresso con gradini; Servizi igienici dedicati;</text:p>
          </table:table-cell>
          <table:table-cell office:value-type="string">
            <text:p>Parkplatz: Zufahrtsrampe; Aufzug; Eingang mit Stufen; behindertengerechte Toiletten;</text:p>
          </table:table-cell>
          <table:table-cell office:value-type="string">
            <text:p>Car-park; access ramp; lift; entrance with steps; disabled toilets;</text:p>
          </table:table-cell>
          <table:table-cell office:value-type="string">
            <text:p>vela.jpg</text:p>
          </table:table-cell>
          <table:table-cell office:value-type="string">
            <text:p>Hotel, ristorante, pizzeria. Gestione familiare. Ottima cucina regionale, degustazione pizza, grigliate misteâ€¦</text:p>
          </table:table-cell>
          <table:table-cell office:value-type="string">
            <text:p>Hotel, Restaurant, Pizzeria. Familiäre Leitung. Herausragende regionale Küche, Pizza-Verkostung, gemischte Grillplatten.</text:p>
          </table:table-cell>
          <table:table-cell office:value-type="string">
            <text:p>Hotel, restaurant, pizzeria. Family-run. Excellent regional cuisine, pizza tasting, mixed grilled meat platters.</text:p>
          </table:table-cell>
          <table:table-cell table:number-columns-repeated="2" office:value-type="float" office:value="0">
            <text:p>0</text:p>
          </table:table-cell>
          <table:table-cell office:value-type="string">
            <text:p>46.082013</text:p>
          </table:table-cell>
          <table:table-cell office:value-type="string">
            <text:p>11.1028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UO RISTORANTE</text:p>
          </table:table-cell>
          <table:table-cell office:value-type="string">
            <text:p>Via Torre Vanga 14, Trento</text:p>
          </table:table-cell>
          <table:table-cell office:value-type="string">
            <text:p>Via Torre Vanga 14, Trient, Italien</text:p>
          </table:table-cell>
          <table:table-cell office:value-type="string">
            <text:p>Via Torre Verde, 14, Trento, Italy</text:p>
          </table:table-cell>
          <table:table-cell office:value-type="string">
            <text:p>0461/1594461</text:p>
          </table:table-cell>
          <table:table-cell office:value-type="string">
            <text:p>http://www.duoristorante.it</text:p>
          </table:table-cell>
          <table:table-cell office:value-type="string">
            <text:p>contact@duoristorante.it</text:p>
          </table:table-cell>
          <table:table-cell office:value-type="string">
            <text:p>11.30-15.00/18.00-23.00</text:p>
          </table:table-cell>
          <table:table-cell office:value-type="string">
            <text:p>11.30-15.00/18.00-23.00 Uhr</text:p>
          </table:table-cell>
          <table:table-cell office:value-type="string">
            <text:p>11.30am-3pm/6pm-11pm</text:p>
          </table:table-cell>
          <table:table-cell office:value-type="string">
            <text:p>sempre aperto</text:p>
          </table:table-cell>
          <table:table-cell office:value-type="string">
            <text:p>immer geöffnet</text:p>
          </table:table-cell>
          <table:table-cell office:value-type="string">
            <text:p>always open</text:p>
          </table:table-cell>
          <table:table-cell table:style-name="ce2" office:value-type="float" office:value="35">
            <text:p>35</text:p>
          </table:table-cell>
          <table:table-cell table:style-name="ce7" office:value-type="string">
            <text:p>15 - 25 euro</text:p>
          </table:table-cell>
          <table:table-cell table:style-name="ce7" office:value-type="string">
            <text:p>15 - 25 euro</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duo.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192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8</text:p>
          </table:table-cell>
          <table:table-cell office:value-type="string">
            <text:p>ristorazione</text:p>
          </table:table-cell>
          <table:table-cell office:value-type="string">
            <text:p>it</text:p>
          </table:table-cell>
          <table:table-cell office:value-type="string">
            <text:p>Ristorante; Birreria</text:p>
          </table:table-cell>
          <table:table-cell office:value-type="string">
            <text:p>Restaurant; Bierstube</text:p>
          </table:table-cell>
          <table:table-cell office:value-type="string">
            <text:p>Ristorante; pub</text:p>
          </table:table-cell>
          <table:table-cell office:value-type="string">
            <text:p>FORST</text:p>
          </table:table-cell>
          <table:table-cell office:value-type="string">
            <text:p>Via Oss Mazzurana 38, Trento</text:p>
          </table:table-cell>
          <table:table-cell office:value-type="string">
            <text:p>Via Oss Mazzurana 38, Trient, Italien</text:p>
          </table:table-cell>
          <table:table-cell office:value-type="string">
            <text:p>Via Oss Mazzurana 38, Trento Italy</text:p>
          </table:table-cell>
          <table:table-cell office:value-type="string">
            <text:p>0461/235590</text:p>
          </table:table-cell>
          <table:table-cell office:value-type="string">
            <text:p>http://www.forst.it</text:p>
          </table:table-cell>
          <table:table-cell office:value-type="string">
            <text:p>fb.trento@forst.it</text:p>
          </table:table-cell>
          <table:table-cell table:number-columns-repeated="3"/>
          <table:table-cell office:value-type="string">
            <text:p>sempre aperto</text:p>
          </table:table-cell>
          <table:table-cell office:value-type="string">
            <text:p>immer geöffnet</text:p>
          </table:table-cell>
          <table:table-cell office:value-type="string">
            <text:p>always open</text:p>
          </table:table-cell>
          <table:table-cell office:value-type="string">
            <text:p>15 - 25 euro</text:p>
          </table:table-cell>
          <table:table-cell table:style-name="ce7" office:value-type="string">
            <text:p>15 - 25 euro</text:p>
          </table:table-cell>
          <table:table-cell table:style-name="ce7" office:value-type="string">
            <text:p>15 - 25 euro</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forst.jpg</text:p>
          </table:table-cell>
          <table:table-cell table:number-columns-repeated="3"/>
          <table:table-cell office:value-type="float" office:value="0">
            <text:p>0</text:p>
          </table:table-cell>
          <table:table-cell office:value-type="float" office:value="261">
            <text:p>261</text:p>
          </table:table-cell>
          <table:table-cell office:value-type="string">
            <text:p>46.068835</text:p>
          </table:table-cell>
          <table:table-cell office:value-type="string">
            <text:p>11.122557</text:p>
          </table:table-cell>
          <table:table-cell office:value-type="string">
            <text:p>27/05/2014 12:00 AM +0100</text:p>
          </table:table-cell>
          <table:table-cell office:value-type="float" office:value="1">
            <text:p>1</text:p>
          </table:table-cell>
          <table:table-cell table:number-columns-repeated="989"/>
        </table:table-row>
        <table:table-row table:style-name="ro3">
          <table:table-cell office:value-type="string">
            <text:p>ristorazione.1129</text:p>
          </table:table-cell>
          <table:table-cell office:value-type="string">
            <text:p>ristorazione</text:p>
          </table:table-cell>
          <table:table-cell office:value-type="string">
            <text:p>it</text:p>
          </table:table-cell>
          <table:table-cell table:style-name="ce3" office:value-type="string">
            <text:p>Ristorante; Osteria tipica </text:p>
          </table:table-cell>
          <table:table-cell office:value-type="string">
            <text:p>Restaurant; Typische Osteria</text:p>
          </table:table-cell>
          <table:table-cell office:value-type="string">
            <text:p>Restaurant; Typical Osteria</text:p>
          </table:table-cell>
          <table:table-cell office:value-type="string">
            <text:p>NEW FEELING</text:p>
          </table:table-cell>
          <table:table-cell office:value-type="string">
            <text:p>Piazza Garzetti, 14, Trento</text:p>
          </table:table-cell>
          <table:table-cell office:value-type="string">
            <text:p>Piazza Garzetti, 14, Trient, Italien</text:p>
          </table:table-cell>
          <table:table-cell office:value-type="string">
            <text:p>Piazza Garzetti, 14, Trento, Italy</text:p>
          </table:table-cell>
          <table:table-cell office:value-type="string">
            <text:p>0461/260373</text:p>
          </table:table-cell>
          <table:table-cell/>
          <table:table-cell office:value-type="string">
            <text:p>newfeeling@virgilio.it</text:p>
          </table:table-cell>
          <table:table-cell table:style-name="ce3" office:value-type="string">
            <text:p>Ristorante 12.00-14.30 Bar 09.00-02.00 </text:p>
          </table:table-cell>
          <table:table-cell table:style-name="ce3" office:value-type="string">
            <text:p>Restaurant 12.00-14.30 Bar 09.00-02.00 </text:p>
          </table:table-cell>
          <table:table-cell table:style-name="ce3" office:value-type="string">
            <text:p>Restaurant 12noon -2.30pm Bar 9am - 8pm </text:p>
          </table:table-cell>
          <table:table-cell office:value-type="string">
            <text:p>domenica</text:p>
          </table:table-cell>
          <table:table-cell office:value-type="string">
            <text:p>Sonntag</text:p>
          </table:table-cell>
          <table:table-cell office:value-type="string">
            <text:p>Sunday</text:p>
          </table:table-cell>
          <table:table-cell office:value-type="string">
            <text:p>8 – 20 euro</text:p>
          </table:table-cell>
          <table:table-cell table:style-name="ce7" office:value-type="string">
            <text:p>8 – 20 euro</text:p>
          </table:table-cell>
          <table:table-cell table:style-name="ce7" office:value-type="string">
            <text:p>8 – 20 euro</text:p>
          </table:table-cell>
          <table:table-cell office:value-type="string">
            <text:p>Ingresso con gradini; Presenza di parcheggi riservati nelle vicinanze; Rampa di accesso </text:p>
          </table:table-cell>
          <table:table-cell office:value-type="string">
            <text:p>Eingang mit Stufen; Zufahrtsrampe; </text:p>
          </table:table-cell>
          <table:table-cell office:value-type="string">
            <text:p>Access ramp; entrance with steps; </text:p>
          </table:table-cell>
          <table:table-cell office:value-type="string">
            <text:p>Feeling.JPG</text:p>
          </table:table-cell>
          <table:table-cell table:number-columns-repeated="3"/>
          <table:table-cell table:number-columns-repeated="2" office:value-type="float" office:value="0">
            <text:p>0</text:p>
          </table:table-cell>
          <table:table-cell office:value-type="string">
            <text:p>46.065573</text:p>
          </table:table-cell>
          <table:table-cell office:value-type="string">
            <text:p>11.123308</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3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text:p>
          </table:table-cell>
          <table:table-cell office:value-type="string">
            <text:p>STEAK HOUSE 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3389</text:p>
          </table:table-cell>
          <table:table-cell table:number-columns-repeated="11"/>
          <table:table-cell table:style-name="Default"/>
          <table:table-cell table:number-columns-repeated="2"/>
          <table:table-cell office:value-type="string">
            <text:p>steak.jpg</text:p>
          </table:table-cell>
          <table:table-cell table:number-columns-repeated="3"/>
          <table:table-cell table:number-columns-repeated="2" office:value-type="float" office:value="0">
            <text:p>0</text:p>
          </table:table-cell>
          <table:table-cell office:value-type="string">
            <text:p>46.069479</text:p>
          </table:table-cell>
          <table:table-cell office:value-type="string">
            <text:p>11.1249</text:p>
          </table:table-cell>
          <table:table-cell office:value-type="string">
            <text:p>27/05/2014 12:00 AM +0100</text:p>
          </table:table-cell>
          <table:table-cell office:value-type="float" office:value="1">
            <text:p>1</text:p>
          </table:table-cell>
          <table:table-cell table:number-columns-repeated="989"/>
        </table:table-row>
        <table:table-row table:style-name="ro1" table:number-rows-repeated="65403">
          <table:table-cell table:number-columns-repeated="1024"/>
        </table:table-row>
        <table:table-row table:style-name="ro1">
          <table:table-cell table:number-columns-repeated="1024"/>
        </table:table-row>
      </table:table>
      <table:database-ranges>
        <table:database-range table:target-range-address="Foglio1.A1:Foglio1.AI132" table:display-filter-buttons="true">
          <table:filter>
            <table:filter-or>
              <table:filter-condition table:field-number="19" table:value="01/04/16" table:operator="="/>
              <table:filter-condition table:field-number="19" table:value="01/08/13" table:operator="="/>
              <table:filter-condition table:field-number="19" table:value="01/10/18" table:operator="="/>
              <table:filter-condition table:field-number="19" table:value="01/12/15" table:operator="="/>
              <table:filter-condition table:field-number="19" table:value="01/12/25" table:operator="="/>
              <table:filter-condition table:field-number="19" table:value="10/12/12" table:operator="="/>
              <table:filter-condition table:field-number="19" table:value="13-15 (pranzo), 15-30 (cena)" table:operator="="/>
              <table:filter-condition table:field-number="19" table:value="15-20"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5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5104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5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7.08.4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Gabriele</meta:initial-creator>
    <dc:date>2014-05-28T17:08:42.52</dc:date>
    <meta:editing-cycles>30</meta:editing-cycles>
    <meta:editing-duration>PT05H42M41S</meta:editing-duration>
    <dc:creator>Gabriele Zacco</dc:creator>
    <meta:document-statistic meta:table-count="1" meta:cell-count="3979" meta:object-count="0"/>
  </office:meta>
</office:document-meta>
</file>